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2"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4" style:family="paragraph" style:parent-style-name="Standard">
      <style:text-properties fo:font-weight="bold" officeooo:rsid="0068c093" officeooo:paragraph-rsid="0068c093" style:font-weight-asian="bold" style:font-weight-complex="bold"/>
    </style:style>
    <style:style style:name="P5" style:family="paragraph" style:parent-style-name="Standard">
      <style:paragraph-properties fo:text-align="center" style:justify-single-word="false"/>
      <style:text-properties fo:font-weight="bold" officeooo:rsid="0068c093" officeooo:paragraph-rsid="0068c093" style:font-weight-asian="bold" style:font-weight-complex="bold"/>
    </style:style>
    <style:style style:name="P6" style:family="paragraph" style:parent-style-name="Standard">
      <style:paragraph-properties fo:text-align="start" style:justify-single-word="false"/>
      <style:text-properties fo:font-weight="bold" officeooo:rsid="006a5a3c" officeooo:paragraph-rsid="006a5a3c" style:font-weight-asian="bold" style:font-weight-complex="bold"/>
    </style:style>
    <style:style style:name="P7" style:family="paragraph" style:parent-style-name="Standard">
      <style:paragraph-properties fo:text-align="center" style:justify-single-word="false"/>
      <style:text-properties fo:font-weight="bold" officeooo:rsid="006a5a3c" officeooo:paragraph-rsid="006a5a3c" style:font-weight-asian="bold" style:font-weight-complex="bold"/>
    </style:style>
    <style:style style:name="P8" style:family="paragraph" style:parent-style-name="Standard">
      <style:paragraph-properties fo:text-align="start" style:justify-single-word="false"/>
      <style:text-properties fo:font-weight="bold" officeooo:rsid="006c0177" officeooo:paragraph-rsid="006c0177" style:font-weight-asian="bold" style:font-weight-complex="bold"/>
    </style:style>
    <style:style style:name="P9" style:family="paragraph" style:parent-style-name="Standard">
      <style:paragraph-properties fo:text-align="center" style:justify-single-word="false"/>
      <style:text-properties fo:font-weight="bold" officeooo:rsid="006c0177" officeooo:paragraph-rsid="006c0177" style:font-weight-asian="bold" style:font-weight-complex="bold"/>
    </style:style>
    <style:style style:name="P10" style:family="paragraph" style:parent-style-name="Standard">
      <style:paragraph-properties fo:text-align="start" style:justify-single-word="false"/>
      <style:text-properties fo:font-weight="bold" officeooo:rsid="006c9344" officeooo:paragraph-rsid="006c9344" style:font-weight-asian="bold" style:font-weight-complex="bold"/>
    </style:style>
    <style:style style:name="P11" style:family="paragraph" style:parent-style-name="Standard">
      <style:paragraph-properties fo:text-align="center" style:justify-single-word="false"/>
      <style:text-properties fo:font-weight="bold" officeooo:rsid="006c9344" officeooo:paragraph-rsid="006c9344" style:font-weight-asian="bold" style:font-weight-complex="bold"/>
    </style:style>
    <style:style style:name="P12" style:family="paragraph" style:parent-style-name="Standard">
      <style:paragraph-properties fo:text-align="start" style:justify-single-word="false"/>
      <style:text-properties fo:font-weight="bold" officeooo:rsid="006e0413" officeooo:paragraph-rsid="006e0413" style:font-weight-asian="bold" style:font-weight-complex="bold"/>
    </style:style>
    <style:style style:name="P13" style:family="paragraph" style:parent-style-name="Standard">
      <style:paragraph-properties fo:text-align="center" style:justify-single-word="false"/>
      <style:text-properties fo:font-weight="bold" officeooo:rsid="006e0413" officeooo:paragraph-rsid="006e0413" style:font-weight-asian="bold" style:font-weight-complex="bold"/>
    </style:style>
    <style:style style:name="P14" style:family="paragraph" style:parent-style-name="Standard">
      <style:paragraph-properties fo:text-align="start" style:justify-single-word="false"/>
      <style:text-properties fo:font-weight="bold" officeooo:rsid="007044a1" officeooo:paragraph-rsid="007044a1" style:font-weight-asian="bold" style:font-weight-complex="bold"/>
    </style:style>
    <style:style style:name="P15" style:family="paragraph" style:parent-style-name="Standard">
      <style:paragraph-properties fo:text-align="center" style:justify-single-word="false"/>
      <style:text-properties fo:font-weight="bold" officeooo:rsid="007044a1" officeooo:paragraph-rsid="007044a1" style:font-weight-asian="bold" style:font-weight-complex="bold"/>
    </style:style>
    <style:style style:name="P16" style:family="paragraph" style:parent-style-name="Standard">
      <style:paragraph-properties fo:text-align="start" style:justify-single-word="false"/>
      <style:text-properties fo:font-weight="bold" officeooo:rsid="0070e9af" officeooo:paragraph-rsid="0070e9af" style:font-weight-asian="bold" style:font-weight-complex="bold"/>
    </style:style>
    <style:style style:name="P17" style:family="paragraph" style:parent-style-name="Standard">
      <style:paragraph-properties fo:text-align="center" style:justify-single-word="false"/>
      <style:text-properties fo:font-weight="bold" officeooo:rsid="0070e9af" officeooo:paragraph-rsid="0070e9af" style:font-weight-asian="bold" style:font-weight-complex="bold"/>
    </style:style>
    <style:style style:name="P18" style:family="paragraph" style:parent-style-name="Standard">
      <style:paragraph-properties fo:text-align="start" style:justify-single-word="false"/>
      <style:text-properties fo:font-weight="bold" officeooo:rsid="0072502e" officeooo:paragraph-rsid="0072502e" style:font-weight-asian="bold" style:font-weight-complex="bold"/>
    </style:style>
    <style:style style:name="P19" style:family="paragraph" style:parent-style-name="Standard">
      <style:paragraph-properties fo:text-align="center" style:justify-single-word="false"/>
      <style:text-properties fo:font-weight="bold" officeooo:rsid="0072502e" officeooo:paragraph-rsid="0072502e" style:font-weight-asian="bold" style:font-weight-complex="bold"/>
    </style:style>
    <style:style style:name="P20" style:family="paragraph" style:parent-style-name="Standard">
      <style:paragraph-properties fo:text-align="start" style:justify-single-word="false"/>
      <style:text-properties fo:font-weight="bold" officeooo:rsid="0072b451" officeooo:paragraph-rsid="0072b451" style:font-weight-asian="bold" style:font-weight-complex="bold"/>
    </style:style>
    <style:style style:name="P21" style:family="paragraph" style:parent-style-name="Standard">
      <style:paragraph-properties fo:text-align="start" style:justify-single-word="false"/>
      <style:text-properties fo:font-weight="bold" officeooo:rsid="0072b451" officeooo:paragraph-rsid="00737b5c" style:font-weight-asian="bold" style:font-weight-complex="bold"/>
    </style:style>
    <style:style style:name="P22" style:family="paragraph" style:parent-style-name="Standard">
      <style:paragraph-properties fo:text-align="start" style:justify-single-word="false"/>
      <style:text-properties fo:font-weight="bold" officeooo:rsid="0072b451" officeooo:paragraph-rsid="00738bb5" style:font-weight-asian="bold" style:font-weight-complex="bold"/>
    </style:style>
    <style:style style:name="P23" style:family="paragraph" style:parent-style-name="Standard">
      <style:paragraph-properties fo:text-align="start" style:justify-single-word="false"/>
      <style:text-properties fo:font-weight="bold" officeooo:rsid="0072b451" officeooo:paragraph-rsid="00741071" style:font-weight-asian="bold" style:font-weight-complex="bold"/>
    </style:style>
    <style:style style:name="P24" style:family="paragraph" style:parent-style-name="Standard">
      <style:paragraph-properties fo:text-align="start" style:justify-single-word="false"/>
      <style:text-properties fo:font-weight="bold" officeooo:rsid="0072b451" officeooo:paragraph-rsid="00759683" style:font-weight-asian="bold" style:font-weight-complex="bold"/>
    </style:style>
    <style:style style:name="P25" style:family="paragraph" style:parent-style-name="Standard">
      <style:paragraph-properties fo:text-align="start" style:justify-single-word="false"/>
      <style:text-properties fo:font-weight="bold" officeooo:rsid="0072b451" officeooo:paragraph-rsid="0075cf90" style:font-weight-asian="bold" style:font-weight-complex="bold"/>
    </style:style>
    <style:style style:name="P26" style:family="paragraph" style:parent-style-name="Standard">
      <style:paragraph-properties fo:text-align="start" style:justify-single-word="false"/>
      <style:text-properties fo:font-weight="bold" officeooo:rsid="0072b451" officeooo:paragraph-rsid="00777aaa" style:font-weight-asian="bold" style:font-weight-complex="bold"/>
    </style:style>
    <style:style style:name="P27" style:family="paragraph" style:parent-style-name="Standard">
      <style:paragraph-properties fo:text-align="start" style:justify-single-word="false"/>
      <style:text-properties fo:font-weight="bold" officeooo:rsid="0072b451" officeooo:paragraph-rsid="00788c56" style:font-weight-asian="bold" style:font-weight-complex="bold"/>
    </style:style>
    <style:style style:name="P28" style:family="paragraph" style:parent-style-name="Standard">
      <style:paragraph-properties fo:text-align="start" style:justify-single-word="false"/>
      <style:text-properties fo:font-weight="bold" officeooo:rsid="0072b451" officeooo:paragraph-rsid="0078af23" style:font-weight-asian="bold" style:font-weight-complex="bold"/>
    </style:style>
    <style:style style:name="P29" style:family="paragraph" style:parent-style-name="Standard">
      <style:paragraph-properties fo:text-align="start" style:justify-single-word="false"/>
      <style:text-properties fo:font-weight="bold" officeooo:rsid="0072b451" officeooo:paragraph-rsid="0078af46" style:font-weight-asian="bold" style:font-weight-complex="bold"/>
    </style:style>
    <style:style style:name="P30" style:family="paragraph" style:parent-style-name="Standard">
      <style:paragraph-properties fo:text-align="start" style:justify-single-word="false"/>
      <style:text-properties fo:font-weight="bold" officeooo:rsid="0072b451" officeooo:paragraph-rsid="0079979b" style:font-weight-asian="bold" style:font-weight-complex="bold"/>
    </style:style>
    <style:style style:name="P31" style:family="paragraph" style:parent-style-name="Standard">
      <style:paragraph-properties fo:text-align="start" style:justify-single-word="false"/>
      <style:text-properties fo:font-weight="bold" officeooo:rsid="0072b451" officeooo:paragraph-rsid="007b20f4" style:font-weight-asian="bold" style:font-weight-complex="bold"/>
    </style:style>
    <style:style style:name="P32" style:family="paragraph" style:parent-style-name="Standard">
      <style:paragraph-properties fo:text-align="start" style:justify-single-word="false"/>
      <style:text-properties fo:font-weight="bold" officeooo:rsid="0072b451" officeooo:paragraph-rsid="007b3c96" style:font-weight-asian="bold" style:font-weight-complex="bold"/>
    </style:style>
    <style:style style:name="P33" style:family="paragraph" style:parent-style-name="Standard">
      <style:paragraph-properties fo:text-align="start" style:justify-single-word="false"/>
      <style:text-properties fo:font-weight="bold" officeooo:rsid="0072b451" officeooo:paragraph-rsid="007be97c" style:font-weight-asian="bold" style:font-weight-complex="bold"/>
    </style:style>
    <style:style style:name="P34" style:family="paragraph" style:parent-style-name="Standard">
      <style:paragraph-properties fo:text-align="start" style:justify-single-word="false"/>
      <style:text-properties fo:font-weight="bold" officeooo:rsid="0072b451" officeooo:paragraph-rsid="007c4b78" style:font-weight-asian="bold" style:font-weight-complex="bold"/>
    </style:style>
    <style:style style:name="P35" style:family="paragraph" style:parent-style-name="Standard">
      <style:paragraph-properties fo:text-align="start" style:justify-single-word="false"/>
      <style:text-properties fo:font-weight="bold" officeooo:rsid="0072b451" officeooo:paragraph-rsid="00810067" style:font-weight-asian="bold" style:font-weight-complex="bold"/>
    </style:style>
    <style:style style:name="P36" style:family="paragraph" style:parent-style-name="Standard">
      <style:paragraph-properties fo:text-align="start" style:justify-single-word="false"/>
      <style:text-properties fo:font-weight="bold" officeooo:rsid="0072b451" officeooo:paragraph-rsid="0081ac34" style:font-weight-asian="bold" style:font-weight-complex="bold"/>
    </style:style>
    <style:style style:name="P37" style:family="paragraph" style:parent-style-name="Standard">
      <style:paragraph-properties fo:text-align="start" style:justify-single-word="false"/>
      <style:text-properties fo:font-weight="bold" officeooo:rsid="0072b451" officeooo:paragraph-rsid="008346c5" style:font-weight-asian="bold" style:font-weight-complex="bold"/>
    </style:style>
    <style:style style:name="P38" style:family="paragraph" style:parent-style-name="Standard">
      <style:paragraph-properties fo:text-align="start" style:justify-single-word="false"/>
      <style:text-properties fo:font-weight="bold" officeooo:rsid="0072b451" officeooo:paragraph-rsid="008444ac" style:font-weight-asian="bold" style:font-weight-complex="bold"/>
    </style:style>
    <style:style style:name="P39" style:family="paragraph" style:parent-style-name="Standard">
      <style:paragraph-properties fo:text-align="start" style:justify-single-word="false"/>
      <style:text-properties fo:font-weight="bold" officeooo:rsid="0072b451" officeooo:paragraph-rsid="00849086" style:font-weight-asian="bold" style:font-weight-complex="bold"/>
    </style:style>
    <style:style style:name="P40" style:family="paragraph" style:parent-style-name="Standard">
      <style:paragraph-properties fo:text-align="start" style:justify-single-word="false"/>
      <style:text-properties fo:font-weight="bold" officeooo:rsid="0072b451" officeooo:paragraph-rsid="008612f2" style:font-weight-asian="bold" style:font-weight-complex="bold"/>
    </style:style>
    <style:style style:name="P41" style:family="paragraph" style:parent-style-name="Standard">
      <style:paragraph-properties fo:text-align="start" style:justify-single-word="false"/>
      <style:text-properties fo:font-weight="bold" officeooo:rsid="0072b451" officeooo:paragraph-rsid="00887897" style:font-weight-asian="bold" style:font-weight-complex="bold"/>
    </style:style>
    <style:style style:name="P42" style:family="paragraph" style:parent-style-name="Standard">
      <style:paragraph-properties fo:text-align="start" style:justify-single-word="false"/>
      <style:text-properties fo:font-weight="bold" officeooo:rsid="0072b451" officeooo:paragraph-rsid="008bc686" style:font-weight-asian="bold" style:font-weight-complex="bold"/>
    </style:style>
    <style:style style:name="P43" style:family="paragraph" style:parent-style-name="Standard">
      <style:paragraph-properties fo:text-align="start" style:justify-single-word="false"/>
      <style:text-properties fo:font-weight="bold" officeooo:rsid="0072b451" officeooo:paragraph-rsid="008f9364" style:font-weight-asian="bold" style:font-weight-complex="bold"/>
    </style:style>
    <style:style style:name="P44" style:family="paragraph" style:parent-style-name="Standard">
      <style:paragraph-properties fo:text-align="start" style:justify-single-word="false"/>
      <style:text-properties fo:font-weight="bold" officeooo:rsid="0072b451" officeooo:paragraph-rsid="0091a6d5" style:font-weight-asian="bold" style:font-weight-complex="bold"/>
    </style:style>
    <style:style style:name="P45" style:family="paragraph" style:parent-style-name="Standard">
      <style:paragraph-properties fo:text-align="start" style:justify-single-word="false"/>
      <style:text-properties fo:font-weight="bold" officeooo:rsid="0072b451" officeooo:paragraph-rsid="0095e478" style:font-weight-asian="bold" style:font-weight-complex="bold"/>
    </style:style>
    <style:style style:name="P46" style:family="paragraph" style:parent-style-name="Standard">
      <style:paragraph-properties fo:text-align="start" style:justify-single-word="false"/>
      <style:text-properties fo:font-weight="bold" officeooo:rsid="0072b451" officeooo:paragraph-rsid="0098b963" style:font-weight-asian="bold" style:font-weight-complex="bold"/>
    </style:style>
    <style:style style:name="P47" style:family="paragraph" style:parent-style-name="Standard">
      <style:paragraph-properties fo:text-align="start" style:justify-single-word="false"/>
      <style:text-properties fo:font-weight="bold" officeooo:rsid="0072b451" officeooo:paragraph-rsid="0099d8ed" style:font-weight-asian="bold" style:font-weight-complex="bold"/>
    </style:style>
    <style:style style:name="P48" style:family="paragraph" style:parent-style-name="Standard">
      <style:paragraph-properties fo:text-align="start" style:justify-single-word="false"/>
      <style:text-properties fo:font-weight="bold" officeooo:rsid="0072b451" officeooo:paragraph-rsid="009c6a9c" style:font-weight-asian="bold" style:font-weight-complex="bold"/>
    </style:style>
    <style:style style:name="P49" style:family="paragraph" style:parent-style-name="Standard">
      <style:paragraph-properties fo:text-align="start" style:justify-single-word="false"/>
      <style:text-properties fo:font-weight="bold" officeooo:rsid="0072b451" officeooo:paragraph-rsid="009e5c3a" style:font-weight-asian="bold" style:font-weight-complex="bold"/>
    </style:style>
    <style:style style:name="P50" style:family="paragraph" style:parent-style-name="Standard">
      <style:paragraph-properties fo:text-align="start" style:justify-single-word="false"/>
      <style:text-properties fo:font-weight="bold" officeooo:rsid="0072b451" officeooo:paragraph-rsid="00a033d5" style:font-weight-asian="bold" style:font-weight-complex="bold"/>
    </style:style>
    <style:style style:name="P51" style:family="paragraph" style:parent-style-name="Standard">
      <style:paragraph-properties fo:text-align="start" style:justify-single-word="false"/>
      <style:text-properties fo:font-weight="bold" officeooo:rsid="0072b451" officeooo:paragraph-rsid="00a28ab6" style:font-weight-asian="bold" style:font-weight-complex="bold"/>
    </style:style>
    <style:style style:name="P52" style:family="paragraph" style:parent-style-name="Standard">
      <style:paragraph-properties fo:text-align="start" style:justify-single-word="false"/>
      <style:text-properties fo:font-weight="bold" officeooo:rsid="0072b451" officeooo:paragraph-rsid="00a2be1a" style:font-weight-asian="bold" style:font-weight-complex="bold"/>
    </style:style>
    <style:style style:name="P53" style:family="paragraph" style:parent-style-name="Standard">
      <style:paragraph-properties fo:text-align="start" style:justify-single-word="false"/>
      <style:text-properties fo:font-weight="bold" officeooo:rsid="0072b451" officeooo:paragraph-rsid="00a3ec7d" style:font-weight-asian="bold" style:font-weight-complex="bold"/>
    </style:style>
    <style:style style:name="P54" style:family="paragraph" style:parent-style-name="Standard">
      <style:paragraph-properties fo:text-align="start" style:justify-single-word="false"/>
      <style:text-properties fo:font-weight="bold" officeooo:rsid="0072b451" officeooo:paragraph-rsid="00a5cc5b" style:font-weight-asian="bold" style:font-weight-complex="bold"/>
    </style:style>
    <style:style style:name="P55" style:family="paragraph" style:parent-style-name="Standard">
      <style:paragraph-properties fo:text-align="start" style:justify-single-word="false"/>
      <style:text-properties fo:font-weight="bold" officeooo:rsid="0072b451" officeooo:paragraph-rsid="00a6716a" style:font-weight-asian="bold" style:font-weight-complex="bold"/>
    </style:style>
    <style:style style:name="P56" style:family="paragraph" style:parent-style-name="Standard">
      <style:paragraph-properties fo:text-align="start" style:justify-single-word="false"/>
      <style:text-properties fo:font-weight="bold" officeooo:rsid="0072b451" officeooo:paragraph-rsid="00a916bb" style:font-weight-asian="bold" style:font-weight-complex="bold"/>
    </style:style>
    <style:style style:name="P57" style:family="paragraph" style:parent-style-name="Standard">
      <style:paragraph-properties fo:text-align="start" style:justify-single-word="false"/>
      <style:text-properties fo:font-weight="bold" officeooo:rsid="0072b451" officeooo:paragraph-rsid="00a9f2a3" style:font-weight-asian="bold" style:font-weight-complex="bold"/>
    </style:style>
    <style:style style:name="P58" style:family="paragraph" style:parent-style-name="Standard">
      <style:paragraph-properties fo:text-align="center" style:justify-single-word="false"/>
      <style:text-properties fo:font-weight="bold" officeooo:rsid="0072b451" officeooo:paragraph-rsid="0072b451" style:font-weight-asian="bold" style:font-weight-complex="bold"/>
    </style:style>
    <style:style style:name="P59" style:family="paragraph" style:parent-style-name="Standard">
      <style:paragraph-properties fo:text-align="center" style:justify-single-word="false"/>
      <style:text-properties fo:font-weight="bold" officeooo:rsid="0072b451" officeooo:paragraph-rsid="00737b5c" style:font-weight-asian="bold" style:font-weight-complex="bold"/>
    </style:style>
    <style:style style:name="P60" style:family="paragraph" style:parent-style-name="Standard">
      <style:paragraph-properties fo:text-align="center" style:justify-single-word="false"/>
      <style:text-properties fo:font-weight="bold" officeooo:rsid="0072b451" officeooo:paragraph-rsid="00738bb5" style:font-weight-asian="bold" style:font-weight-complex="bold"/>
    </style:style>
    <style:style style:name="P61" style:family="paragraph" style:parent-style-name="Standard">
      <style:paragraph-properties fo:text-align="center" style:justify-single-word="false"/>
      <style:text-properties fo:font-weight="bold" officeooo:rsid="0072b451" officeooo:paragraph-rsid="00741071" style:font-weight-asian="bold" style:font-weight-complex="bold"/>
    </style:style>
    <style:style style:name="P62" style:family="paragraph" style:parent-style-name="Standard">
      <style:paragraph-properties fo:text-align="center" style:justify-single-word="false"/>
      <style:text-properties fo:font-weight="bold" officeooo:rsid="0072b451" officeooo:paragraph-rsid="0075cf90" style:font-weight-asian="bold" style:font-weight-complex="bold"/>
    </style:style>
    <style:style style:name="P63" style:family="paragraph" style:parent-style-name="Standard">
      <style:paragraph-properties fo:text-align="center" style:justify-single-word="false"/>
      <style:text-properties fo:font-weight="bold" officeooo:rsid="0072b451" officeooo:paragraph-rsid="00777aaa" style:font-weight-asian="bold" style:font-weight-complex="bold"/>
    </style:style>
    <style:style style:name="P64" style:family="paragraph" style:parent-style-name="Standard">
      <style:paragraph-properties fo:text-align="center" style:justify-single-word="false"/>
      <style:text-properties fo:font-weight="bold" officeooo:rsid="0072b451" officeooo:paragraph-rsid="00788c56" style:font-weight-asian="bold" style:font-weight-complex="bold"/>
    </style:style>
    <style:style style:name="P65" style:family="paragraph" style:parent-style-name="Standard">
      <style:paragraph-properties fo:text-align="center" style:justify-single-word="false"/>
      <style:text-properties fo:font-weight="bold" officeooo:rsid="0072b451" officeooo:paragraph-rsid="0078af23" style:font-weight-asian="bold" style:font-weight-complex="bold"/>
    </style:style>
    <style:style style:name="P66" style:family="paragraph" style:parent-style-name="Standard">
      <style:paragraph-properties fo:text-align="center" style:justify-single-word="false"/>
      <style:text-properties fo:font-weight="bold" officeooo:rsid="0072b451" officeooo:paragraph-rsid="0079979b" style:font-weight-asian="bold" style:font-weight-complex="bold"/>
    </style:style>
    <style:style style:name="P67" style:family="paragraph" style:parent-style-name="Standard">
      <style:paragraph-properties fo:text-align="center" style:justify-single-word="false"/>
      <style:text-properties fo:font-weight="bold" officeooo:rsid="0072b451" officeooo:paragraph-rsid="007b20f4" style:font-weight-asian="bold" style:font-weight-complex="bold"/>
    </style:style>
    <style:style style:name="P68" style:family="paragraph" style:parent-style-name="Standard">
      <style:paragraph-properties fo:text-align="center" style:justify-single-word="false"/>
      <style:text-properties fo:font-weight="bold" officeooo:rsid="0072b451" officeooo:paragraph-rsid="007b3c96" style:font-weight-asian="bold" style:font-weight-complex="bold"/>
    </style:style>
    <style:style style:name="P69" style:family="paragraph" style:parent-style-name="Standard">
      <style:paragraph-properties fo:text-align="center" style:justify-single-word="false"/>
      <style:text-properties fo:font-weight="bold" officeooo:rsid="0072b451" officeooo:paragraph-rsid="007be97c" style:font-weight-asian="bold" style:font-weight-complex="bold"/>
    </style:style>
    <style:style style:name="P70" style:family="paragraph" style:parent-style-name="Standard">
      <style:paragraph-properties fo:text-align="center" style:justify-single-word="false"/>
      <style:text-properties fo:font-weight="bold" officeooo:rsid="0072b451" officeooo:paragraph-rsid="007c4b78" style:font-weight-asian="bold" style:font-weight-complex="bold"/>
    </style:style>
    <style:style style:name="P71" style:family="paragraph" style:parent-style-name="Standard">
      <style:paragraph-properties fo:text-align="center" style:justify-single-word="false"/>
      <style:text-properties fo:font-weight="bold" officeooo:rsid="0072b451" officeooo:paragraph-rsid="00810067" style:font-weight-asian="bold" style:font-weight-complex="bold"/>
    </style:style>
    <style:style style:name="P72" style:family="paragraph" style:parent-style-name="Standard">
      <style:paragraph-properties fo:text-align="center" style:justify-single-word="false"/>
      <style:text-properties fo:font-weight="bold" officeooo:rsid="0072b451" officeooo:paragraph-rsid="0081ac34" style:font-weight-asian="bold" style:font-weight-complex="bold"/>
    </style:style>
    <style:style style:name="P73" style:family="paragraph" style:parent-style-name="Standard">
      <style:paragraph-properties fo:text-align="center" style:justify-single-word="false"/>
      <style:text-properties fo:font-weight="bold" officeooo:rsid="0072b451" officeooo:paragraph-rsid="008346c5" style:font-weight-asian="bold" style:font-weight-complex="bold"/>
    </style:style>
    <style:style style:name="P74" style:family="paragraph" style:parent-style-name="Standard">
      <style:paragraph-properties fo:text-align="center" style:justify-single-word="false"/>
      <style:text-properties fo:font-weight="bold" officeooo:rsid="0072b451" officeooo:paragraph-rsid="008444ac" style:font-weight-asian="bold" style:font-weight-complex="bold"/>
    </style:style>
    <style:style style:name="P75" style:family="paragraph" style:parent-style-name="Standard">
      <style:paragraph-properties fo:text-align="center" style:justify-single-word="false"/>
      <style:text-properties fo:font-weight="bold" officeooo:rsid="0072b451" officeooo:paragraph-rsid="00849086" style:font-weight-asian="bold" style:font-weight-complex="bold"/>
    </style:style>
    <style:style style:name="P76" style:family="paragraph" style:parent-style-name="Standard">
      <style:paragraph-properties fo:text-align="center" style:justify-single-word="false"/>
      <style:text-properties fo:font-weight="bold" officeooo:rsid="0072b451" officeooo:paragraph-rsid="008612f2" style:font-weight-asian="bold" style:font-weight-complex="bold"/>
    </style:style>
    <style:style style:name="P77" style:family="paragraph" style:parent-style-name="Standard">
      <style:paragraph-properties fo:text-align="center" style:justify-single-word="false"/>
      <style:text-properties fo:font-weight="bold" officeooo:rsid="0072b451" officeooo:paragraph-rsid="00887897" style:font-weight-asian="bold" style:font-weight-complex="bold"/>
    </style:style>
    <style:style style:name="P78" style:family="paragraph" style:parent-style-name="Standard">
      <style:paragraph-properties fo:text-align="center" style:justify-single-word="false"/>
      <style:text-properties fo:font-weight="bold" officeooo:rsid="0072b451" officeooo:paragraph-rsid="008bc686" style:font-weight-asian="bold" style:font-weight-complex="bold"/>
    </style:style>
    <style:style style:name="P79" style:family="paragraph" style:parent-style-name="Standard">
      <style:paragraph-properties fo:text-align="center" style:justify-single-word="false"/>
      <style:text-properties fo:font-weight="bold" officeooo:rsid="0072b451" officeooo:paragraph-rsid="008f9364" style:font-weight-asian="bold" style:font-weight-complex="bold"/>
    </style:style>
    <style:style style:name="P80" style:family="paragraph" style:parent-style-name="Standard">
      <style:paragraph-properties fo:text-align="center" style:justify-single-word="false"/>
      <style:text-properties fo:font-weight="bold" officeooo:rsid="0072b451" officeooo:paragraph-rsid="00915204" style:font-weight-asian="bold" style:font-weight-complex="bold"/>
    </style:style>
    <style:style style:name="P81" style:family="paragraph" style:parent-style-name="Standard">
      <style:paragraph-properties fo:text-align="center" style:justify-single-word="false"/>
      <style:text-properties fo:font-weight="bold" officeooo:rsid="0072b451" officeooo:paragraph-rsid="0091a6d5" style:font-weight-asian="bold" style:font-weight-complex="bold"/>
    </style:style>
    <style:style style:name="P82" style:family="paragraph" style:parent-style-name="Standard">
      <style:paragraph-properties fo:text-align="center" style:justify-single-word="false"/>
      <style:text-properties fo:font-weight="bold" officeooo:rsid="0072b451" officeooo:paragraph-rsid="0095e478" style:font-weight-asian="bold" style:font-weight-complex="bold"/>
    </style:style>
    <style:style style:name="P83" style:family="paragraph" style:parent-style-name="Standard">
      <style:paragraph-properties fo:text-align="center" style:justify-single-word="false"/>
      <style:text-properties fo:font-weight="bold" officeooo:rsid="0072b451" officeooo:paragraph-rsid="0098b963" style:font-weight-asian="bold" style:font-weight-complex="bold"/>
    </style:style>
    <style:style style:name="P84" style:family="paragraph" style:parent-style-name="Standard">
      <style:paragraph-properties fo:text-align="center" style:justify-single-word="false"/>
      <style:text-properties fo:font-weight="bold" officeooo:rsid="0072b451" officeooo:paragraph-rsid="0099d8ed" style:font-weight-asian="bold" style:font-weight-complex="bold"/>
    </style:style>
    <style:style style:name="P85" style:family="paragraph" style:parent-style-name="Standard">
      <style:paragraph-properties fo:text-align="center" style:justify-single-word="false"/>
      <style:text-properties fo:font-weight="bold" officeooo:rsid="0072b451" officeooo:paragraph-rsid="009c6a9c" style:font-weight-asian="bold" style:font-weight-complex="bold"/>
    </style:style>
    <style:style style:name="P86" style:family="paragraph" style:parent-style-name="Standard">
      <style:paragraph-properties fo:text-align="center" style:justify-single-word="false"/>
      <style:text-properties fo:font-weight="bold" officeooo:rsid="0072b451" officeooo:paragraph-rsid="009e5c3a" style:font-weight-asian="bold" style:font-weight-complex="bold"/>
    </style:style>
    <style:style style:name="P87" style:family="paragraph" style:parent-style-name="Standard">
      <style:paragraph-properties fo:text-align="center" style:justify-single-word="false"/>
      <style:text-properties fo:font-weight="bold" officeooo:rsid="0072b451" officeooo:paragraph-rsid="00a033d5" style:font-weight-asian="bold" style:font-weight-complex="bold"/>
    </style:style>
    <style:style style:name="P88" style:family="paragraph" style:parent-style-name="Standard">
      <style:paragraph-properties fo:text-align="center" style:justify-single-word="false"/>
      <style:text-properties fo:font-weight="bold" officeooo:rsid="0072b451" officeooo:paragraph-rsid="00a28ab6" style:font-weight-asian="bold" style:font-weight-complex="bold"/>
    </style:style>
    <style:style style:name="P89" style:family="paragraph" style:parent-style-name="Standard">
      <style:paragraph-properties fo:text-align="center" style:justify-single-word="false"/>
      <style:text-properties fo:font-weight="bold" officeooo:rsid="0072b451" officeooo:paragraph-rsid="00a2be1a" style:font-weight-asian="bold" style:font-weight-complex="bold"/>
    </style:style>
    <style:style style:name="P90" style:family="paragraph" style:parent-style-name="Standard">
      <style:paragraph-properties fo:text-align="center" style:justify-single-word="false"/>
      <style:text-properties fo:font-weight="bold" officeooo:rsid="0072b451" officeooo:paragraph-rsid="00a3ec7d" style:font-weight-asian="bold" style:font-weight-complex="bold"/>
    </style:style>
    <style:style style:name="P91" style:family="paragraph" style:parent-style-name="Standard">
      <style:paragraph-properties fo:text-align="center" style:justify-single-word="false"/>
      <style:text-properties fo:font-weight="bold" officeooo:rsid="0072b451" officeooo:paragraph-rsid="00a5cc5b" style:font-weight-asian="bold" style:font-weight-complex="bold"/>
    </style:style>
    <style:style style:name="P92" style:family="paragraph" style:parent-style-name="Standard">
      <style:paragraph-properties fo:text-align="center" style:justify-single-word="false"/>
      <style:text-properties fo:font-weight="bold" officeooo:rsid="0072b451" officeooo:paragraph-rsid="00a6716a" style:font-weight-asian="bold" style:font-weight-complex="bold"/>
    </style:style>
    <style:style style:name="P93" style:family="paragraph" style:parent-style-name="Standard">
      <style:paragraph-properties fo:text-align="center" style:justify-single-word="false"/>
      <style:text-properties fo:font-weight="bold" officeooo:rsid="0072b451" officeooo:paragraph-rsid="00a916bb" style:font-weight-asian="bold" style:font-weight-complex="bold"/>
    </style:style>
    <style:style style:name="P94" style:family="paragraph" style:parent-style-name="Standard">
      <style:paragraph-properties fo:text-align="center" style:justify-single-word="false"/>
      <style:text-properties fo:font-weight="bold" officeooo:rsid="0072b451" officeooo:paragraph-rsid="00a9f2a3" style:font-weight-asian="bold" style:font-weight-complex="bold"/>
    </style:style>
    <style:style style:name="P95" style:family="paragraph" style:parent-style-name="Standard">
      <style:paragraph-properties fo:text-align="start" style:justify-single-word="false"/>
      <style:text-properties fo:font-weight="bold" officeooo:rsid="00737b5c" officeooo:paragraph-rsid="00737b5c" style:font-weight-asian="bold" style:font-weight-complex="bold"/>
    </style:style>
    <style:style style:name="P96" style:family="paragraph" style:parent-style-name="Standard">
      <style:paragraph-properties fo:text-align="start" style:justify-single-word="false"/>
      <style:text-properties fo:font-weight="bold" officeooo:rsid="00738bb5" officeooo:paragraph-rsid="00738bb5" style:font-weight-asian="bold" style:font-weight-complex="bold"/>
    </style:style>
    <style:style style:name="P97" style:family="paragraph" style:parent-style-name="Standard">
      <style:paragraph-properties fo:text-align="start" style:justify-single-word="false"/>
      <style:text-properties fo:font-weight="bold" officeooo:rsid="00741071" officeooo:paragraph-rsid="00741071" style:font-weight-asian="bold" style:font-weight-complex="bold"/>
    </style:style>
    <style:style style:name="P98" style:family="paragraph" style:parent-style-name="Standard">
      <style:paragraph-properties fo:text-align="start" style:justify-single-word="false"/>
      <style:text-properties fo:font-weight="bold" officeooo:rsid="00759683" officeooo:paragraph-rsid="00759683" style:font-weight-asian="bold" style:font-weight-complex="bold"/>
    </style:style>
    <style:style style:name="P99" style:family="paragraph" style:parent-style-name="Standard">
      <style:paragraph-properties fo:text-align="start" style:justify-single-word="false"/>
      <style:text-properties fo:font-weight="bold" officeooo:rsid="0075cf90" officeooo:paragraph-rsid="0075cf90" style:font-weight-asian="bold" style:font-weight-complex="bold"/>
    </style:style>
    <style:style style:name="P100" style:family="paragraph" style:parent-style-name="Standard">
      <style:paragraph-properties fo:text-align="start" style:justify-single-word="false"/>
      <style:text-properties fo:font-weight="bold" officeooo:rsid="00777aaa" officeooo:paragraph-rsid="00777aaa" style:font-weight-asian="bold" style:font-weight-complex="bold"/>
    </style:style>
    <style:style style:name="P101" style:family="paragraph" style:parent-style-name="Standard">
      <style:paragraph-properties fo:text-align="start" style:justify-single-word="false"/>
      <style:text-properties fo:font-weight="bold" officeooo:rsid="00788c56" officeooo:paragraph-rsid="00788c56" style:font-weight-asian="bold" style:font-weight-complex="bold"/>
    </style:style>
    <style:style style:name="P102" style:family="paragraph" style:parent-style-name="Standard">
      <style:paragraph-properties fo:text-align="start" style:justify-single-word="false"/>
      <style:text-properties fo:font-weight="bold" officeooo:rsid="0078af23" officeooo:paragraph-rsid="0078af23" style:font-weight-asian="bold" style:font-weight-complex="bold"/>
    </style:style>
    <style:style style:name="P103" style:family="paragraph" style:parent-style-name="Standard">
      <style:paragraph-properties fo:text-align="start" style:justify-single-word="false"/>
      <style:text-properties fo:font-weight="bold" officeooo:rsid="0078af46" officeooo:paragraph-rsid="0078af46" style:font-weight-asian="bold" style:font-weight-complex="bold"/>
    </style:style>
    <style:style style:name="P104" style:family="paragraph" style:parent-style-name="Standard">
      <style:paragraph-properties fo:text-align="start" style:justify-single-word="false"/>
      <style:text-properties fo:font-weight="bold" officeooo:rsid="0079979b" officeooo:paragraph-rsid="0079979b" style:font-weight-asian="bold" style:font-weight-complex="bold"/>
    </style:style>
    <style:style style:name="P105" style:family="paragraph" style:parent-style-name="Standard">
      <style:paragraph-properties fo:text-align="start" style:justify-single-word="false"/>
      <style:text-properties fo:font-weight="bold" officeooo:rsid="007b20f4" officeooo:paragraph-rsid="007b20f4" style:font-weight-asian="bold" style:font-weight-complex="bold"/>
    </style:style>
    <style:style style:name="P106" style:family="paragraph" style:parent-style-name="Standard">
      <style:paragraph-properties fo:text-align="start" style:justify-single-word="false"/>
      <style:text-properties fo:font-weight="bold" officeooo:rsid="007b3c96" officeooo:paragraph-rsid="007b3c96" style:font-weight-asian="bold" style:font-weight-complex="bold"/>
    </style:style>
    <style:style style:name="P107" style:family="paragraph" style:parent-style-name="Standard">
      <style:paragraph-properties fo:text-align="start" style:justify-single-word="false"/>
      <style:text-properties fo:font-weight="bold" officeooo:rsid="007be97c" officeooo:paragraph-rsid="007be97c" style:font-weight-asian="bold" style:font-weight-complex="bold"/>
    </style:style>
    <style:style style:name="P108" style:family="paragraph" style:parent-style-name="Standard">
      <style:paragraph-properties fo:text-align="start" style:justify-single-word="false"/>
      <style:text-properties fo:font-weight="bold" officeooo:rsid="007c4b78" officeooo:paragraph-rsid="007c4b78" style:font-weight-asian="bold" style:font-weight-complex="bold"/>
    </style:style>
    <style:style style:name="P109" style:family="paragraph" style:parent-style-name="Standard">
      <style:paragraph-properties fo:text-align="start" style:justify-single-word="false"/>
      <style:text-properties fo:font-weight="bold" officeooo:rsid="007e26bc" officeooo:paragraph-rsid="007e26bc" style:font-weight-asian="bold" style:font-weight-complex="bold"/>
    </style:style>
    <style:style style:name="P110" style:family="paragraph" style:parent-style-name="Standard">
      <style:paragraph-properties fo:text-align="start" style:justify-single-word="false"/>
      <style:text-properties fo:font-weight="bold" officeooo:rsid="007f2fb4" officeooo:paragraph-rsid="007f2fb4" style:font-weight-asian="bold" style:font-weight-complex="bold"/>
    </style:style>
    <style:style style:name="P111" style:family="paragraph" style:parent-style-name="Standard">
      <style:paragraph-properties fo:text-align="start" style:justify-single-word="false"/>
      <style:text-properties fo:font-weight="bold" officeooo:rsid="00810067" officeooo:paragraph-rsid="00810067" style:font-weight-asian="bold" style:font-weight-complex="bold"/>
    </style:style>
    <style:style style:name="P112" style:family="paragraph" style:parent-style-name="Standard">
      <style:paragraph-properties fo:text-align="start" style:justify-single-word="false"/>
      <style:text-properties fo:font-weight="bold" officeooo:rsid="0081ac34" officeooo:paragraph-rsid="0081ac34" style:font-weight-asian="bold" style:font-weight-complex="bold"/>
    </style:style>
    <style:style style:name="P113" style:family="paragraph" style:parent-style-name="Standard">
      <style:paragraph-properties fo:text-align="start" style:justify-single-word="false"/>
      <style:text-properties fo:font-weight="bold" officeooo:rsid="0082da5f" officeooo:paragraph-rsid="0082da5f" style:font-weight-asian="bold" style:font-weight-complex="bold"/>
    </style:style>
    <style:style style:name="P114" style:family="paragraph" style:parent-style-name="Standard">
      <style:paragraph-properties fo:text-align="start" style:justify-single-word="false"/>
      <style:text-properties fo:font-weight="bold" officeooo:rsid="008346c5" officeooo:paragraph-rsid="008346c5" style:font-weight-asian="bold" style:font-weight-complex="bold"/>
    </style:style>
    <style:style style:name="P115" style:family="paragraph" style:parent-style-name="Standard">
      <style:paragraph-properties fo:text-align="start" style:justify-single-word="false"/>
      <style:text-properties fo:font-weight="bold" officeooo:rsid="0083f80c" officeooo:paragraph-rsid="0083f80c" style:font-weight-asian="bold" style:font-weight-complex="bold"/>
    </style:style>
    <style:style style:name="P116" style:family="paragraph" style:parent-style-name="Standard">
      <style:paragraph-properties fo:text-align="start" style:justify-single-word="false"/>
      <style:text-properties fo:font-weight="bold" officeooo:rsid="008444ac" officeooo:paragraph-rsid="008444ac" style:font-weight-asian="bold" style:font-weight-complex="bold"/>
    </style:style>
    <style:style style:name="P117" style:family="paragraph" style:parent-style-name="Standard">
      <style:paragraph-properties fo:text-align="start" style:justify-single-word="false"/>
      <style:text-properties fo:font-weight="bold" officeooo:rsid="00849086" officeooo:paragraph-rsid="00849086" style:font-weight-asian="bold" style:font-weight-complex="bold"/>
    </style:style>
    <style:style style:name="P118" style:family="paragraph" style:parent-style-name="Standard">
      <style:paragraph-properties fo:text-align="start" style:justify-single-word="false"/>
      <style:text-properties fo:font-weight="bold" officeooo:rsid="008612f2" officeooo:paragraph-rsid="008612f2" style:font-weight-asian="bold" style:font-weight-complex="bold"/>
    </style:style>
    <style:style style:name="P119" style:family="paragraph" style:parent-style-name="Standard">
      <style:paragraph-properties fo:text-align="start" style:justify-single-word="false"/>
      <style:text-properties fo:font-weight="bold" officeooo:rsid="008745eb" officeooo:paragraph-rsid="008745eb" style:font-weight-asian="bold" style:font-weight-complex="bold"/>
    </style:style>
    <style:style style:name="P120" style:family="paragraph" style:parent-style-name="Standard">
      <style:paragraph-properties fo:text-align="start" style:justify-single-word="false"/>
      <style:text-properties fo:font-weight="bold" officeooo:rsid="00887897" officeooo:paragraph-rsid="00887897" style:font-weight-asian="bold" style:font-weight-complex="bold"/>
    </style:style>
    <style:style style:name="P121" style:family="paragraph" style:parent-style-name="Standard">
      <style:paragraph-properties fo:text-align="start" style:justify-single-word="false"/>
      <style:text-properties fo:font-weight="bold" officeooo:rsid="0089220e" officeooo:paragraph-rsid="0089220e" style:font-weight-asian="bold" style:font-weight-complex="bold"/>
    </style:style>
    <style:style style:name="P122" style:family="paragraph" style:parent-style-name="Standard">
      <style:paragraph-properties fo:text-align="start" style:justify-single-word="false"/>
      <style:text-properties fo:font-weight="bold" officeooo:rsid="0089f49c" officeooo:paragraph-rsid="0089f49c" style:font-weight-asian="bold" style:font-weight-complex="bold"/>
    </style:style>
    <style:style style:name="P123" style:family="paragraph" style:parent-style-name="Standard">
      <style:paragraph-properties fo:text-align="start" style:justify-single-word="false"/>
      <style:text-properties fo:font-weight="bold" officeooo:rsid="008bc686" officeooo:paragraph-rsid="008bc686" style:font-weight-asian="bold" style:font-weight-complex="bold"/>
    </style:style>
    <style:style style:name="P124" style:family="paragraph" style:parent-style-name="Standard">
      <style:paragraph-properties fo:text-align="start" style:justify-single-word="false"/>
      <style:text-properties fo:font-weight="bold" officeooo:rsid="008d5891" officeooo:paragraph-rsid="008d5891" style:font-weight-asian="bold" style:font-weight-complex="bold"/>
    </style:style>
    <style:style style:name="P125" style:family="paragraph" style:parent-style-name="Standard">
      <style:paragraph-properties fo:text-align="start" style:justify-single-word="false"/>
      <style:text-properties fo:font-weight="bold" officeooo:rsid="008e8065" officeooo:paragraph-rsid="008e8065" style:font-weight-asian="bold" style:font-weight-complex="bold"/>
    </style:style>
    <style:style style:name="P126" style:family="paragraph" style:parent-style-name="Standard">
      <style:paragraph-properties fo:text-align="start" style:justify-single-word="false"/>
      <style:text-properties fo:font-weight="bold" officeooo:rsid="008f9364" officeooo:paragraph-rsid="008f9364" style:font-weight-asian="bold" style:font-weight-complex="bold"/>
    </style:style>
    <style:style style:name="P127" style:family="paragraph" style:parent-style-name="Standard">
      <style:paragraph-properties fo:text-align="start" style:justify-single-word="false"/>
      <style:text-properties fo:font-weight="bold" officeooo:rsid="00908b92" officeooo:paragraph-rsid="00908b92" style:font-weight-asian="bold" style:font-weight-complex="bold"/>
    </style:style>
    <style:style style:name="P128" style:family="paragraph" style:parent-style-name="Standard">
      <style:paragraph-properties fo:text-align="start" style:justify-single-word="false"/>
      <style:text-properties fo:font-weight="bold" officeooo:rsid="0090c128" officeooo:paragraph-rsid="0090c128" style:font-weight-asian="bold" style:font-weight-complex="bold"/>
    </style:style>
    <style:style style:name="P129" style:family="paragraph" style:parent-style-name="Standard">
      <style:paragraph-properties fo:text-align="start" style:justify-single-word="false"/>
      <style:text-properties fo:font-weight="bold" officeooo:rsid="00915204" officeooo:paragraph-rsid="00915204" style:font-weight-asian="bold" style:font-weight-complex="bold"/>
    </style:style>
    <style:style style:name="P130" style:family="paragraph" style:parent-style-name="Standard">
      <style:paragraph-properties fo:text-align="start" style:justify-single-word="false"/>
      <style:text-properties fo:font-weight="bold" officeooo:rsid="0093ef64" officeooo:paragraph-rsid="0093ef64" style:font-weight-asian="bold" style:font-weight-complex="bold"/>
    </style:style>
    <style:style style:name="P131" style:family="paragraph" style:parent-style-name="Standard">
      <style:paragraph-properties fo:text-align="start" style:justify-single-word="false"/>
      <style:text-properties fo:font-weight="bold" officeooo:rsid="0096a47e" officeooo:paragraph-rsid="0096a47e" style:font-weight-asian="bold" style:font-weight-complex="bold"/>
    </style:style>
    <style:style style:name="P132" style:family="paragraph" style:parent-style-name="Standard">
      <style:paragraph-properties fo:text-align="start" style:justify-single-word="false"/>
      <style:text-properties fo:font-weight="bold" officeooo:rsid="0097fec3" officeooo:paragraph-rsid="0097fec3" style:font-weight-asian="bold" style:font-weight-complex="bold"/>
    </style:style>
    <style:style style:name="P133" style:family="paragraph" style:parent-style-name="Standard">
      <style:paragraph-properties fo:text-align="start" style:justify-single-word="false"/>
      <style:text-properties fo:font-weight="bold" officeooo:rsid="0098b963" officeooo:paragraph-rsid="0098b963" style:font-weight-asian="bold" style:font-weight-complex="bold"/>
    </style:style>
    <style:style style:name="P134" style:family="paragraph" style:parent-style-name="Standard">
      <style:paragraph-properties fo:text-align="start" style:justify-single-word="false"/>
      <style:text-properties fo:font-weight="bold" officeooo:rsid="0099d8ed" officeooo:paragraph-rsid="0099d8ed" style:font-weight-asian="bold" style:font-weight-complex="bold"/>
    </style:style>
    <style:style style:name="P135" style:family="paragraph" style:parent-style-name="Standard">
      <style:paragraph-properties fo:text-align="start" style:justify-single-word="false"/>
      <style:text-properties fo:font-weight="bold" officeooo:rsid="009c6a9c" officeooo:paragraph-rsid="009c6a9c" style:font-weight-asian="bold" style:font-weight-complex="bold"/>
    </style:style>
    <style:style style:name="P136" style:family="paragraph" style:parent-style-name="Standard">
      <style:paragraph-properties fo:text-align="start" style:justify-single-word="false"/>
      <style:text-properties fo:font-weight="bold" officeooo:rsid="009e5c3a" officeooo:paragraph-rsid="009e5c3a" style:font-weight-asian="bold" style:font-weight-complex="bold"/>
    </style:style>
    <style:style style:name="P137" style:family="paragraph" style:parent-style-name="Standard">
      <style:paragraph-properties fo:text-align="start" style:justify-single-word="false"/>
      <style:text-properties fo:font-weight="bold" officeooo:rsid="009f93d8" officeooo:paragraph-rsid="009f93d8" style:font-weight-asian="bold" style:font-weight-complex="bold"/>
    </style:style>
    <style:style style:name="P138" style:family="paragraph" style:parent-style-name="Standard">
      <style:paragraph-properties fo:text-align="start" style:justify-single-word="false"/>
      <style:text-properties fo:font-weight="bold" officeooo:rsid="00a033d5" officeooo:paragraph-rsid="00a033d5" style:font-weight-asian="bold" style:font-weight-complex="bold"/>
    </style:style>
    <style:style style:name="P139" style:family="paragraph" style:parent-style-name="Standard">
      <style:paragraph-properties fo:text-align="start" style:justify-single-word="false"/>
      <style:text-properties fo:font-weight="bold" officeooo:rsid="00a1391c" officeooo:paragraph-rsid="00a1391c" style:font-weight-asian="bold" style:font-weight-complex="bold"/>
    </style:style>
    <style:style style:name="P140" style:family="paragraph" style:parent-style-name="Standard">
      <style:paragraph-properties fo:text-align="start" style:justify-single-word="false"/>
      <style:text-properties fo:font-weight="bold" officeooo:rsid="00a28ab6" officeooo:paragraph-rsid="00a28ab6" style:font-weight-asian="bold" style:font-weight-complex="bold"/>
    </style:style>
    <style:style style:name="P141" style:family="paragraph" style:parent-style-name="Standard">
      <style:paragraph-properties fo:text-align="start" style:justify-single-word="false"/>
      <style:text-properties fo:font-weight="bold" officeooo:rsid="00a2be1a" officeooo:paragraph-rsid="00a2be1a" style:font-weight-asian="bold" style:font-weight-complex="bold"/>
    </style:style>
    <style:style style:name="P142" style:family="paragraph" style:parent-style-name="Standard">
      <style:paragraph-properties fo:text-align="start" style:justify-single-word="false"/>
      <style:text-properties fo:font-weight="bold" officeooo:rsid="00a3ec7d" officeooo:paragraph-rsid="00a3ec7d" style:font-weight-asian="bold" style:font-weight-complex="bold"/>
    </style:style>
    <style:style style:name="P143" style:family="paragraph" style:parent-style-name="Standard">
      <style:paragraph-properties fo:text-align="start" style:justify-single-word="false"/>
      <style:text-properties fo:font-weight="bold" officeooo:rsid="00a4bb54" officeooo:paragraph-rsid="00a4bb54" style:font-weight-asian="bold" style:font-weight-complex="bold"/>
    </style:style>
    <style:style style:name="P144" style:family="paragraph" style:parent-style-name="Standard">
      <style:paragraph-properties fo:text-align="start" style:justify-single-word="false"/>
      <style:text-properties fo:font-weight="bold" officeooo:rsid="00a54bdd" officeooo:paragraph-rsid="00a54bdd" style:font-weight-asian="bold" style:font-weight-complex="bold"/>
    </style:style>
    <style:style style:name="P145" style:family="paragraph" style:parent-style-name="Standard">
      <style:paragraph-properties fo:text-align="start" style:justify-single-word="false"/>
      <style:text-properties fo:font-weight="bold" officeooo:rsid="00a5e48c" officeooo:paragraph-rsid="00a5e48c" style:font-weight-asian="bold" style:font-weight-complex="bold"/>
    </style:style>
    <style:style style:name="P146" style:family="paragraph" style:parent-style-name="Standard">
      <style:paragraph-properties fo:text-align="start" style:justify-single-word="false"/>
      <style:text-properties fo:font-weight="bold" officeooo:rsid="00a6716a" officeooo:paragraph-rsid="00a6716a" style:font-weight-asian="bold" style:font-weight-complex="bold"/>
    </style:style>
    <style:style style:name="P147" style:family="paragraph" style:parent-style-name="Standard">
      <style:paragraph-properties fo:text-align="start" style:justify-single-word="false"/>
      <style:text-properties fo:font-weight="bold" officeooo:rsid="00a761e4" officeooo:paragraph-rsid="00a761e4" style:font-weight-asian="bold" style:font-weight-complex="bold"/>
    </style:style>
    <style:style style:name="P148" style:family="paragraph" style:parent-style-name="Standard">
      <style:paragraph-properties fo:text-align="start" style:justify-single-word="false"/>
      <style:text-properties fo:font-weight="bold" officeooo:rsid="00a916bb" officeooo:paragraph-rsid="00a916bb" style:font-weight-asian="bold" style:font-weight-complex="bold"/>
    </style:style>
    <style:style style:name="P149" style:family="paragraph" style:parent-style-name="Standard">
      <style:paragraph-properties fo:text-align="start" style:justify-single-word="false"/>
      <style:text-properties fo:font-weight="bold" officeooo:rsid="00a9f2a3" officeooo:paragraph-rsid="00a9f2a3" style:font-weight-asian="bold" style:font-weight-complex="bold"/>
    </style:style>
    <style:style style:name="P150" style:family="paragraph" style:parent-style-name="Standard">
      <style:paragraph-properties fo:text-align="start" style:justify-single-word="false"/>
      <style:text-properties fo:font-weight="bold" officeooo:rsid="00ab45db" officeooo:paragraph-rsid="00ab45db" style:font-weight-asian="bold" style:font-weight-complex="bold"/>
    </style:style>
    <style:style style:name="P151" style:family="paragraph" style:parent-style-name="Standard">
      <style:paragraph-properties fo:text-align="start" style:justify-single-word="false"/>
      <style:text-properties fo:font-weight="normal" officeooo:rsid="006a5a3c" officeooo:paragraph-rsid="006a5a3c" style:font-weight-asian="normal" style:font-weight-complex="normal"/>
    </style:style>
    <style:style style:name="P152" style:family="paragraph" style:parent-style-name="Standard">
      <style:paragraph-properties fo:text-align="start" style:justify-single-word="false"/>
      <style:text-properties fo:font-weight="normal" officeooo:rsid="006c0177" officeooo:paragraph-rsid="006c0177" style:font-weight-asian="normal" style:font-weight-complex="normal"/>
    </style:style>
    <style:style style:name="P153" style:family="paragraph" style:parent-style-name="Standard">
      <style:paragraph-properties fo:text-align="start" style:justify-single-word="false"/>
      <style:text-properties fo:font-weight="normal" officeooo:rsid="006c9344" officeooo:paragraph-rsid="006c9344" style:font-weight-asian="normal" style:font-weight-complex="normal"/>
    </style:style>
    <style:style style:name="P154" style:family="paragraph" style:parent-style-name="Standard">
      <style:paragraph-properties fo:text-align="start" style:justify-single-word="false"/>
      <style:text-properties fo:font-weight="normal" officeooo:rsid="0072b451" officeooo:paragraph-rsid="0072b451" style:font-weight-asian="normal" style:font-weight-complex="normal"/>
    </style:style>
    <style:style style:name="P155" style:family="paragraph" style:parent-style-name="Standard">
      <style:paragraph-properties fo:text-align="start" style:justify-single-word="false"/>
      <style:text-properties fo:font-weight="normal" officeooo:rsid="00737b5c" officeooo:paragraph-rsid="00737b5c" style:font-weight-asian="normal" style:font-weight-complex="normal"/>
    </style:style>
    <style:style style:name="P156" style:family="paragraph" style:parent-style-name="Standard">
      <style:paragraph-properties fo:text-align="start" style:justify-single-word="false"/>
      <style:text-properties fo:font-weight="normal" officeooo:rsid="00738bb5" officeooo:paragraph-rsid="00738bb5" style:font-weight-asian="normal" style:font-weight-complex="normal"/>
    </style:style>
    <style:style style:name="P157" style:family="paragraph" style:parent-style-name="Standard">
      <style:paragraph-properties fo:text-align="start" style:justify-single-word="false"/>
      <style:text-properties fo:font-weight="normal" officeooo:rsid="00741071" officeooo:paragraph-rsid="00741071" style:font-weight-asian="normal" style:font-weight-complex="normal"/>
    </style:style>
    <style:style style:name="P158" style:family="paragraph" style:parent-style-name="Standard">
      <style:paragraph-properties fo:text-align="start" style:justify-single-word="false"/>
      <style:text-properties fo:font-weight="normal" officeooo:rsid="00759683" officeooo:paragraph-rsid="00759683" style:font-weight-asian="normal" style:font-weight-complex="normal"/>
    </style:style>
    <style:style style:name="P159" style:family="paragraph" style:parent-style-name="Standard">
      <style:paragraph-properties fo:text-align="start" style:justify-single-word="false"/>
      <style:text-properties fo:font-weight="normal" officeooo:rsid="0075cf90" officeooo:paragraph-rsid="0075cf90" style:font-weight-asian="normal" style:font-weight-complex="normal"/>
    </style:style>
    <style:style style:name="P160" style:family="paragraph" style:parent-style-name="Standard">
      <style:paragraph-properties fo:text-align="start" style:justify-single-word="false"/>
      <style:text-properties fo:font-weight="normal" officeooo:rsid="00777aaa" officeooo:paragraph-rsid="00777aaa" style:font-weight-asian="normal" style:font-weight-complex="normal"/>
    </style:style>
    <style:style style:name="P161" style:family="paragraph" style:parent-style-name="Standard">
      <style:paragraph-properties fo:text-align="start" style:justify-single-word="false"/>
      <style:text-properties fo:font-weight="normal" officeooo:rsid="0078af23" officeooo:paragraph-rsid="0078af23" style:font-weight-asian="normal" style:font-weight-complex="normal"/>
    </style:style>
    <style:style style:name="P162" style:family="paragraph" style:parent-style-name="Standard">
      <style:paragraph-properties fo:text-align="start" style:justify-single-word="false"/>
      <style:text-properties fo:font-weight="normal" officeooo:rsid="0079979b" officeooo:paragraph-rsid="0079979b" style:font-weight-asian="normal" style:font-weight-complex="normal"/>
    </style:style>
    <style:style style:name="P163" style:family="paragraph" style:parent-style-name="Standard">
      <style:paragraph-properties fo:text-align="start" style:justify-single-word="false"/>
      <style:text-properties fo:font-weight="normal" officeooo:rsid="007b20f4" officeooo:paragraph-rsid="007b20f4" style:font-weight-asian="normal" style:font-weight-complex="normal"/>
    </style:style>
    <style:style style:name="P164" style:family="paragraph" style:parent-style-name="Standard">
      <style:paragraph-properties fo:text-align="start" style:justify-single-word="false"/>
      <style:text-properties fo:font-weight="normal" officeooo:rsid="007b3c96" officeooo:paragraph-rsid="007b3c96" style:font-weight-asian="normal" style:font-weight-complex="normal"/>
    </style:style>
    <style:style style:name="P165" style:family="paragraph" style:parent-style-name="Standard">
      <style:paragraph-properties fo:text-align="start" style:justify-single-word="false"/>
      <style:text-properties fo:font-weight="normal" officeooo:rsid="007be97c" officeooo:paragraph-rsid="007be97c" style:font-weight-asian="normal" style:font-weight-complex="normal"/>
    </style:style>
    <style:style style:name="P166" style:family="paragraph" style:parent-style-name="Standard">
      <style:paragraph-properties fo:text-align="start" style:justify-single-word="false"/>
      <style:text-properties fo:font-weight="normal" officeooo:rsid="007c4b78" officeooo:paragraph-rsid="007c4b78" style:font-weight-asian="normal" style:font-weight-complex="normal"/>
    </style:style>
    <style:style style:name="P167" style:family="paragraph" style:parent-style-name="Standard">
      <style:paragraph-properties fo:text-align="start" style:justify-single-word="false"/>
      <style:text-properties fo:font-weight="normal" officeooo:rsid="00810067" officeooo:paragraph-rsid="00810067" style:font-weight-asian="normal" style:font-weight-complex="normal"/>
    </style:style>
    <style:style style:name="P168" style:family="paragraph" style:parent-style-name="Standard">
      <style:paragraph-properties fo:text-align="start" style:justify-single-word="false"/>
      <style:text-properties fo:font-weight="normal" officeooo:rsid="0081ac34" officeooo:paragraph-rsid="0081ac34" style:font-weight-asian="normal" style:font-weight-complex="normal"/>
    </style:style>
    <style:style style:name="P169" style:family="paragraph" style:parent-style-name="Standard">
      <style:paragraph-properties fo:text-align="start" style:justify-single-word="false"/>
      <style:text-properties fo:font-weight="normal" officeooo:rsid="008346c5" officeooo:paragraph-rsid="008346c5" style:font-weight-asian="normal" style:font-weight-complex="normal"/>
    </style:style>
    <style:style style:name="P170" style:family="paragraph" style:parent-style-name="Standard">
      <style:paragraph-properties fo:text-align="start" style:justify-single-word="false"/>
      <style:text-properties fo:font-weight="normal" officeooo:rsid="0083f80c" officeooo:paragraph-rsid="0083f80c" style:font-weight-asian="normal" style:font-weight-complex="normal"/>
    </style:style>
    <style:style style:name="P171" style:family="paragraph" style:parent-style-name="Standard">
      <style:paragraph-properties fo:text-align="start" style:justify-single-word="false"/>
      <style:text-properties fo:font-weight="normal" officeooo:rsid="008444ac" officeooo:paragraph-rsid="008444ac" style:font-weight-asian="normal" style:font-weight-complex="normal"/>
    </style:style>
    <style:style style:name="P172" style:family="paragraph" style:parent-style-name="Standard">
      <style:paragraph-properties fo:text-align="start" style:justify-single-word="false"/>
      <style:text-properties fo:font-weight="normal" officeooo:rsid="00849086" officeooo:paragraph-rsid="00849086" style:font-weight-asian="normal" style:font-weight-complex="normal"/>
    </style:style>
    <style:style style:name="P173" style:family="paragraph" style:parent-style-name="Standard">
      <style:paragraph-properties fo:text-align="start" style:justify-single-word="false"/>
      <style:text-properties fo:font-weight="normal" officeooo:rsid="008612f2" officeooo:paragraph-rsid="008612f2" style:font-weight-asian="normal" style:font-weight-complex="normal"/>
    </style:style>
    <style:style style:name="P174" style:family="paragraph" style:parent-style-name="Standard">
      <style:paragraph-properties fo:text-align="start" style:justify-single-word="false"/>
      <style:text-properties fo:font-weight="normal" officeooo:rsid="008745eb" officeooo:paragraph-rsid="008745eb" style:font-weight-asian="normal" style:font-weight-complex="normal"/>
    </style:style>
    <style:style style:name="P175" style:family="paragraph" style:parent-style-name="Standard">
      <style:paragraph-properties fo:text-align="start" style:justify-single-word="false"/>
      <style:text-properties fo:font-weight="normal" officeooo:rsid="00887897" officeooo:paragraph-rsid="00887897" style:font-weight-asian="normal" style:font-weight-complex="normal"/>
    </style:style>
    <style:style style:name="P176" style:family="paragraph" style:parent-style-name="Standard">
      <style:paragraph-properties fo:text-align="start" style:justify-single-word="false"/>
      <style:text-properties fo:font-weight="normal" officeooo:rsid="0089220e" officeooo:paragraph-rsid="0089220e" style:font-weight-asian="normal" style:font-weight-complex="normal"/>
    </style:style>
    <style:style style:name="P177" style:family="paragraph" style:parent-style-name="Standard">
      <style:paragraph-properties fo:text-align="start" style:justify-single-word="false"/>
      <style:text-properties fo:font-weight="normal" officeooo:rsid="008d5891" officeooo:paragraph-rsid="008d5891" style:font-weight-asian="normal" style:font-weight-complex="normal"/>
    </style:style>
    <style:style style:name="P178" style:family="paragraph" style:parent-style-name="Standard">
      <style:paragraph-properties fo:text-align="start" style:justify-single-word="false"/>
      <style:text-properties fo:font-weight="normal" officeooo:rsid="00908b92" officeooo:paragraph-rsid="00908b92" style:font-weight-asian="normal" style:font-weight-complex="normal"/>
    </style:style>
    <style:style style:name="P179" style:family="paragraph" style:parent-style-name="Standard">
      <style:paragraph-properties fo:text-align="start" style:justify-single-word="false"/>
      <style:text-properties fo:font-weight="normal" officeooo:rsid="0091a6d5" officeooo:paragraph-rsid="0091a6d5" style:font-weight-asian="normal" style:font-weight-complex="normal"/>
    </style:style>
    <style:style style:name="P180" style:family="paragraph" style:parent-style-name="Standard">
      <style:paragraph-properties fo:text-align="start" style:justify-single-word="false"/>
      <style:text-properties fo:font-weight="normal" officeooo:rsid="009205b0" officeooo:paragraph-rsid="009205b0" style:font-weight-asian="normal" style:font-weight-complex="normal"/>
    </style:style>
    <style:style style:name="P181" style:family="paragraph" style:parent-style-name="Standard">
      <style:paragraph-properties fo:text-align="start" style:justify-single-word="false"/>
      <style:text-properties fo:font-weight="normal" officeooo:rsid="0093ef64" officeooo:paragraph-rsid="0093ef64" style:font-weight-asian="normal" style:font-weight-complex="normal"/>
    </style:style>
    <style:style style:name="P182" style:family="paragraph" style:parent-style-name="Standard">
      <style:paragraph-properties fo:text-align="start" style:justify-single-word="false"/>
      <style:text-properties fo:font-weight="normal" officeooo:rsid="0095e478" officeooo:paragraph-rsid="0095e478" style:font-weight-asian="normal" style:font-weight-complex="normal"/>
    </style:style>
    <style:style style:name="P183" style:family="paragraph" style:parent-style-name="Standard">
      <style:paragraph-properties fo:text-align="start" style:justify-single-word="false"/>
      <style:text-properties fo:font-weight="normal" officeooo:rsid="0099d8ed" officeooo:paragraph-rsid="0099d8ed" style:font-weight-asian="normal" style:font-weight-complex="normal"/>
    </style:style>
    <style:style style:name="P184" style:family="paragraph" style:parent-style-name="Standard">
      <style:paragraph-properties fo:text-align="start" style:justify-single-word="false"/>
      <style:text-properties fo:font-weight="normal" officeooo:rsid="009c6a9c" officeooo:paragraph-rsid="009c6a9c" style:font-weight-asian="normal" style:font-weight-complex="normal"/>
    </style:style>
    <style:style style:name="P185" style:family="paragraph" style:parent-style-name="Standard">
      <style:paragraph-properties fo:text-align="start" style:justify-single-word="false"/>
      <style:text-properties fo:font-weight="normal" officeooo:rsid="009e5c3a" officeooo:paragraph-rsid="009e5c3a" style:font-weight-asian="normal" style:font-weight-complex="normal"/>
    </style:style>
    <style:style style:name="P186" style:family="paragraph" style:parent-style-name="Standard">
      <style:paragraph-properties fo:text-align="start" style:justify-single-word="false"/>
      <style:text-properties fo:font-weight="normal" officeooo:rsid="00a033d5" officeooo:paragraph-rsid="00a033d5" style:font-weight-asian="normal" style:font-weight-complex="normal"/>
    </style:style>
    <style:style style:name="P187" style:family="paragraph" style:parent-style-name="Standard">
      <style:paragraph-properties fo:text-align="start" style:justify-single-word="false"/>
      <style:text-properties fo:font-weight="normal" officeooo:rsid="00a28ab6" officeooo:paragraph-rsid="00a28ab6" style:font-weight-asian="normal" style:font-weight-complex="normal"/>
    </style:style>
    <style:style style:name="P188" style:family="paragraph" style:parent-style-name="Standard">
      <style:paragraph-properties fo:text-align="start" style:justify-single-word="false"/>
      <style:text-properties fo:font-weight="normal" officeooo:rsid="00a2be1a" officeooo:paragraph-rsid="00a2be1a" style:font-weight-asian="normal" style:font-weight-complex="normal"/>
    </style:style>
    <style:style style:name="P189" style:family="paragraph" style:parent-style-name="Standard">
      <style:paragraph-properties fo:text-align="start" style:justify-single-word="false"/>
      <style:text-properties fo:font-weight="normal" officeooo:rsid="00a3ec7d" officeooo:paragraph-rsid="00a3ec7d" style:font-weight-asian="normal" style:font-weight-complex="normal"/>
    </style:style>
    <style:style style:name="P190" style:family="paragraph" style:parent-style-name="Standard">
      <style:paragraph-properties fo:text-align="start" style:justify-single-word="false"/>
      <style:text-properties fo:font-weight="normal" officeooo:rsid="00a5cc5b" officeooo:paragraph-rsid="00a5cc5b" style:font-weight-asian="normal" style:font-weight-complex="normal"/>
    </style:style>
    <style:style style:name="P191" style:family="paragraph" style:parent-style-name="Standard">
      <style:paragraph-properties fo:text-align="start" style:justify-single-word="false"/>
      <style:text-properties fo:font-weight="normal" officeooo:rsid="00a6716a" officeooo:paragraph-rsid="00a6716a" style:font-weight-asian="normal" style:font-weight-complex="normal"/>
    </style:style>
    <style:style style:name="P192" style:family="paragraph" style:parent-style-name="Standard">
      <style:paragraph-properties fo:text-align="start" style:justify-single-word="false"/>
      <style:text-properties fo:font-weight="normal" officeooo:rsid="00a916bb" officeooo:paragraph-rsid="00a916bb" style:font-weight-asian="normal" style:font-weight-complex="normal"/>
    </style:style>
    <style:style style:name="P193" style:family="paragraph" style:parent-style-name="Standard">
      <style:paragraph-properties fo:text-align="start" style:justify-single-word="false"/>
      <style:text-properties fo:font-weight="normal" officeooo:rsid="00a9f2a3" officeooo:paragraph-rsid="00a9f2a3" style:font-weight-asian="normal" style:font-weight-complex="normal"/>
    </style:style>
    <style:style style:name="P194" style:family="paragraph" style:parent-style-name="Standard">
      <style:text-properties officeooo:paragraph-rsid="0013202e"/>
    </style:style>
    <style:style style:name="P195" style:family="paragraph" style:parent-style-name="Standard">
      <style:paragraph-properties fo:text-align="start" style:justify-single-word="false"/>
      <style:text-properties fo:font-style="italic" fo:font-weight="bold" officeooo:rsid="0097fec3" officeooo:paragraph-rsid="0097fec3" style:font-style-asian="italic" style:font-weight-asian="bold" style:font-style-complex="italic" style:font-weight-complex="bold"/>
    </style:style>
    <style:style style:name="P196" style:family="paragraph" style:parent-style-name="Standard">
      <style:paragraph-properties fo:text-align="start" style:justify-single-word="false"/>
      <style:text-properties fo:font-style="italic" fo:font-weight="normal" officeooo:rsid="0098b963" officeooo:paragraph-rsid="0098b963" style:font-style-asian="italic" style:font-weight-asian="normal" style:font-style-complex="italic" style:font-weight-complex="normal"/>
    </style:style>
    <style:style style:name="T1"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weight-asian="normal" style:font-size-complex="8pt" style:font-weight-complex="normal"/>
    </style:style>
    <style:style style:name="T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915204" style:text-blinking="false" fo:background-color="transparent" loext:char-shading-value="0" style:font-size-asian="8pt" style:font-weight-asian="normal" style:font-size-complex="8pt" style:font-weight-complex="normal"/>
    </style:style>
    <style:style style:name="T4"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99d8ed" style:text-blinking="false" fo:background-color="transparent" loext:char-shading-value="0" style:font-size-asian="8pt" style:font-weight-asian="normal" style:font-size-complex="8pt" style:font-weight-complex="normal"/>
    </style:style>
    <style:style style:name="T5"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ize-complex="8pt"/>
    </style:style>
    <style:style style:name="T6"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a4bb54" style:text-blinking="false"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ize-complex="8pt"/>
    </style:style>
    <style:style style:name="T10" style:family="text">
      <style:text-properties fo:font-variant="normal" fo:text-transform="none" fo:color="#ffffff" loext:opacity="100%" style:text-line-through-style="none" style:text-line-through-type="none" style:font-name="Noto Sans Mono" fo:font-size="8pt" fo:font-style="normal" style:text-underline-style="none" officeooo:rsid="006a5a3c" style:text-blinking="false" fo:background-color="transparent" loext:char-shading-value="0" style:font-size-asian="8pt" style:font-size-complex="8pt"/>
    </style:style>
    <style:style style:name="T11"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tyle-asian="normal" style:font-size-complex="8pt" style:font-style-complex="normal"/>
    </style:style>
    <style:style style:name="T12" style:family="text">
      <style:text-properties fo:font-variant="normal" fo:text-transform="none" fo:color="#ffffff" loext:opacity="100%" style:text-line-through-style="none" style:text-line-through-type="none" style:font-name="Noto Sans Mono" fo:font-size="8pt" fo:font-style="normal" style:text-underline-style="none" officeooo:rsid="0093ef64" style:text-blinking="false" fo:background-color="transparent" loext:char-shading-value="0" style:font-size-asian="8pt" style:font-style-asian="normal" style:font-size-complex="8pt" style:font-style-complex="normal"/>
    </style:style>
    <style:style style:name="T13" style:family="text">
      <style:text-properties fo:font-variant="normal" fo:text-transform="none" fo:color="#ffffff" loext:opacity="100%" style:text-line-through-style="none" style:text-line-through-type="none" style:font-name="Noto Sans Mono" fo:font-size="8pt" fo:font-style="normal" style:text-underline-style="none" officeooo:rsid="00959a1b" style:text-blinking="false" fo:background-color="transparent" loext:char-shading-value="0" style:font-size-asian="8pt" style:font-style-asian="normal" style:font-size-complex="8pt" style:font-style-complex="normal"/>
    </style:style>
    <style:style style:name="T14" style:family="text">
      <style:text-properties fo:font-variant="normal" fo:text-transform="none" fo:color="#ffffff" loext:opacity="100%" style:text-line-through-style="none" style:text-line-through-type="none" style:font-name="Noto Sans Mono" fo:font-size="8pt" fo:font-style="normal" style:text-underline-style="none" officeooo:rsid="0095e478" style:text-blinking="false" fo:background-color="transparent" loext:char-shading-value="0" style:font-size-asian="8pt" style:font-style-asian="normal" style:font-size-complex="8pt" style:font-style-complex="normal"/>
    </style:style>
    <style:style style:name="T15" style:family="text">
      <style:text-properties fo:font-variant="normal" fo:text-transform="none" fo:color="#ffffff" loext:opacity="100%" style:text-line-through-style="none" style:text-line-through-type="none" style:font-name="Noto Sans Mono" fo:font-size="8pt" fo:font-style="normal" style:text-underline-style="none" officeooo:rsid="0096a47e" style:text-blinking="false" fo:background-color="transparent" loext:char-shading-value="0" style:font-size-asian="8pt" style:font-style-asian="normal" style:font-size-complex="8pt" style:font-style-complex="normal"/>
    </style:style>
    <style:style style:name="T16" style:family="text">
      <style:text-properties fo:font-variant="normal" fo:text-transform="none" fo:color="#ffffff" loext:opacity="100%" style:text-line-through-style="none" style:text-line-through-type="none" style:font-name="Noto Sans Mono" fo:font-size="8pt" fo:font-style="normal" style:text-underline-style="none" officeooo:rsid="009a87e6" style:text-blinking="false" fo:background-color="transparent" loext:char-shading-value="0" style:font-size-asian="8pt" style:font-style-asian="normal" style:font-size-complex="8pt" style:font-style-complex="normal"/>
    </style:style>
    <style:style style:name="T17" style:family="text">
      <style:text-properties fo:font-variant="normal" fo:text-transform="none" fo:color="#ffffff" loext:opacity="100%" style:text-line-through-style="none" style:text-line-through-type="none" style:font-name="Noto Sans Mono" fo:font-size="8pt" fo:font-style="normal" style:text-underline-style="none" officeooo:rsid="00a761e4" style:text-blinking="false" fo:background-color="transparent" loext:char-shading-value="0" style:font-size-asian="8pt" style:font-style-asian="normal" style:font-size-complex="8pt" style:font-style-complex="normal"/>
    </style:style>
    <style:style style:name="T18" style:family="text">
      <style:text-properties fo:font-variant="normal" fo:text-transform="none" fo:color="#ffffff" loext:opacity="100%" style:text-line-through-style="none" style:text-line-through-type="none" style:font-name="Noto Sans Mono" fo:font-size="8pt" fo:font-style="normal" style:text-underline-style="none" fo:font-weight="bold" style:text-blinking="false" fo:background-color="transparent" loext:char-shading-value="0" style:font-size-asian="8pt" style:font-style-asian="normal" style:font-weight-asian="bold" style:font-size-complex="8pt" style:font-style-complex="normal" style:font-weight-complex="bold"/>
    </style:style>
    <style:style style:name="T19" style:family="text">
      <style:text-properties fo:font-variant="normal" fo:text-transform="none" fo:color="#ffffff" loext:opacity="100%" style:text-line-through-style="none" style:text-line-through-type="none" style:font-name="Noto Sans Mono" fo:font-size="8pt"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style:text-line-through-style="none" style:text-line-through-type="none" style:font-name="Noto Sans Mono" fo:font-size="8pt" fo:font-style="italic" style:text-underline-style="none" style:text-blinking="false" fo:background-color="transparent" loext:char-shading-value="0" style:font-size-asian="8pt" style:font-style-asian="italic" style:font-size-complex="8pt" style:font-style-complex="italic"/>
    </style:style>
    <style:style style:name="T21" style:family="text">
      <style:text-properties fo:font-variant="normal" fo:text-transform="none" fo:color="#ffffff" loext:opacity="100%" style:text-line-through-style="none" style:text-line-through-type="none" style:font-name="Noto Sans Mono" fo:font-size="8pt" fo:font-style="italic" style:text-underline-style="none" officeooo:rsid="00a761e4" style:text-blinking="false" fo:background-color="transparent" loext:char-shading-value="0" style:font-size-asian="8pt" style:font-style-asian="italic" style:font-size-complex="8pt" style:font-style-complex="italic"/>
    </style:style>
    <style:style style:name="T22" style:family="text">
      <style:text-properties fo:font-variant="normal" fo:text-transform="none" fo:color="#ffffff" loext:opacity="100%" style:text-line-through-style="none" style:text-line-through-type="none" style:font-name="Noto Sans Mono" fo:font-size="8pt" style:text-underline-style="none" fo:font-weight="normal" style:text-blinking="false" fo:background-color="transparent" loext:char-shading-value="0" style:font-size-asian="8pt" style:font-weight-asian="normal" style:font-size-complex="8pt" style:font-weight-complex="normal"/>
    </style:style>
    <style:style style:name="T23" style:family="text">
      <style:text-properties fo:font-variant="normal" fo:text-transform="none" fo:color="#ffffff" loext:opacity="100%" style:text-line-through-style="none" style:text-line-through-type="none" style:font-name="Noto Sans Mono" fo:font-size="8pt" style:text-underline-style="none" style:text-blinking="false" fo:background-color="transparent" loext:char-shading-value="0" style:font-size-asian="8pt" style:font-size-complex="8pt"/>
    </style:style>
    <style:style style:name="T24" style:family="text">
      <style:text-properties fo:font-variant="normal" fo:text-transform="none" fo:color="#ffffff" loext:opacity="100%" style:text-line-through-style="solid" style:text-line-through-type="single" style:font-name="Noto Sans Mono" fo:font-size="8pt" fo:font-style="normal" style:text-underline-style="none" style:text-blinking="false" fo:background-color="transparent" loext:char-shading-value="0" style:font-size-asian="8pt" style:font-style-asian="normal" style:font-size-complex="8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II.VII.XXIV</text:p>
      <text:p text:style-name="P1"/>
      <text:p text:style-name="P1">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1"><text:s text:c="3"/>Last Saturday, I stopped by the Brew Pump on my way to the Ether Jam and ordered a beer out of habit. I stared at it with regret, wondering what it could possibly do for me apart from lead to more drinking. We had an incredible jam that night.</text:p>
      <text:p text:style-name="P1"><text:s text:c="3"/>Some of my reconsiderings had begun from conversations I'd recently had with Hannah after confessing that it seemed like we like each other. Her initial "conclusion" was that we are too different, partly because of my relationship with substances.</text:p>
      <text:p text:style-name="P1"><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1"/>
      <text:p text:style-name="P1">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1"/>
      <text:p text:style-name="P1">The ultimate paradigm shift that led me to purchase this journal and pen was the realization of my dream life, walking around and encountering people could <text:soft-page-break/>be executed beyond my wildest dreams without the excuse of beer prohibiting me from how long I can "be in the field."</text:p>
      <text:p text:style-name="P1"/>
      <text:p text:style-name="P1">On Sunday, I saw Cait while drinking a coffee at the Brew Pump. She asked if I was sober in a shocked manner. I realized she hadn't changed at all in ten months, which contextualized how much I had.</text:p>
      <text:p text:style-name="P1"><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1"><text:s text:c="3"/>Zero beers were had, but I still felt pleasantly rocked when I got home. I listened to music and ate a box of Cheez-Its.</text:p>
      <text:p text:style-name="P1"><text:s text:c="3"/>Tuesday I voted, hung with Francis and fell asleep at 7PM. Wednesday I was lazy until our trio shed hang where we recorded Bobby.</text:p>
      <text:p text:style-name="P1"/>
      <text:p text:style-name="P1">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1"><text:s text:c="3"/>I decided it was time, so I did that, came back to the library, sat in the same spot and wrote.</text:p>
      <text:p text:style-name="P1"/>
      <text:p text:style-name="P1">I've also been thinking about how any invitation ever from my dad to hang out always specifically includes beer. </text:p>
      <text:p text:style-name="P1"><text:s/></text:p>
      <text:p text:style-name="P3"><text:soft-page-break/>. . .</text:p>
      <text:p text:style-name="P1"/>
      <text:p text:style-name="P1">I got a cold brew from avl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1"><text:s text:c="3"/>The sun started going down, so Erica and I walked home, where I wrote in my journal after putting my groceries away: peas, Cheez-Its, clementines and bananas.</text:p>
      <text:p text:style-name="P1"/>
      <text:p text:style-name="P3">. . .</text:p>
      <text:p text:style-name="P1"/>
      <text:p text:style-name="P1">I walked downtown, stopping briefly at the Country Club and Morgan's Comics. Rachel's loops were mesmerizing. I sat with Old Sap and his wife Leah (?) until set break, at which point I signed up to buy Rachel's upcoming vinyl.</text:p>
      <text:p text:style-name="P1"><text:s text:c="3"/>I walked back to the west side, stopping briefly at the Double Crown for a Squirrel Nut Zippers-esque band, went to Ingles for Cheetos, grape juice &amp; Sprite, then hung at the Country Club a bit before walking home, getting into my pajamas and writing in my journal. It was good to talk to Taylor Martin for a few. </text:p>
      <text:p text:style-name="P1"/>
      <text:p text:style-name="P2">III.VIII</text:p>
      <text:p text:style-name="P1"/>
      <text:p text:style-name="P1">I woke at 9:30 and consumed way too much content on my phone. Eventually, I went downstairs, made a cup-and-a-half of coffee, talked to Erica for a few <text:soft-page-break/>minutes, came up to my room and looked at my phone some more.</text:p>
      <text:p text:style-name="P1"><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1"/>
      <text:p text:style-name="P1">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1"><text:s text:c="3"/>Just as it was getting really exciting, they started playing Easy Beat and brought Pat on stage, who got sappy for a xecond, something I don't even remember from Brian's funeral. I can't believe I just called him that.</text:p>
      <text:p text:style-name="P1"/>
      <text:p text:style-name="P1">Things got lazy and less blatantly sacred after that. I ate Cheez-Its, ramen w/ peas and listened to some more Dr. Dog.</text:p>
      <text:p text:style-name="P1"/>
      <text:p text:style-name="P3">. . .</text:p>
      <text:p text:style-name="P1"/>
      <text:p text:style-name="P1">I walked to Izzy's, enjoyed a coffee on their porch and then walked down to Kevin's house where we had a fun and relazed evening going through tunes we'd like to eventually cover for a divas show. To Dulci's surprise, I walked home in the rain, ate the rest of my Cheetos and fell asleep.</text:p>
      <text:p text:style-name="P1"/>
      <text:p text:style-name="P2">III.IX</text:p>
      <text:p text:style-name="P1"/>
      <text:p text:style-name="P1"><text:soft-page-break/>Woke to pre-9AM texts from Tina, made coffee, looked at my phone a bit, learned Ryan has COVID, agreed to hopefully rock anyway and wrote in my journal.</text:p>
      <text:p text:style-name="P1"/>
      <text:p text:style-name="P3">. . .</text:p>
      <text:p text:style-name="P1"/>
      <text:p text:style-name="P1">I loaded drums into the truck, set them up, drove home, made peas n' noodles, packed my bag, walked to Battle Cat, drank two coffees, ran through the set with Kevin and wrote in my journal.</text:p>
      <text:p text:style-name="P1"/>
      <text:p text:style-name="P3">. . .</text:p>
      <text:p text:style-name="P1"/>
      <text:p text:style-name="P1">We played a beautiful set. At some point, I decided my next drink is locked inside Darwin's time capsule. Tina gave me a ride home, where I got undressed, laid in bed and texted with Hannah a bit before falling asleep.</text:p>
      <text:p text:style-name="P1"/>
      <text:p text:style-name="P2">III.X</text:p>
      <text:p text:style-name="P1"/>
      <text:p text:style-name="P1">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1"><text:s text:c="3"/>I ate a banana, made a second cup of coffee, listened to Michael Kiwanuka and then the Ever-Expanding record while writing in my journal.</text:p>
      <text:p text:style-name="P1"><text:s text:c="3"/>It is dawning on me now that the record could possibly be eponymous.</text:p>
      <text:p text:style-name="P1"/>
      <text:p text:style-name="P1">I listened to some Michael Nau, took a bath, made some pea noodles, played some phone chess with JB and wrote in my journal while contemplating a third cup of coffee.</text:p>
      <text:p text:style-name="P1"><text:soft-page-break/></text:p>
      <text:p text:style-name="P3">. . .</text:p>
      <text:p text:style-name="P1"/>
      <text:p text:style-name="P1">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1"><text:s text:c="3"/>Kevin and I rode home mostly in silence until I decided to mention my date with Allison. I went quickly to bed, only taking my clothes off one at a time when they started to bother me. </text:p>
      <text:p text:style-name="P1"/>
      <text:p text:style-name="P2">III.XI</text:p>
      <text:p text:style-name="P1"/>
      <text:p text:style-name="P1">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1"/>
      <text:p text:style-name="P3">. . .</text:p>
      <text:p text:style-name="P1"/>
      <text:p text:style-name="P1">I decided to walk downtown but was hollered at by Piper, so we ate lunch at Tastee Diner. I walked home after that, put my sandwich in the fridge and walked to Aldi for grapes and citrus before swinging by the brewpump and drinking four cups of coffee.</text:p>
      <text:p text:style-name="P1"><text:s text:c="3"/>I walked home as the sun started to go down to put on my nighttime clothes and write in my journal.</text:p>
      <text:p text:style-name="P1"/>
      <text:p text:style-name="P3">. . .</text:p>
      <text:p text:style-name="P1"/>
      <text:p text:style-name="P1"><text:soft-page-break/>Erica followed me up to Different World for a drink and seemed surprised that I left without having one. The show had not yet started and it was very quiet.</text:p>
      <text:p text:style-name="P1"><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1"><text:s text:c="3"/>She went home for sleep, so I walked back to One World. Barbie told me Justin was basically refusing to leave Cait's house, which was unsurprising apart from me figuring that had already played out.</text:p>
      <text:p text:style-name="P1"><text:s text:c="3"/>I drove Lucy &amp; I up to Double Crown, but they were closed, so we went to Waffle House and then Lucy House. We promptly got in bed and watched Ricky Stanicky. I dreamt I was in Roller Coaster Tycoon with Allison Etzel looking for secrets.</text:p>
      <text:p text:style-name="P1"/>
      <text:p text:style-name="P2">III.XII</text:p>
      <text:p text:style-name="P1"/>
      <text:p text:style-name="P1">I woke, drank tons of coffee and watched Lucy try to organize her life. SHe eventually drove me home, where I made some peas n' noodles; I packed my bag, walked to the Pump, arrived at 3:00 on the nose, ate my food and wrote in my journal.</text:p>
      <text:p text:style-name="P1"/>
      <text:p text:style-name="P3">. . .</text:p>
      <text:p text:style-name="P1"/>
      <text:p text:style-name="P1">I felt very tired at 3:45, so I walked home, ate some fruit and laid down for a while. I went back to the Pump and hung out until sundown, at which point I went back home, took a bath, ate some food, talked to Erica and was in bed by 11.</text:p>
      <text:p text:style-name="P1"/>
      <text:p text:style-name="P2">III.XIII</text:p>
      <text:p text:style-name="P1"/>
      <text:p text:style-name="P1"><text:soft-page-break/>I woke around ten, got dressed and walked straight to the Asheville Club, where I drank an Americano. They were trying to fix the Guinness tap, and Sal brought me a foaming pint so that I may assess its quality, which I declined. "I can't," I said, "I quit."</text:p>
      <text:p text:style-name="P1"><text:s text:c="3"/>I got a second Americano and drank it in Bartel Pritchard, where three App kids asked if they could pray for me. Bless their hearts, they sure tried. Allison said she wanted to get dinner at Botiwalla, so I started heading back west.</text:p>
      <text:p text:style-name="P1"><text:s text:c="3"/>But, she was confused and thought Botiwalla was downtown. She said she had a Burial gift card though, so we decided we would eat there. I ran into Myles on my way home, changed shoes, packed my bag and walked up to the brewpump where I drank a coffee and wrote in my journal.</text:p>
      <text:p text:style-name="P1"><text:s text:c="3"/>I got a second cup, smoked some pot and rode that wave before walking across the street and buying some arugula alternative. I walked home, made a bagel sandwich and wrote in my journal, still very high.</text:p>
      <text:p text:style-name="P1"/>
      <text:p text:style-name="P3">. . .</text:p>
      <text:p text:style-name="P1"/>
      <text:p text:style-name="P1">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1"/>
      <text:p text:style-name="P2">III.XIV</text:p>
      <text:p text:style-name="P1"/>
      <text:p text:style-name="P1"><text:soft-page-break/>I woke at 8, drank two cups of coffee, walked to Aldi, made noodles n' peas and came dangerously close to taking a nap before writing in my journal.</text:p>
      <text:p text:style-name="P1"><text:s text:c="3"/>I went to the brewpump, then Kevin's house to let Charlie out. Then, I met Juan at the Pump and played two games of Splendor before walking home, taking a bath and going straight to bed with my window cracked.</text:p>
      <text:p text:style-name="P1"/>
      <text:p text:style-name="P2">III.XV</text:p>
      <text:p text:style-name="P1"/>
      <text:p text:style-name="P1">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1"><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1"><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1"><text:s text:c="3"/>I was outside of the Grey Eagle when she texted me back saying she was in a similar situation and was relieved to know I wasn't looking for exclusive on the quick.</text:p>
      <text:p text:style-name="P1"><text:s text:c="3"/>I walked to the Asheville Club, got a coffee and Sierra's number, chated with Edwin on the street, who understood exactly what I was up to musically and how much it meant, got a latte and walked to the Country Club where I chatted with Jessie, Juliette <text:soft-page-break/>and met John. I came home, ate a banana, brushed my teeth and wrote in my journal.</text:p>
      <text:p text:style-name="P1"/>
      <text:p text:style-name="P3">. . .</text:p>
      <text:p text:style-name="P1"/>
      <text:p text:style-name="P1">I went to Botiwalla, had dinner with Allison and walked to the Brew Pump, but they were closed. I ran into Allen in the parking lot and we decided to go to UJ, where Francis was sitting at the bar. After chatting with him, I walked home, made my bed and wrote in my journal.</text:p>
      <text:p text:style-name="P1"/>
      <text:p text:style-name="P1">III.XVI</text:p>
      <text:p text:style-name="P1"/>
      <text:p text:style-name="P1">Again I stayed up late and woke up early; Erica was having a gout attack. I made a coffee before 8am, walked downtown to AVL club, ordered one, saw Kari Gunn outside of Bartel Prichard. I ordered another, drank some in the bar and walked to the west side, stopping to pee at Archetype.</text:p>
      <text:p text:style-name="P1"><text:s text:c="3"/>I talked to my mom while I walked to Odd's, where I sat on the back porch and listened to music. Retrocade's tunes got too loud when they opened their garage door, so I went and sat on the pile of lumber at the top of Sand Hill.</text:p>
      <text:p text:style-name="P1"><text:s text:c="3"/>I walked down to Middlemont, running into Courtney &amp; Lindsey on the way, who were racking mountain bikes on the back of their van. I ran through 11 tunes w/ Ryan, Melissa and Max including a coffee break, #4, with Ryan.</text:p>
      <text:p text:style-name="P1"><text:s text:c="3"/>I played them Back in the Water and walked up to Diatribe where I went 2-1 in chess with Charlie and drank an Athletic IPA. I walked home, made peas &amp; noodles, ate a bunch of fruit, changed into my Rainbows and walked up to the brewpump. I ate my food, smoked a bowl, drank some Cheerwine, sat next to Dr. Myles and wrote in my journal.</text:p>
      <text:p text:style-name="P1"><text:soft-page-break/></text:p>
      <text:p text:style-name="P3">. . .</text:p>
      <text:p text:style-name="P1"/>
      <text:p text:style-name="P1">Lucy was wanting to get into something, so I told her about the Orange Moon/orange soda release party, and she wanted to go, so I walked home, changed shoes and dropped off my bag before walking back to the brewpump and hopping in the car with her.</text:p>
      <text:p text:style-name="P1"><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1"><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194"><text:span text:style-name="T5"><text:s text:c="3"/>I walked to the Country Club, drank a soda water, went home and fell asleep.</text:span></text:p>
      <text:p text:style-name="P194"><text:span text:style-name="T5"/></text:p>
      <text:p text:style-name="P4"><text:span text:style-name="T9">III.XVII</text:span></text:p>
      <text:p text:style-name="P4"><text:span text:style-name="T1"/></text:p>
      <text:p text:style-name="P4"><text:span text:style-name="T1">I woke and legitimately thought J. Lloyd, Hannah &amp; Lucy had started a funk band, but couldn’t figure out when I would have seen them. I felt kinda hungover.</text:span></text:p>
      <text:p text:style-name="P4"><text:soft-page-break/><text:span text:style-name="T1"><text:s text:c="3"/>I drank coffee, played Wordle, texted w/ Hannah, drove my mom to the airport, came home, made peas n’ noodles, cleaned a little and drove to highfive </text:span><text:span text:style-name="T2">on the river.</text:span></text:p>
      <text:p text:style-name="P4"><text:span text:style-name="T2"><text:s text:c="3"/>It was blustery, but I had two delicious coffees and a nice chat w/ hannah. I drove to aldi &amp; ingles after that, came home and wrote in my journal.</text:span></text:p>
      <text:p text:style-name="P4"><text:span text:style-name="T2"/></text:p>
      <text:p text:style-name="P5"><text:span text:style-name="T10">. . .</text:span></text:p>
      <text:p text:style-name="P5"><text:span text:style-name="T2"/></text:p>
      <text:p text:style-name="P6"><text:span text:style-name="T1">I took a bath, made my bed, moved the lamp, read, looked at instagram, listened to two Dream Theater songs, tried to meditate, read, looked at my phone, read, talked to hannah and wrote in my journal.</text:span></text:p>
      <text:p text:style-name="P6"><text:span text:style-name="T1"/></text:p>
      <text:p text:style-name="P6"><text:span text:style-name="T9">III.XVIII</text:span></text:p>
      <text:p text:style-name="P6"><text:span text:style-name="T9"/></text:p>
      <text:p text:style-name="P151"><text:span text:style-name="T9">I woke around 9, made coffee, looked at my phone, read, ate fruit, made more coffee, moved the Coop so Erica could go to Atlanta, made noodles n’ peas, ate, took a bath and wrote in my journal.</text:span></text:p>
      <text:p text:style-name="P151"><text:span text:style-name="T9"/></text:p>
      <text:p text:style-name="P7"><text:span text:style-name="T9">. . .</text:span></text:p>
      <text:p text:style-name="P7"><text:span text:style-name="T9"/></text:p>
      <text:p text:style-name="P151"><text:span text:style-name="T9">I set an alarm for 413 without realizing it was AM and settled in for what I thought would be a 30min nap, but I went 20m over and woke in a panic. I was able to recover, but had ridden the nap line dangerously close.</text:span></text:p>
      <text:p text:style-name="P151"><text:span text:style-name="T9"><text:s text:c="3"/>I went to Goodwill and the brewpump before driving down to hendrix. Practice was a bit annoying — petty and unprofessional feeling, perhaps? I drove to Mashup, hung until intermission, said hey to Tyler Householder, then split.</text:span></text:p>
      <text:p text:style-name="P151"><text:span text:style-name="T9"><text:s text:c="3"/>I came home, made two bagels, ate a bunch of fruit and wrote in my journal.</text:span></text:p>
      <text:p text:style-name="P151"><text:span text:style-name="T9"/></text:p>
      <text:p text:style-name="P6"><text:soft-page-break/><text:span text:style-name="T9">III.XIX</text:span></text:p>
      <text:p text:style-name="P6"><text:span text:style-name="T9"/></text:p>
      <text:p text:style-name="P152"><text:span text:style-name="T9">I woke to a canceled shed hang and felt very unsure what to do with my day — almost lonely, even. I eventually walked to aldi for grapes. I stopped in the market and inspected the soups before agree4ing to meet cait at the brewpump.</text:span></text:p>
      <text:p text:style-name="P152"><text:span text:style-name="T9"><text:s text:c="3"/>We hung mostly with Grant for the customary two ciders before she invited me over to smoke the bong. I wanted to move the Mini out of the driveway, so we went to my house for a few minutes first.</text:span></text:p>
      <text:p text:style-name="P152"><text:span text:style-name="T9"><text:s text:c="3"/>We decided to catch the last bits of equinox sun at newbelgium. Actually, first, we had lunch. We shared a GF veg sandwich cait had grabbed from the market, a salad from Homegrown and a grilled cheese.</text:span></text:p>
      <text:p text:style-name="P152"><text:span text:style-name="T9"><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span></text:p>
      <text:p text:style-name="P152"><text:span text:style-name="T9"><text:s text:c="3"/>I drove home and almost let her know I would be interested in having sex with her, but I decided to save it for a time when she wasn’t on dabs, adderal, blow &amp; eight ciders.</text:span></text:p>
      <text:p text:style-name="P152"><text:span text:style-name="T9"/></text:p>
      <text:p text:style-name="P8"><text:span text:style-name="T9">III.XX</text:span></text:p>
      <text:p text:style-name="P9"><text:span text:style-name="T1"/></text:p>
      <text:p text:style-name="P8"><text:span text:style-name="T1">I woke, made coffee, made my bed, ate fruit and wrote in my journal.</text:span></text:p>
      <text:p text:style-name="P8"><text:span text:style-name="T1"><text:s text:c="3"/>I left the house, got a coffee from battlecat, walked to the avlclub, got another, sat in bartel pritchard, and then walked to loretta’s. I sat in the window and looked at the menu til fursty came in behind me.</text:span></text:p>
      <text:p text:style-name="P8"><text:span text:style-name="T1"><text:s text:c="3"/>We chatted until I decided I didn’t want to eat yet and he had to get back to work. I decided to see </text:span><text:soft-page-break/><text:span text:style-name="T1">if the market on wawllst had na guinness and ran into eden right outside, who was going to a job interview. I was excited to tell her I had quit drinking. She has been thinking of doing the same.</text:span></text:p>
      <text:p text:style-name="P8"><text:span text:style-name="T1"><text:s text:c="3"/>I peed at the Grey Schmeagle, said hi to Jess and walked to the Whale, where the bartender was even more excited than me to have na guinness. I sat in the sun, sipped excitedly on it and wrote in my journal.</text:span></text:p>
      <text:p text:style-name="P8"><text:span text:style-name="T1"/></text:p>
      <text:p text:style-name="P9"><text:span text:style-name="T9">. . .</text:span></text:p>
      <text:p text:style-name="P9"><text:span text:style-name="T1"/></text:p>
      <text:p text:style-name="P10"><text:span text:style-name="T1">I walked home, loaded my drums into the minicooper and made a mason jar of peas n’ noodles. I drove to the brewpump and ate them with a cup of Starry. There was no one hanging out there, so I decided I would loiter at the Getaway instead.</text:span></text:p>
      <text:p text:style-name="P10"><text:span text:style-name="T1"><text:s text:c="3"/>I forgot what an old drunk biker bar it really was, and so I really felt like a character drinking coffee and Athletic with my long hair and david sedaris book. I was probably there for three hours before frantic Ryan showed up.</text:span></text:p>
      <text:p text:style-name="P10"><text:span text:style-name="T1"><text:s text:c="3"/>The radio sound people were literal opposites of the gruff bikers, and I longed for an energy somewhere in the middle, which is where Hannah came in. As we played, I watched her go from grumpy to tipsy on cherry cider, from dissociated to pool shark.</text:span></text:p>
      <text:p text:style-name="P10"><text:span text:style-name="T1"><text:s text:c="3"/>I forgot to mention how the owner of the market took a liking to me, randomly saw me wasting time at the bar and showed up later hoping I would be his friend. The whole bar cleared out except for me, him and hannah.</text:span></text:p>
      <text:p text:style-name="P10"><text:span text:style-name="T1"><text:s text:c="3"/>I drove home, made bagels and texted hannah a bit before falling into a deep sleep. We were both feeling grumpy/cranky about transitions in our lives, but I told her we got this.</text:span></text:p>
      <text:p text:style-name="P10"><text:soft-page-break/><text:span text:style-name="T1"><text:s text:c="3"/>“Night night,” we said.</text:span></text:p>
      <text:p text:style-name="P10"><text:span text:style-name="T1"/></text:p>
      <text:p text:style-name="P10"><text:span text:style-name="T9">III.XXI</text:span></text:p>
      <text:p text:style-name="P10"><text:span text:style-name="T9"/></text:p>
      <text:p text:style-name="P153"><text:span text:style-name="T9">I had a marathon of dreams complete with all the characters of my life, and all more realistic than the Getaway had been. I woke at 1030, brushed my teeth, got dressed and bee-lined for the avlclub, where dennis was working his last shift.</text:span></text:p>
      <text:p text:style-name="P153"><text:span text:style-name="T9"><text:s text:c="3"/>I drank a coffee in bartel pritchard, meditated and wrote in my journal.</text:span></text:p>
      <text:p text:style-name="P153"><text:span text:style-name="T9"/></text:p>
      <text:p text:style-name="P11"><text:span text:style-name="T9">. . .</text:span></text:p>
      <text:p text:style-name="P11"><text:span text:style-name="T1"/></text:p>
      <text:p text:style-name="P10"><text:span text:style-name="T1">I ordered one more coffee and drank it in front of the library, where I talked to two nearly incoherent zen masters, then meditated. I recommended lucy park in montford and took a pee at All Day Darling.</text:span></text:p>
      <text:p text:style-name="P10"><text:span text:style-name="T1"><text:s text:c="3"/>We walked to the Grey Schmeagle, where the cook failed at making coffee, knowing what cava was, how to pour a beer. We walked to Taco Billy, where lucy drank a mimosa.</text:span></text:p>
      <text:p text:style-name="P10"><text:span text:style-name="T1"><text:s text:c="3"/>We sat on the hill, and when lucy went to talk to people she knew, I meditated, and then wrote a sentence in my journal. We walked to the crazy gas station by Harvest Records, where lucy got a bag of hot Takis and a single-serve box of Bota.</text:span></text:p>
      <text:p text:style-name="P10"><text:span text:style-name="T1"><text:s text:c="3"/>We walked to my house where I made bagels, listened to the new drdog song. We sat on the porch for a while, and — no, first I took lucy to her car. I wrote in my journal on the porch while she went to the liquor store.</text:span></text:p>
      <text:p text:style-name="P10"><text:span text:style-name="T1"><text:s text:c="3"/>After that is when she vented on the porch. We watched Deadpool and I got a little horny. But by the time the movie was over, she was drunk and breaking things. I should have offered to drive her home, but the thought was too much. She drove </text:span><text:soft-page-break/><text:span text:style-name="T1">herself. I made plain noodles and wrote in my journal.</text:span></text:p>
      <text:p text:style-name="P10"><text:span text:style-name="T1"><text:s text:c="3"/>She just texted me saying she’s home safe. I’m halfway tempted to walk around a 24-hour ingles, but I don’t know what I would buy.</text:span></text:p>
      <text:p text:style-name="P10"><text:span text:style-name="T1"/></text:p>
      <text:p text:style-name="P10"><text:span text:style-name="T9">III.XXII</text:span></text:p>
      <text:p text:style-name="P10"><text:span text:style-name="T1"/></text:p>
      <text:p text:style-name="P12"><text:span text:style-name="T1">I woke after 10, went downstairs, made a coffee, talked with erica. I mentioned how I thought my dad might be disappointed that I had quit drinking, and she said, “You quit drinking??”</text:span></text:p>
      <text:p text:style-name="P12"><text:span text:style-name="T1"><text:s text:c="3"/>I made another coffee, came up stairs and wrote in my journal.</text:span></text:p>
      <text:p text:style-name="P12"><text:span text:style-name="T1"/></text:p>
      <text:p text:style-name="P13"><text:span text:style-name="T9">. . .</text:span></text:p>
      <text:p text:style-name="P13"><text:span text:style-name="T1"/></text:p>
      <text:p text:style-name="P14"><text:span text:style-name="T1">I spent way too long figuring out how to set the Mini audio to aux, and then drove to Sylva (in like 40m) Pops (as I just started calling him) and I hung out for a bit, then went to Innovation + Cosmic Carryout.</text:span></text:p>
      <text:p text:style-name="P14"><text:span text:style-name="T1"><text:s text:c="3"/>When I told him what an Athletic was, he said, “Oh, cuz you’re driving Mom’s car.” I said, “Yeah, sorta. I also quit drinking three weeks ago.” He said, “For good? Oh… that’s good, I guess.”</text:span></text:p>
      <text:p text:style-name="P14"><text:span text:style-name="T1"><text:s text:c="3"/>I had a kamboucha and took some to go. I cleaned my coffeemaker and headed out, stopping at lucy’s on 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span></text:p>
      <text:p text:style-name="P14"><text:span text:style-name="T1"/></text:p>
      <text:p text:style-name="P15"><text:span text:style-name="T9">. . .</text:span></text:p>
      <text:p text:style-name="P15"><text:soft-page-break/><text:span text:style-name="T1"/></text:p>
      <text:p text:style-name="P14"><text:span text:style-name="T1">I made peas n’ noodles, grabbed my drum rug out of the car, set it up in my room and sat on the floor. At some point, I stumbled upon Brian Blade’s website and felt inspired to revamp my own, which I did while listening to his latest album. I also listened to khruangbin, the new drdog song and wrote in my journal.</text:span></text:p>
      <text:p text:style-name="P14"><text:span text:style-name="T1"><text:s text:c="3"/>Erica reclaimed her bluetooth speaker but suddenly remembered she had an old pair + amp in the basement, so I gladly set those up and test them out with some Cake.</text:span></text:p>
      <text:p text:style-name="P14"><text:span text:style-name="T1"/></text:p>
      <text:p text:style-name="P14"><text:span text:style-name="T9">III.XXIII</text:span></text:p>
      <text:p text:style-name="P14"><text:span text:style-name="T1"/></text:p>
      <text:p text:style-name="P16"><text:span text:style-name="T1">I woke at nine, made coffee and listened to Shabang. I told kev I thought we could probably fit the keyboard in the Mini, but he said he would probably just drive and maybe even go to Guitar Center beforehand.</text:span></text:p>
      <text:p text:style-name="P16"><text:span text:style-name="T1"><text:s text:c="3"/>So, I drove downtown, parked at the lazoom Room and wrote in my journal while listening to youngblood Brass Band.</text:span></text:p>
      <text:p text:style-name="P16"><text:span text:style-name="T1"/></text:p>
      <text:p text:style-name="P17"><text:span text:style-name="T9">. . .</text:span></text:p>
      <text:p text:style-name="P17"><text:span text:style-name="T1"/></text:p>
      <text:p text:style-name="P16"><text:span text:style-name="T1">I loaded my drums onto the bus when it arrived. Kevin, dulci, Charlie and I sound checked for Kyle, but David was hosting. We played </text:span><text:span text:style-name="T19">Sweet Sweet Baby, What’s Up, Bag of Hammers </text:span><text:span text:style-name="T6">and</text:span><text:span text:style-name="T19"> Valerie</text:span><text:span text:style-name="T6"> on the way to Highland. We all hung out on the bus once we got there.</text:span></text:p>
      <text:p text:style-name="P16"><text:span text:style-name="T6"><text:s text:c="3"/>On the way to newbelgium, we played </text:span><text:span text:style-name="T19">Strawberry Wine, Flowers, Marry You, Debra</text:span><text:span text:style-name="T6"> and surely one other. I ordered a ginger beer from the bar.</text:span></text:p>
      <text:p text:style-name="P16"><text:span text:style-name="T6"><text:s text:c="3"/>We discussed playing </text:span><text:span text:style-name="T19">Zombie</text:span><text:span text:style-name="T6"> by The Cranberries but decided it was too topical for the bus, so we </text:span><text:soft-page-break/><text:span text:style-name="T6">were surprised when David asked if we knew it. For the first time, we let a passenger sing a request. We followed it with </text:span><text:span text:style-name="T19">Tubthumping</text:span><text:span text:style-name="T6"> and then mostly all got coffees at Summit.</text:span></text:p>
      <text:p text:style-name="P16"><text:span text:style-name="T6"><text:s text:c="3"/>Charlie led us through </text:span><text:span text:style-name="T19">Margaritaville</text:span><text:span text:style-name="T6"> on the way back downtown, followed by </text:span><text:span text:style-name="T19">Friends in Low Places, Livin’ on a Prayer </text:span><text:span text:style-name="T6">and </text:span><text:span text:style-name="T19">We Are the Champions</text:span><text:span text:style-name="T6">. Dulci spotted me $10 for a burrito from Mamacita’s, and then we did it all again.</text:span></text:p>
      <text:p text:style-name="P16"><text:span text:style-name="T6"><text:s text:c="3"/>It was cold now, so I packed my drums, sped to ingles, bought pretzel shells, grapes and came home where I took a bath, made peas n’ noodles + arugula &amp; pretzel shell crumbles and then wrote in my journal.</text:span></text:p>
      <text:p text:style-name="P16"><text:span text:style-name="T6"/></text:p>
      <text:p text:style-name="P17"><text:span text:style-name="T11">. . .</text:span></text:p>
      <text:p text:style-name="P17"><text:span text:style-name="T6"/></text:p>
      <text:p text:style-name="P16"><text:span text:style-name="T6">I fell asleep very full with a bag of grapes next to me, waking periodically and eating 2-4 of them with a sip of bubbly water.</text:span></text:p>
      <text:p text:style-name="P16"><text:span text:style-name="T6"><text:s text:c="3"/>I woke at 530, put on </text:span><text:span text:style-name="T19">May the Lord Watch</text:span><text:span text:style-name="T6">, cleaned my room, smoked a bowl and wrote in my journal. I put on a Brian Blade record and slept soundly.</text:span></text:p>
      <text:p text:style-name="P16"><text:span text:style-name="T6"/></text:p>
      <text:p text:style-name="P16"><text:span text:style-name="T11">III.XXIV</text:span></text:p>
      <text:p text:style-name="P16"><text:span text:style-name="T6"/></text:p>
      <text:p text:style-name="P16"><text:span text:style-name="T6">I woke at 11 to a text from cait; her tum would probably be unfit for a walk. I pulled erica’s truck further forward and parked the Mini behind it. Then, I packed my drums into their bags, made a coffee and wrote in my journal.</text:span></text:p>
      <text:p text:style-name="P16"><text:span text:style-name="T6"/></text:p>
      <text:p text:style-name="P17"><text:span text:style-name="T11">. . .</text:span></text:p>
      <text:p text:style-name="P17"><text:span text:style-name="T6"/></text:p>
      <text:p text:style-name="P18"><text:span text:style-name="T6">Cait felt too depressed to take a walk, a feeling which then spread to me. Around 230, I set off for aldi and bought grapes, citrus, bananas, peas. I </text:span><text:soft-page-break/><text:span text:style-name="T6">texted cait, “I can give you another chance,” and she replied, “Haha, right on.”</text:span></text:p>
      <text:p text:style-name="P18"><text:span text:style-name="T6"><text:s text:c="3"/>I sat with michel, kari and Maria for a moment at the brewpump and then walked home, unpacked my groceries, made a coffee and wrote in my journal. I texted w/ hannah, walked to the market for toothpaste &amp; chicken noodle soup, ate it at the brewpump, came home, looked at my phone and wrote in my journal.</text:span></text:p>
      <text:p text:style-name="P18"><text:span text:style-name="T6"/></text:p>
      <text:p text:style-name="P19"><text:span text:style-name="T11">. . .</text:span></text:p>
      <text:p text:style-name="P19"><text:span text:style-name="T6"/></text:p>
      <text:p text:style-name="P18"><text:span text:style-name="T6">I was content with my solitude but also worried about cait. I fell asleep very early, maybe nine?</text:span></text:p>
      <text:p text:style-name="P18"><text:span text:style-name="T6"/></text:p>
      <text:p text:style-name="P18"><text:span text:style-name="T11">III.XXV</text:span></text:p>
      <text:p text:style-name="P18"><text:span text:style-name="T6"/></text:p>
      <text:p text:style-name="P20"><text:span text:style-name="T6">I woke at nine after lots of dreams with strangers. My three blankets were very heavy. I made a coffee, listened to </text:span><text:span text:style-name="T19">Magnolia</text:span><text:span text:style-name="T6"> by Okonski and wrote in my journal.</text:span></text:p>
      <text:p text:style-name="P20"><text:span text:style-name="T6"><text:s text:c="3"/>It was still too cold to go for a walk at eleven, so I made another coffee and put on </text:span><text:span text:style-name="T19">The Wind Rises</text:span><text:span text:style-name="T6">.</text:span></text:p>
      <text:p text:style-name="P20"><text:span text:style-name="T6"/></text:p>
      <text:p text:style-name="P58"><text:span text:style-name="T11">. . .</text:span></text:p>
      <text:p text:style-name="P58"><text:span text:style-name="T6"/></text:p>
      <text:p text:style-name="P20"><text:span text:style-name="T6">It was close to one when I started getting my things together to leave the house. The weather was inviting at first, but the further I walked, the more the wind blew in my face. “The wind rises; you must live.” I stopped into battlecat, ordered a latte and wrote in my journal</text:span><text:span text:style-name="T7">.</text:span></text:p>
      <text:p text:style-name="P20"><text:span text:style-name="T7"/></text:p>
      <text:p text:style-name="P58"><text:span text:style-name="T6">. . .</text:span></text:p>
      <text:p text:style-name="P20"><text:span text:style-name="T7"/></text:p>
      <text:p text:style-name="P154"><text:span text:style-name="T9">I talked with Jess for a minute and decided I would continue downtown. I walked to the bank, had a </text:span><text:soft-page-break/><text:span text:style-name="T9">coffee at avlclub, walked to Jack of the Wood, had a na guinness, walked back to battlecat for a cup of coffee, ordered some veggie dumplings from Lil’ Nick, ate them on my walk home, listened to a Big Fur album, took a bath, made peas n’ noodles and wrote in my journal.</text:span></text:p>
      <text:p text:style-name="P20"><text:span text:style-name="T7"/></text:p>
      <text:p text:style-name="P58"><text:span text:style-name="T6">. . .</text:span></text:p>
      <text:p text:style-name="P58"><text:span text:style-name="T7"/></text:p>
      <text:p text:style-name="P154"><text:span text:style-name="T9">I looked at my phone for a while, listened to some 311 and walked up to the Mashup. I snuck in the back and ordered a kombucha and a sparkling lemonade.</text:span></text:p>
      <text:p text:style-name="P154"><text:span text:style-name="T9"><text:s text:c="3"/>I drove cait’s car toward country karaoke, but saw lucy walking outside of Weirdo Central and parked the car. She hollered to see if we needed anything and I said, “Rap Snacks!”</text:span></text:p>
      <text:p text:style-name="P154"><text:span text:style-name="T9"><text:s text:c="3"/>we hung at karaoke until 230. then, lucy bought three hot dogs and we went to cait’s house where we listened to music and played charades until 430. I walked home in the mist, ate some fruit and wrote in my journal.</text:span></text:p>
      <text:p text:style-name="P154"><text:span text:style-name="T9"/></text:p>
      <text:p text:style-name="P20"><text:span text:style-name="T9">III.XXVI</text:span></text:p>
      <text:p text:style-name="P20"><text:span text:style-name="T1"/></text:p>
      <text:p text:style-name="P95"><text:span text:style-name="T1">Woke to a rainy day, lisented to </text:span><text:span text:style-name="T19">May the Lord Watch</text:span><text:span text:style-name="T6">, drank coffee, ate fruit and pretzel shells, listened to Kokoroko, fell asleep, woke, made coffee, updated my calendar, listened to </text:span><text:span text:style-name="T19">Madvillany</text:span><text:span text:style-name="T6"> and wrote in my journal.</text:span></text:p>
      <text:p text:style-name="P95"><text:span text:style-name="T6"><text:s text:c="3"/>I made noodles n’ peas w/ pretzel crumbles, looked at my phone and listened to Shintaro Sakamoto. Then, spotify recommended I listen to Illinoise — what a long album! I put on the Kokoroko album after that and fell asleep.</text:span></text:p>
      <text:p text:style-name="P95"><text:span text:style-name="T6"/></text:p>
      <text:p text:style-name="P95"><text:span text:style-name="T11">III.XXVII</text:span></text:p>
      <text:p text:style-name="P95"><text:span text:style-name="T6"/></text:p>
      <text:p text:style-name="P95"><text:soft-page-break/><text:span text:style-name="T6">It was a little harder to get up than I expected, so I put a coffee in my to-go cup, brushed my teeth, got dressed, packed my bag and left the house. I walked to avlclub, ordered another coffee and wrote in my journal.</text:span></text:p>
      <text:p text:style-name="P95"><text:span text:style-name="T6"><text:s text:c="3"/>I lost a game of chess to isaiah, ordered another coffee, lost a game to Nate, ordered a latte and walked to the west side. I stopped in the bottle shop, bought a four-pack of GuinNA, walked to the brewpump, sat on the stage, listened to the everexpanding album and then wrote in my journal.</text:span></text:p>
      <text:p text:style-name="P21"><text:span text:style-name="T7"/></text:p>
      <text:p text:style-name="P59"><text:span text:style-name="T6">. . .</text:span></text:p>
      <text:p text:style-name="P59"><text:span text:style-name="T7"/></text:p>
      <text:p text:style-name="P155"><text:span text:style-name="T11">Derek, Travis and I helped myles complete the Mountain Xpress crossword, and then I made peas n’ noodles, dropped off a bag at Ryan &amp; Melissa’s house, went to kev’s, ate my food on their porch and drove us all to the shed, where we had everexpanding rehearsal as a nine-piece for the first time (and pizza.)</text:span></text:p>
      <text:p text:style-name="P155"><text:span text:style-name="T11"><text:s text:c="3"/>I dropped kevin &amp; alyse off and sped to a show downtown at the onestop, then had friends over til 6AM.</text:span></text:p>
      <text:p text:style-name="P155"><text:span text:style-name="T11"/></text:p>
      <text:p text:style-name="P95"><text:span text:style-name="T11">III.XVIII</text:span></text:p>
      <text:p text:style-name="P95"><text:span text:style-name="T6"/></text:p>
      <text:p text:style-name="P96"><text:span text:style-name="T6">I hid in bed, ate pickle chips, drank coffee and an Athletic until about 320, when I moved the Mini, got dressed and laid my rug out in the back of the truck. I also wrote in my journal.</text:span></text:p>
      <text:p text:style-name="P22"><text:span text:style-name="T7"/></text:p>
      <text:p text:style-name="P60"><text:span text:style-name="T6">. . .</text:span></text:p>
      <text:p text:style-name="P60"><text:span text:style-name="T7"/></text:p>
      <text:p text:style-name="P156"><text:span text:style-name="T11">I drove to kev’s house, smoked a bowl in the front yard and drove to the shed, where we loaded </text:span><text:span text:style-name="T20">all</text:span><text:span text:style-name="T11"> the gear. Kev and I grabbed coffees on our way to </text:span><text:soft-page-break/><text:span text:style-name="T11">Revolve, where we loaded in the gear, set up and eventually played through the Ever-Expanding record for a small crowd and many cameras.</text:span></text:p>
      <text:p text:style-name="P156"><text:span text:style-name="T11"><text:s text:c="3"/>We socialized while packing up. I took the truck home, fetched the Mini and spent $30 on a burger, fries and Sprite at the Pub. I watched UNC lose their tournament game and gave my friend Jill a hug. I drove home and fell fast asleep.</text:span></text:p>
      <text:p text:style-name="P156"><text:span text:style-name="T11"/></text:p>
      <text:p text:style-name="P96"><text:span text:style-name="T11">III.XXIX</text:span></text:p>
      <text:p text:style-name="P96"><text:span text:style-name="T6"/></text:p>
      <text:p text:style-name="P96"><text:span text:style-name="T6">I woke at 8 and looked at instagram. The sound of the door being locked when we were ready to perform at Revolve was suck in my head. The Nap Ministry shared a link to Beyonce’s cover of </text:span><text:span text:style-name="T19">Blackbird</text:span><text:span text:style-name="T6">, so I listened to that whole album and fell right back asleep until 1130.</text:span></text:p>
      <text:p text:style-name="P96"><text:span text:style-name="T6"><text:s text:c="3"/>I woke, got dressed, brushed &amp; flossed and headed for downtown. I ordered a coffee from avlclub, did some social media, went over to bartel pritchard and wrote in my journal.</text:span></text:p>
      <text:p text:style-name="P22"><text:span text:style-name="T7"/></text:p>
      <text:p text:style-name="P60"><text:span text:style-name="T6">. . .</text:span></text:p>
      <text:p text:style-name="P60"><text:span text:style-name="T7"/></text:p>
      <text:p text:style-name="P157"><text:span text:style-name="T11">I ordered another coffee,dis some more socmed, sat in the park some more, ordered a latte and walked to the west side. I sat in front of sunnypoint for a while and then walked with hannah to odd’s and back.</text:span></text:p>
      <text:p text:style-name="P157"><text:span text:style-name="T11"><text:s text:c="3"/>I went home, changed my bag setup and walked to aldi with a quick stop at the brewpump before and after. I went home, took a bath, made noodles &amp; peas, looked at my phone and wrote in my journal.</text:span></text:p>
      <text:p text:style-name="P157"><text:span text:style-name="T11"/></text:p>
      <text:p text:style-name="P97"><text:span text:style-name="T11">III.XXX</text:span></text:p>
      <text:p text:style-name="P97"><text:span text:style-name="T6"/></text:p>
      <text:p text:style-name="P97"><text:span text:style-name="T6">I woke at seven but fell back asleep for a long time. I drank a cup of coffee, went to jill’s bday </text:span><text:soft-page-break/><text:span text:style-name="T6">at the arcade, drank a coffee at the Pump, went home, made food and then went to the Greagle.</text:span></text:p>
      <text:p text:style-name="P97"><text:span text:style-name="T6"><text:s text:c="3"/>I forgot to say I had listened to sara Shook’s new record and cleaned my room while drinking that first coffee. I chatted with Jack while he ate dinner and then walked up to avlclub for a latte and a sit in the park, where I wrote in my journal.</text:span></text:p>
      <text:p text:style-name="P23"><text:span text:style-name="T7"/></text:p>
      <text:p text:style-name="P61"><text:span text:style-name="T6">. . .</text:span></text:p>
      <text:p text:style-name="P61"><text:span text:style-name="T7"/></text:p>
      <text:p text:style-name="P158"><text:span text:style-name="T11">I walked back down to greagle for the Disarmers show, helped with load-out, swung by weirdocentral w/ Jack and then hung for a while at my house. We listened to everexpanding, khruangbin, Scary Goldings and a Cavaliers lot session before I drove him downtown.</text:span></text:p>
      <text:p text:style-name="P24"><text:span text:style-name="T7"/></text:p>
      <text:p text:style-name="P98"><text:span text:style-name="T11">III.XXXI</text:span></text:p>
      <text:p text:style-name="P151"><text:span text:style-name="T9"/></text:p>
      <text:p text:style-name="P158"><text:span text:style-name="T9">Woke, drank two coffees and put gas in the car. I got some soup from the market, ate it under a tree and drove to the coffee shop by the airport where I had a nitro coldbrew.</text:span></text:p>
      <text:p text:style-name="P158"><text:span text:style-name="T9"><text:s text:c="3"/>I picked up my mom and drove her to Sylva, then had a burger and an Athletic w/ Pops. I went back to their house, ate some grapes, laid on the couch for a while and then drove back to Asheville.</text:span></text:p>
      <text:p text:style-name="P158"><text:span text:style-name="T9"><text:s text:c="3"/>I bought some na guinness and took it to the Pump, where we came up with the idea for the Oopsy App. I went home, took a bath and wrote in my journal.</text:span></text:p>
      <text:p text:style-name="P158"><text:span text:style-name="T9"/></text:p>
      <text:p text:style-name="P99"><text:span text:style-name="T9">IV.I</text:span></text:p>
      <text:p text:style-name="P99"><text:span text:style-name="T1"/></text:p>
      <text:p text:style-name="P99"><text:span text:style-name="T1">I went to aldi for grapes and bubbles as soon as they opened, then came home, made a coffee and charged my phone. The first everexpanding track was </text:span><text:soft-page-break/><text:span text:style-name="T1">released, so I posted to my story and started walking downtown.</text:span></text:p>
      <text:p text:style-name="P99"><text:span text:style-name="T1"><text:s text:c="3"/>I got a coffee at avlclub, did some more socmed stuff, went to bartel pritchard, opened a guinna and wrote in my journal.</text:span></text:p>
      <text:p text:style-name="P25"><text:span text:style-name="T7"/></text:p>
      <text:p text:style-name="P62"><text:span text:style-name="T6">. . .</text:span></text:p>
      <text:p text:style-name="P62"><text:span text:style-name="T7"/></text:p>
      <text:p text:style-name="P159"><text:span text:style-name="T9">I started walking west, stopping briefly at aren’s house to use the restroom. I went home, made food and looked at my phone on the porch until the sun started to set and I decided another walk was in order.</text:span></text:p>
      <text:p text:style-name="P159"><text:span text:style-name="T9"><text:s text:c="3"/>I walked down to the bitterkitty, turned around, walked up to thepump and hung w/ casey, jackie, Jake &amp; Chad for a few. I decided to check out themashup, so walked down there and sat with my back to the wall. Josh came in and we releated with eo how we didn’t feel social, but staying home alone didn’t seem an option either.</text:span></text:p>
      <text:p text:style-name="P159"><text:span text:style-name="T9"><text:s text:c="3"/>I walked to the countryclub, chatted with kevin &amp; Dave, got a soda water, sat with Tate, Mark and Tawney for a minute, then walked home, listened to Dawn Landes and fell asleep.</text:span></text:p>
      <text:p text:style-name="P159"><text:span text:style-name="T9"/></text:p>
      <text:p text:style-name="P100"><text:span text:style-name="T9">IV.II</text:span></text:p>
      <text:p text:style-name="P100"><text:span text:style-name="T1"/></text:p>
      <text:p text:style-name="P100"><text:span text:style-name="T1">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span></text:p>
      <text:p text:style-name="P100"><text:span text:style-name="T1"><text:s text:c="3"/>I started a load of laundry, almost fell asleep, went back out to the porch and wrote in my journal.</text:span></text:p>
      <text:p text:style-name="P26"><text:span text:style-name="T7"/></text:p>
      <text:p text:style-name="P63"><text:soft-page-break/><text:span text:style-name="T6">. . .</text:span></text:p>
      <text:p text:style-name="P63"><text:span text:style-name="T7"/></text:p>
      <text:p text:style-name="P160"><text:span text:style-name="T9">I went to cait’s house and exchanged some vinyls. We smoked and went to Zilly for food &amp; cider/NA stout. We weren’t back to her house, one at Romat, where we saw francis, who was upset. “You two are here.” this was after stopping at my house to get my nighttime clothes.</text:span></text:p>
      <text:p text:style-name="P160"><text:span text:style-name="T9"><text:s text:c="3"/>We went to Little Jumbo and saw music like none I had ever heard — jazz blues cajun? I guess I’ve heard that. I didn’t recognize it in the context of avl musicians. It transcended in that way.</text:span></text:p>
      <text:p text:style-name="P160"><text:span text:style-name="T9"><text:s text:c="3"/>We went back to cait’s house and jammed on instruments no one can play. Will showed up and I got upset. I went home and thought I might wallow for a couple days.</text:span></text:p>
      <text:p text:style-name="P160"><text:span text:style-name="T9"/></text:p>
      <text:p text:style-name="P100"><text:span text:style-name="T9">IV.III</text:span></text:p>
      <text:p text:style-name="P100"><text:span text:style-name="T1"/></text:p>
      <text:p text:style-name="P100"><text:span text:style-name="T1">I dreampt I was exchanging painting lessons w/ Alan Watts. When I woke, I felt reborn, and the weather was unexpectedly warm, so I set off on foot. I got to the bend in Wayhood and decided to turn back to Cattle Bat for a quad Americano with my last $5.00.</text:span></text:p>
      <text:p text:style-name="P100"><text:span text:style-name="T1"><text:s text:c="3"/>there was one dry sunny spot on the bench by the entrance, so I enjoyed the best cup of coffee of my life and walked home, where I sat in the back garden, cleaned my bathtub, took a bath, changed over my laundry, sat on my drum rug and wrote in my journal.</text:span></text:p>
      <text:p text:style-name="P26"><text:span text:style-name="T7"/></text:p>
      <text:p text:style-name="P63"><text:span text:style-name="T6">. . .</text:span></text:p>
      <text:p text:style-name="P63"><text:span text:style-name="T7"/></text:p>
      <text:p text:style-name="P160"><text:span text:style-name="T9">I made some updates to my website while listening to </text:span><text:span text:style-name="T20">The Listening</text:span><text:span text:style-name="T11">, folded my laundry, put it away. I listened to some of the first blackstar album and </text:span><text:span text:style-name="T20">Take Me Where I ain’t</text:span><text:span text:style-name="T11">.</text:span></text:p>
      <text:p text:style-name="P26"><text:soft-page-break/><text:span text:style-name="T7"/></text:p>
      <text:p text:style-name="P63"><text:span text:style-name="T6">. . .</text:span></text:p>
      <text:p text:style-name="P63"><text:span text:style-name="T7"/></text:p>
      <text:p text:style-name="P160"><text:span text:style-name="T11">I picked up hannah and we drove to hillman, where we met nathan, odered food and were randomly joined by Ryan and Allison. We walked across the street to openfolk and were engulfed with music. Millie said, “Y’all wanna hang?” The kitchen was closed across the street, so we went to Standard Pizza and talked about how we can improve our community.</text:span></text:p>
      <text:p text:style-name="P160"><text:span text:style-name="T11"/></text:p>
      <text:p text:style-name="P100"><text:span text:style-name="T11">IV.IV</text:span></text:p>
      <text:p text:style-name="P100"><text:span text:style-name="T6"/></text:p>
      <text:p text:style-name="P100"><text:span text:style-name="T6">I woke, drank three cups of coffee, did laundry from start to finish, worked on website backend, took a bath, loaded my drums into the car, drove to kev’s for a bit and then down to the purpleonion, where I set up my drums, sound checked, drank an athletc, ate dinner, ordered a coffee, went to the greenroom and wrote in my journal.</text:span></text:p>
      <text:p text:style-name="P26"><text:span text:style-name="T7"/></text:p>
      <text:p text:style-name="P63"><text:span text:style-name="T6">. . .</text:span></text:p>
      <text:p text:style-name="P63"><text:span text:style-name="T7"/></text:p>
      <text:p text:style-name="P160"><text:span text:style-name="T11">kevin, dulci and I played a very fun set. From what I can gather looking at my calendar, it was the first time we’d played our original songs together since the Pie Chani Christmas party in early december. The music felt fresh and effortless.</text:span></text:p>
      <text:p text:style-name="P160"><text:span text:style-name="T11"><text:s text:c="3"/>I drank a coffee while loading out and then got stuck in traffic.</text:span></text:p>
      <text:p text:style-name="P160"><text:span text:style-name="T11"/></text:p>
      <text:p text:style-name="P100"><text:span text:style-name="T11">IV.V</text:span></text:p>
      <text:p text:style-name="P100"><text:span text:style-name="T6"/></text:p>
      <text:p text:style-name="P101"><text:span text:style-name="T6">I woke, made coffee and listened to the new khruangbin album before packing a small bag to go house sitting. I stared out the window when I got there, sitting quietly with Charlie and Nubs. My </text:span><text:soft-page-break/><text:span text:style-name="T6">phone informed me that I had walked 122 miles in the month of March — certainly a new record.</text:span></text:p>
      <text:p text:style-name="P27"><text:span text:style-name="T7"/></text:p>
      <text:p text:style-name="P64"><text:span text:style-name="T6">. . .</text:span></text:p>
      <text:p text:style-name="P64"><text:span text:style-name="T7"/></text:p>
      <text:p text:style-name="P161"><text:span text:style-name="T11">Gnarlie and I went to the bank after reading through writings and making small changes. I deposited my cash from the purpleonion and said, “Could a depressed person do </text:span><text:span text:style-name="T20">that?</text:span><text:span text:style-name="T11">” it was very windy outside. We drove home, ate some food &amp; took a nap together.</text:span></text:p>
      <text:p text:style-name="P161"><text:span text:style-name="T11"><text:s text:c="3"/>I spent the night on self-enquiry and a little poetry.</text:span></text:p>
      <text:p text:style-name="P161"><text:span text:style-name="T11"/></text:p>
      <text:p text:style-name="P102"><text:span text:style-name="T11">IV.VI</text:span></text:p>
      <text:p text:style-name="P102"><text:span text:style-name="T6"/></text:p>
      <text:p text:style-name="P102"><text:span text:style-name="T6">Woke, let Charlie out, fed she and Nubs. Neighbor Stan came to the door and said, “Aw man, I thought kevin was here. I was hoping for a ride.” I said, “I’ll give you a ride, bud!”</text:span></text:p>
      <text:p text:style-name="P102"><text:span text:style-name="T6"><text:s text:c="3"/>we went to Instant Karma to pick up some candles and then walked to beanworks for coffees. We drove home, where I drank my coffee, looked at my phone and wrote in my journal.</text:span></text:p>
      <text:p text:style-name="P28"><text:span text:style-name="T7"/></text:p>
      <text:p text:style-name="P65"><text:span text:style-name="T6">. . .</text:span></text:p>
      <text:p text:style-name="P65"><text:span text:style-name="T7"/></text:p>
      <text:p text:style-name="P161"><text:span text:style-name="T11">I rested while charging my phone and eventually walked with Charlie up to my house, where I took a bath, wrote a personal bio, drank a cup of coffee and packed a bag of adtl things to have on hand while pet sitting, like pajama pants. We then walked back to hendrix St., where I ate some food and wrote in my journal.</text:span></text:p>
      <text:p text:style-name="P28"><text:span text:style-name="T7"/></text:p>
      <text:p text:style-name="P65"><text:span text:style-name="T6">. . .</text:span></text:p>
      <text:p text:style-name="P65"><text:span text:style-name="T7"/></text:p>
      <text:p text:style-name="P161"><text:soft-page-break/><text:span text:style-name="T11">I walked up to cellarest, where dan was playing, ordered a hop water and sat outside in the sun. ryan showed up w/ Max and we talked about the album he has been recording all week wil Lilie Syracuse. It was getting cold, so we went inside for the second set, which is when melissa showed up. I ordered a kombucha and chatted with her about the funderal she had just played until alex mcwalters arrived.</text:span></text:p>
      <text:p text:style-name="P161"><text:span text:style-name="T11"><text:s text:c="3"/>Melissa took Max home and I chatted with alex about the book he had been working on for three years, and how I had recently started sharing my journals. “You’re the first person I’ve told,” I said.</text:span></text:p>
      <text:p text:style-name="P161"><text:span text:style-name="T11"><text:s text:c="3"/>We hugged and ryan gave me a ride to hendrix, where I ate chips, made rice and wrote in my journal.</text:span></text:p>
      <text:p text:style-name="P161"><text:span text:style-name="T11"/></text:p>
      <text:p text:style-name="P102"><text:span text:style-name="T11">IV.VII</text:span></text:p>
      <text:p text:style-name="P102"><text:span text:style-name="T11"/></text:p>
      <text:p text:style-name="P161"><text:span text:style-name="T11">I fed the monsters, drank a French press of coffee, sat in the sun, made rice and then drove with Charlie up to my house where I added red pepper flakes and peas. I drove to the biltmore, set up my drums on the gazebo and played four hours of music with dulci, ryand and melissa. I got sad on the drive home and re-listened to </text:span><text:span text:style-name="T20">Waiting in Vain</text:span><text:span text:style-name="T11">, the last song we played. </text:span></text:p>
      <text:p text:style-name="P99"><text:span text:style-name="T1"/></text:p>
      <text:p text:style-name="P102"><text:span text:style-name="T9">IV.IX</text:span></text:p>
      <text:p text:style-name="P102"><text:span text:style-name="T1"/></text:p>
      <text:p text:style-name="P102"><text:span text:style-name="T1">The rain was hypnotic. We slept with the window open til 11AM, at which point I drank a coffee and gathered my things. We drove down to Zepplin, where I fed the monsters and wrote in my journal.</text:span></text:p>
      <text:p text:style-name="P28"><text:span text:style-name="T7"/></text:p>
      <text:p text:style-name="P65"><text:span text:style-name="T6">. . .</text:span></text:p>
      <text:p text:style-name="P65"><text:span text:style-name="T7"/></text:p>
      <text:p text:style-name="P161"><text:soft-page-break/><text:span text:style-name="T9">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span></text:p>
      <text:p text:style-name="P161"><text:span text:style-name="T9"/></text:p>
      <text:p text:style-name="P102"><text:span text:style-name="T9">IV.X</text:span></text:p>
      <text:p text:style-name="P102"><text:span text:style-name="T1"/></text:p>
      <text:p text:style-name="P103"><text:span text:style-name="T1">I woke at eight and set my drums for a rehearsal with ryand and tina. The center of my back was hurting from being yanked around by Charlie, so I laid down immediately after practice instead of helping them carry things to their cars. I laid on the floor for a while and came up with a plan for the day.</text:span></text:p>
      <text:p text:style-name="P103"><text:span text:style-name="T1"><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folk.</text:span></text:p>
      <text:p text:style-name="P103"><text:span text:style-name="T1"><text:s text:c="3"/>I ordered an athletc, sat by the fire pit*, got another drink with Hannah &amp; Chris, talked to Rita about a possible emergency photo shoot, watched the second set, went across the street for a heart-to-heart and then drove home to Charlie the Dog.</text:span></text:p>
      <text:p text:style-name="P103"><text:span text:style-name="T1"><text:s text:c="3"/>I slept from midnight til 430, ate a clementine, drank a tangerine bubbly, listened to some songs, smoked and wrote in my journal.</text:span></text:p>
      <text:p text:style-name="P29"><text:span text:style-name="T7"/></text:p>
      <text:p text:style-name="P103"><text:span text:style-name="T9">IV.XI</text:span></text:p>
      <text:p text:style-name="P103"><text:span text:style-name="T9"/></text:p>
      <text:p text:style-name="P104"><text:span text:style-name="T9">I napped, walked Charlie down to her house in the rain and then walked to aldi, izzy’s, the market and my house. I sat on the porch, added more espresso to </text:span><text:soft-page-break/><text:span text:style-name="T9">my latte and wrote in my journal, feeling as dreary as the weather.</text:span></text:p>
      <text:p text:style-name="P30"><text:span text:style-name="T7"/></text:p>
      <text:p text:style-name="P66"><text:span text:style-name="T6">. . .</text:span></text:p>
      <text:p text:style-name="P66"><text:span text:style-name="T7"/></text:p>
      <text:p text:style-name="P162"><text:span text:style-name="T9">I took a bath, drove to hendrix, made food and laid down in bed. Melissa and Max came over to give me a hug. After a convo on the porch, I went back to bed and eventually fell asleep.</text:span></text:p>
      <text:p text:style-name="P162"><text:span text:style-name="T9"/></text:p>
      <text:p text:style-name="P104"><text:span text:style-name="T9">IV.XII</text:span></text:p>
      <text:p text:style-name="P104"><text:span text:style-name="T1"/></text:p>
      <text:p text:style-name="P105"><text:span text:style-name="T1">I was woken by the monsters, fed them, made a frenchpress and drank the whole thing while packing up my drums and other petsitting belongings. I did the dishes, made the bed, sat outside and wrote in my journal.</text:span></text:p>
      <text:p text:style-name="P31"><text:span text:style-name="T7"/></text:p>
      <text:p text:style-name="P67"><text:span text:style-name="T6">. . .</text:span></text:p>
      <text:p text:style-name="P67"><text:span text:style-name="T7"/></text:p>
      <text:p text:style-name="P163"><text:span text:style-name="T9">Gnarly and I took my possessions and drove up to my house. I probably drank a coffee and then walked Charlie the Dog back to kev’s house. I went to aldi, izzy’s, the market and my house after that.</text:span></text:p>
      <text:p text:style-name="P163"><text:span text:style-name="T9"><text:s text:c="3"/>Tina picked me up at 315, and we drove two hours to the John C. Campbell Folk School. An arts camp full of studens were congratulating eo in the concert hall when we got there. I drank coffee in the wings until they were done. Then, we set up for a TaHP performance, sound checked, went to the caf for a very quick dinner and then played a concert.</text:span></text:p>
      <text:p text:style-name="P163"><text:span text:style-name="T9"><text:s text:c="3"/>I rode with Kim &amp; Ted back to avl and quickly fell asleep.</text:span></text:p>
      <text:p text:style-name="P163"><text:span text:style-name="T9"/></text:p>
      <text:p text:style-name="P105"><text:span text:style-name="T9">IV.XIII</text:span></text:p>
      <text:p text:style-name="P105"><text:span text:style-name="T1"/></text:p>
      <text:p text:style-name="P105"><text:soft-page-break/><text:span text:style-name="T1">I woke, drank a coffee and drove the Mini to Rare Bird Farm, where I set up my drums in the barn and sat in the sun until Kevin, Dulci and Wyndham arrived. We sound checked, ate dinner, watched Sam, played 70 mins of music and packed up our things.</text:span></text:p>
      <text:p text:style-name="P105"><text:span text:style-name="T1"><text:s text:c="3"/>I drove back to the west side and then walked downtown to mamacita’s for a burrito and then madison cunningham at the orangepeel. I caught a ride home from Gary, where we listened to music and ate tons of clementines.</text:span></text:p>
      <text:p text:style-name="P105"><text:span text:style-name="T1"/></text:p>
      <text:p text:style-name="P105"><text:span text:style-name="T9">IV.XIV</text:span></text:p>
      <text:p text:style-name="P105"><text:span text:style-name="T1"/></text:p>
      <text:p text:style-name="P105"><text:span text:style-name="T1">Woke and walked to izzy’s for a quad red-eye before sending out invitations to my bday party. I went to aldi after that, got a beer from UJ, walked home, dropped off my groceries, walked to ingles for soy sauce and bubbles, went home, made food, walked to malvernhills, ate and wrote in my journal.</text:span></text:p>
      <text:p text:style-name="P31"><text:span text:style-name="T7"/></text:p>
      <text:p text:style-name="P67"><text:span text:style-name="T6">. . .</text:span></text:p>
      <text:p text:style-name="P67"><text:span text:style-name="T7"/></text:p>
      <text:p text:style-name="P163"><text:span text:style-name="T9">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span></text:p>
      <text:p text:style-name="P163"><text:span text:style-name="T9"><text:s text:c="3"/>I walked to Odd’s for an iced latte and got a text from Melissa saying they were going to munoz. I walked home, got the car, drove to munoz, ate three tamales outside with ryan, melissa, dulci, kevin, alyse and Max before driving home, eating grapes in the bath and falling asleep til 3AM.</text:span></text:p>
      <text:p text:style-name="P163"><text:span text:style-name="T9"><text:s text:c="3"/>I woke, listened to </text:span><text:span text:style-name="T20">Let it Die</text:span><text:span text:style-name="T11"> and laid awake.</text:span></text:p>
      <text:p text:style-name="P163"><text:span text:style-name="T11"/></text:p>
      <text:p text:style-name="P105"><text:span text:style-name="T11">IV.XV</text:span></text:p>
      <text:p text:style-name="P105"><text:soft-page-break/><text:span text:style-name="T6"/></text:p>
      <text:p text:style-name="P105"><text:span text:style-name="T6">I woke after 10, drank a coffee in the hammock, made another, walked to aldi, then Odd’s, where I ordered a latte and wrote in my journal.</text:span></text:p>
      <text:p text:style-name="P31"><text:span text:style-name="T7"/></text:p>
      <text:p text:style-name="P67"><text:span text:style-name="T6">. . .</text:span></text:p>
      <text:p text:style-name="P67"><text:span text:style-name="T7"/></text:p>
      <text:p text:style-name="P163"><text:span text:style-name="T11">I went home, ate chocolate, typed on my computer and eventually walked up to thepump. They were closed, but I realized that didn’t matter to me at all, so I sat in the gas station parking lot and watched people arrive.</text:span></text:p>
      <text:p text:style-name="P163"><text:span text:style-name="T11"><text:s text:c="3"/>Grant wanted to go to UJ, so I had a hop water with him there. Around 430, we went back to thepump, where I ate hibachi, bought a 12-pack of Athletic and drove down to middlemont.</text:span></text:p>
      <text:p text:style-name="P163"><text:span text:style-name="T11"><text:s text:c="3"/>We had hannah rehearsal on the porch, and then I drove to themashup. They finished playing at 11:15. I drove home and cried myself to sleep, woke at 3AM, took a bath, went back to bed and had life-or-death dreams.</text:span></text:p>
      <text:p text:style-name="P163"><text:span text:style-name="T11"/></text:p>
      <text:p text:style-name="P105"><text:span text:style-name="T11">IV.XVI</text:span></text:p>
      <text:p text:style-name="P105"><text:span text:style-name="T6"/></text:p>
      <text:p text:style-name="P105"><text:span text:style-name="T6">I awoke an hour before my alarm, made my bed, tidied the kitchen and the bathroom, made coffee and wrote in my journal.</text:span></text:p>
      <text:p text:style-name="P32"><text:span text:style-name="T7"/></text:p>
      <text:p text:style-name="P68"><text:span text:style-name="T6">. . .</text:span></text:p>
      <text:p text:style-name="P68"><text:span text:style-name="T7"/></text:p>
      <text:p text:style-name="P164"><text:span text:style-name="T11">I drove to </text:span><text:span text:style-name="T24">scotts and was the first one there. Scott was he was playing guitar on his porch when I got there rehearsal</text:span><text:span text:style-name="T11"> everexpanding rehearsal drove Charlie to her house, no, met my mom at my house, swapped Minis, drove Charlie home, came back, emptied my pockets and wrote in my journal.</text:span></text:p>
      <text:p text:style-name="P32"><text:span text:style-name="T7"/></text:p>
      <text:p text:style-name="P68"><text:soft-page-break/><text:span text:style-name="T6">. . .</text:span></text:p>
      <text:p text:style-name="P68"><text:span text:style-name="T7"/></text:p>
      <text:p text:style-name="P164"><text:span text:style-name="T11">I set off for downtown, sat on my secret staircase to nowhere and called my mom. She had taken a nap in her car and was waiting at the ballpark, so I walked there and met her an hour-and-a-half before the game was set to start.</text:span></text:p>
      <text:p text:style-name="P164"><text:span text:style-name="T11"><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span></text:p>
      <text:p text:style-name="P164"><text:span text:style-name="T11"/></text:p>
      <text:p text:style-name="P106"><text:span text:style-name="T11">IV.XVII</text:span></text:p>
      <text:p text:style-name="P106"><text:span text:style-name="T6"/></text:p>
      <text:p text:style-name="P106"><text:span text:style-name="T6">I slept more than I had been lately and dreamt less crazily, but still had a very awake period from 5-8. I woke again at 1045, drank two cups of coffee and managed my calendar, wrote in my journal.</text:span></text:p>
      <text:p text:style-name="P32"><text:span text:style-name="T7"/></text:p>
      <text:p text:style-name="P68"><text:span text:style-name="T6">. . .</text:span></text:p>
      <text:p text:style-name="P68"><text:span text:style-name="T7"/></text:p>
      <text:p text:style-name="P164"><text:span text:style-name="T11">I made food and drove to openfolk, mainly to see ryan. I was feeling very tired after that, so after helping stack chairs, I drove home, made more food and fell asleep.</text:span></text:p>
      <text:p text:style-name="P164"><text:span text:style-name="T11"/></text:p>
      <text:p text:style-name="P107"><text:span text:style-name="T11">IV.XVIII</text:span></text:p>
      <text:p text:style-name="P107"><text:span text:style-name="T6"/></text:p>
      <text:p text:style-name="P107"><text:span text:style-name="T6">I picked up kevin and drove to the shed, where we started making music at 1030. at six, we drove to his house, where we had dulci band rehealrsal til 930. I went to UJ after that, ate a felafel burger </text:span><text:soft-page-break/><text:span text:style-name="T6">with tots, drank an athletc, drove home and took a bath. I was feeling clean and restless, so I put on some shorts, a T-shirt and walked up to the countryclub for another Mathletic. I went home and listened to hannah kaminer songs.</text:span></text:p>
      <text:p text:style-name="P107"><text:span text:style-name="T6"/></text:p>
      <text:p text:style-name="P107"><text:span text:style-name="T11">IV.XIX</text:span></text:p>
      <text:p text:style-name="P107"><text:span text:style-name="T6"/></text:p>
      <text:p text:style-name="P107"><text:span text:style-name="T6">I woke after a nice rain, made a cup of coffee, listened to </text:span><text:span text:style-name="T19">Heavy on the Vine</text:span><text:span text:style-name="T6">, packed my drums in the convertible, called my dad, ate a banana, made another cup of coffee and wrote in my journal.</text:span></text:p>
      <text:p text:style-name="P33"><text:span text:style-name="T7"/></text:p>
      <text:p text:style-name="P69"><text:span text:style-name="T6">. . .</text:span></text:p>
      <text:p text:style-name="P69"><text:span text:style-name="T7"/></text:p>
      <text:p text:style-name="P165"><text:span text:style-name="T11">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span></text:p>
      <text:p text:style-name="P165"><text:span text:style-name="T11"><text:s text:c="3"/>I slept soundly.</text:span></text:p>
      <text:p text:style-name="P165"><text:span text:style-name="T11"/></text:p>
      <text:p text:style-name="P107"><text:span text:style-name="T11">IV.XX</text:span></text:p>
      <text:p text:style-name="P107"><text:span text:style-name="T6"/></text:p>
      <text:p text:style-name="P107"><text:span text:style-name="T6">I woke and manicly posted to socmed regarding the everexpanding record having been released. I retrieved my new pair of Rainbow flip flops from the mailbox and walked up to Odd’s for a quad latte. I felt at peace drinking it in the sun on their back porch.</text:span></text:p>
      <text:p text:style-name="P107"><text:span text:style-name="T6"><text:s text:c="3"/>I went to aldi for fruits and veggies, came home and wrote in my journal.</text:span></text:p>
      <text:p text:style-name="P34"><text:span text:style-name="T7"/></text:p>
      <text:p text:style-name="P70"><text:span text:style-name="T6">. . .</text:span></text:p>
      <text:p text:style-name="P70"><text:span text:style-name="T7"/></text:p>
      <text:p text:style-name="P166"><text:soft-page-break/><text:span text:style-name="T11">I packed a bag and drove out to swananoa for the stickyicky, where I ate pizza and played a 90-minute set w/ dulci, kevin, alyse, Charlie, ryuan and melissa. I te more pizza, walked down to the river, ate more pizza and drove downtown to Thomas Kozak’s CD release.</text:span></text:p>
      <text:p text:style-name="P166"><text:span text:style-name="T11"><text:s text:c="3"/>There was a beautiful collection of people and sounds in the room. We grounded that energy by going to the WALK, where we pushed three or four tables together and did our best to not overwork their only two servers.</text:span></text:p>
      <text:p text:style-name="P166"><text:span text:style-name="T11"><text:s text:c="3"/>Everyone was tired and we talked about how hard they were going to sleep before parting ways.</text:span></text:p>
      <text:p text:style-name="P166"><text:span text:style-name="T11"/></text:p>
      <text:p text:style-name="P108"><text:span text:style-name="T11">IV.XXI</text:span></text:p>
      <text:p text:style-name="P108"><text:span text:style-name="T6"/></text:p>
      <text:p text:style-name="P108"><text:span text:style-name="T6">I made coffee, listened to the Thomas kozak EP and wrote in my journal.</text:span></text:p>
      <text:p text:style-name="P34"><text:span text:style-name="T7"/></text:p>
      <text:p text:style-name="P70"><text:span text:style-name="T6">. . .</text:span></text:p>
      <text:p text:style-name="P70"><text:span text:style-name="T7"/></text:p>
      <text:p text:style-name="P166"><text:span text:style-name="T11">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span></text:p>
      <text:p text:style-name="P166"><text:span text:style-name="T11"><text:s text:c="3"/>I met a cool dog named Toby and drove to Static Age Loft, where Millie and three other songwriters were playing in a round. I drank a Mathletic Lite, chatted with Christina and drove home, took a bath. I was tired and fell asleep.</text:span></text:p>
      <text:p text:style-name="P166"><text:span text:style-name="T11"/></text:p>
      <text:p text:style-name="P108"><text:span text:style-name="T11">IV.XXII</text:span></text:p>
      <text:p text:style-name="P108"><text:span text:style-name="T6"/></text:p>
      <text:p text:style-name="P109"><text:soft-page-break/><text:span text:style-name="T6">Took my drums out of the convertible, made two cups of coffee and drove down to centerford for rehearsal with tina, melissa, ryan and Max, where I had a third cup of coffee. At 1, I drove up to the shed, where we spontaneously wrote one song and demoed another.</text:span></text:p>
      <text:p text:style-name="P109"><text:span text:style-name="T6"><text:s text:c="3"/>Kev and I went to munoz after that, ate and talked about therapy. I grabbed a latte and an iced coffee from odd’s and drove down to kev’s house where we had rehearsal with hannah and jackson. We worked on the arrangement of one song and ran through nine or ten others until we realized how late it was. I drove home, ate all the grapes and fell fast asleep.</text:span></text:p>
      <text:p text:style-name="P109"><text:span text:style-name="T6"/></text:p>
      <text:p text:style-name="P110"><text:span text:style-name="T11">IV.XXIII</text:span></text:p>
      <text:p text:style-name="P110"><text:span text:style-name="T6"/></text:p>
      <text:p text:style-name="P111"><text:span text:style-name="T6">Drove to the shed and worked on six songs. I listened to them afterwards and then drove home, changed my clothes and speedwalked to the bank downtown in about an hour. I walked to Wedge, ordered an athletc and wrote in my journal.</text:span></text:p>
      <text:p text:style-name="P35"><text:span text:style-name="T7"/></text:p>
      <text:p text:style-name="P71"><text:span text:style-name="T6">. . .</text:span></text:p>
      <text:p text:style-name="P71"><text:span text:style-name="T7"/></text:p>
      <text:p text:style-name="P167"><text:span text:style-name="T11">I walked up to thepump, where Blessed Soul food truck was serving. I ordered a burger w/ fries, baked beans + mac &amp; cheese, told my friends I was tired after eating all that, walked home and fell asleep with my clothes on.</text:span></text:p>
      <text:p text:style-name="P167"><text:span text:style-name="T11"/></text:p>
      <text:p text:style-name="P111"><text:span text:style-name="T11">IV.XXIV</text:span></text:p>
      <text:p text:style-name="P111"><text:span text:style-name="T6"/></text:p>
      <text:p text:style-name="P112"><text:span text:style-name="T6">I made a cup of coffee and drank it in the back garden, listened to the new drdog song, put on my rain coat and walked up to aldi for grapes, citrus, </text:span><text:soft-page-break/><text:span text:style-name="T6">bananas, peas &amp; kidney beans. I walked to odd’s after that, ordered a latte and wrote in my journal.</text:span></text:p>
      <text:p text:style-name="P36"><text:span text:style-name="T7"/></text:p>
      <text:p text:style-name="P72"><text:span text:style-name="T6">. . .</text:span></text:p>
      <text:p text:style-name="P72"><text:span text:style-name="T7"/></text:p>
      <text:p text:style-name="P168"><text:span text:style-name="T11">I walked up to thepump for some elkimchi and settled on a bulgogi beef burrito. I walked back home and decided it was the best time of day to drive with the top down, so I arrived at Haiku around 630, ordered a trailpass and sat on a rock in the sun while people arrived.</text:span></text:p>
      <text:p text:style-name="P168"><text:span text:style-name="T11"><text:s text:c="3"/>I packed up all the chairs after openfolk, drove home, made noodles and — wait, no. first, I went to countryclub. I had some friends there, but they were very drunk. I drove over to thepump as it was closing, chatted with Chad and loomis for a minute, then popped over to uj and thepub, neither of which I enjoyed, so that’s when I went home, made noodles and fell asleep.</text:span></text:p>
      <text:p text:style-name="P168"><text:span text:style-name="T11"/></text:p>
      <text:p text:style-name="P112"><text:span text:style-name="T11">IV.XXV</text:span></text:p>
      <text:p text:style-name="P112"><text:span text:style-name="T6"/></text:p>
      <text:p text:style-name="P113"><text:span text:style-name="T6">I woke up thinking about how I had the whole day off, so, after charging my phone, I set off for downtown, went to avl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span></text:p>
      <text:p text:style-name="P37"><text:span text:style-name="T7"/></text:p>
      <text:p text:style-name="P73"><text:span text:style-name="T6">. . .</text:span></text:p>
      <text:p text:style-name="P73"><text:span text:style-name="T7"/></text:p>
      <text:p text:style-name="P169"><text:span text:style-name="T11">I sat in the park, drank another coffee, walked back to the west side and watched the everexpanding session from secretsounds. I walked up to thepump, </text:span><text:soft-page-break/><text:span text:style-name="T11">ordered a burrito from elkimchi and walked to izzy’s for a coffee.</text:span></text:p>
      <text:p text:style-name="P169"><text:span text:style-name="T11"><text:s text:c="3"/>I had something stuck in my tooth and could not get it out. The coffee shop closed, so I sat by the park and texted Allen to see if he was home and had any floss. He wasn’t, but said his house was unlocked.</text:span></text:p>
      <text:p text:style-name="P169"><text:span text:style-name="T11"><text:s text:c="3"/>That issue resolved, I went to malvernhills and read my book until a fight broke out in the street. I stuck around to deescalate things but left before having to talk to any cops. I went to rehearsal with wyndham, dulci, kevin, charx and alyse until about 10 and started walking home.</text:span></text:p>
      <text:p text:style-name="P169"><text:span text:style-name="T11"><text:s text:c="3"/>I ran into a drunk Myles, gave him a ride, had an Athletic at theclub, went home and fell asleep.</text:span></text:p>
      <text:p text:style-name="P169"><text:span text:style-name="T11"/></text:p>
      <text:p text:style-name="P114"><text:span text:style-name="T11">IV.XXVI</text:span></text:p>
      <text:p text:style-name="P114"><text:span text:style-name="T6"/></text:p>
      <text:p text:style-name="P114"><text:span text:style-name="T6">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span></text:p>
      <text:p text:style-name="P37"><text:span text:style-name="T7"/></text:p>
      <text:p text:style-name="P73"><text:span text:style-name="T6">. . .</text:span></text:p>
      <text:p text:style-name="P73"><text:span text:style-name="T7"/></text:p>
      <text:p text:style-name="P170"><text:span text:style-name="T11">I drove to ingles for lactose-free chocolate ice cream and then to the reckard home, where I had dinner with gary, Fox, darwin, zelda and lucy. Darwin was pushing buttons on the radio while gary gave me a tour of their new rv and found fwuit on the airwaves.</text:span></text:p>
      <text:p text:style-name="P170"><text:span text:style-name="T11"><text:s text:c="3"/>We ate pizza and ice cream until lucy left for the Grey Eagle and I got a text from rebekah asking if I wanted to join her for a show at aryuprana, which was amazing. We drove to onestop after that, </text:span><text:soft-page-break/><text:span text:style-name="T11">realized it wasn’t our scene and went to thewhale instead, where we caught up on how crazy life had been since seeing eo three years earlier.</text:span></text:p>
      <text:p text:style-name="P170"><text:span text:style-name="T11"/></text:p>
      <text:p text:style-name="P115"><text:span text:style-name="T11">IV.XXVII</text:span></text:p>
      <text:p text:style-name="P115"><text:span text:style-name="T6"/></text:p>
      <text:p text:style-name="P115"><text:span text:style-name="T6">Walked to kev’s house for rehearsal with he and hannah, and had a nice sit in the park beforehand. We ran through our setlist and then swung by my house, hannah’s house and chipotle before driving to columbia for a garden party.</text:span></text:p>
      <text:p text:style-name="P115"><text:span text:style-name="T6"><text:s text:c="3"/>We played three songs, delayed for rain, hung in the house for a drink, resumed the set, packed our things and headed home. Jackson asked me to tell a story along the way, and I could only think of Holy Ghost breaking down in Placerville, CA.</text:span></text:p>
      <text:p text:style-name="P115"><text:span text:style-name="T6"/></text:p>
      <text:p text:style-name="P115"><text:span text:style-name="T11">IV.XXVIII</text:span></text:p>
      <text:p text:style-name="P115"><text:span text:style-name="T6"/></text:p>
      <text:p text:style-name="P115"><text:span text:style-name="T6">Woke, drove to the shed and worked or reworked four-five new tunes before driving out to sylva for my mom’s bday dinner. I bought a box of cheezits on the way home and ate the whole thing in an effort to decompress.</text:span></text:p>
      <text:p text:style-name="P115"><text:span text:style-name="T6"/></text:p>
      <text:p text:style-name="P115"><text:span text:style-name="T11">IV.XXIX</text:span></text:p>
      <text:p text:style-name="P115"><text:span text:style-name="T6"/></text:p>
      <text:p text:style-name="P116"><text:span text:style-name="T6">Woke to the sounds of the neighbor vaccuming out their car. I went downstairs to escape it, but realized I was out of coffee, so I walked to kotakai, the market, aldi, odd’s and back home, where I sat on the couch and wrote in my journal.</text:span></text:p>
      <text:p text:style-name="P38"><text:span text:style-name="T7"/></text:p>
      <text:p text:style-name="P74"><text:span text:style-name="T6">. . .</text:span></text:p>
      <text:p text:style-name="P74"><text:span text:style-name="T7"/></text:p>
      <text:p text:style-name="P171"><text:span text:style-name="T11">I got up to do the dishes and had missed a call from hannah. We made plans to collect my drums at dinner </text:span><text:soft-page-break/><text:span text:style-name="T11">time and so I told her my plan as I was realizing it of walking downtown to make the most of my day off. She too was headed downtown and told me where she would be.</text:span></text:p>
      <text:p text:style-name="P171"><text:span text:style-name="T11"><text:s text:c="3"/>I went to avlclub after meeting with her and had a coffee in the park. She picked me up, but I no longer needed my drums since we would be practicing at her house on wednesday, so we went and got burgers at olde london Road instead and talked about what dog breeds we would be.</text:span></text:p>
      <text:p text:style-name="P171"><text:span text:style-name="T11"><text:s text:c="3"/>I took a bath after she dropped me off and walked to themashup, where I had good talks with devon &amp; Troy before heading home and falling asleep.</text:span></text:p>
      <text:p text:style-name="P171"><text:span text:style-name="T11"/></text:p>
      <text:p text:style-name="P116"><text:span text:style-name="T11">IV.XXX</text:span></text:p>
      <text:p text:style-name="P116"><text:span text:style-name="T11"/></text:p>
      <text:p text:style-name="P172"><text:span text:style-name="T11">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span></text:p>
      <text:p text:style-name="P172"><text:span text:style-name="T11"/></text:p>
      <text:p text:style-name="P39"><text:span text:style-name="T7"/></text:p>
      <text:p text:style-name="P75"><text:span text:style-name="T6">. . .</text:span></text:p>
      <text:p text:style-name="P75"><text:span text:style-name="T7"/></text:p>
      <text:p text:style-name="P117"><text:span text:style-name="T11">V.I</text:span></text:p>
      <text:p text:style-name="P117"><text:span text:style-name="T6"/></text:p>
      <text:p text:style-name="P118"><text:span text:style-name="T6">I woke to 27 messages about the tunes we had just recorded. I listened to a jon charles dwyer record under my blanket and then walked to battlecat. My main card was declined, so once I had drank most of my coffee, I decided to walk downtown to the bank, where I deposited a hundo bill I had been carrying around for eleven days.</text:span></text:p>
      <text:p text:style-name="P118"><text:span text:style-name="T6"><text:s text:c="3"/>I went to avlclub after that, ordered an americano and wrote in my journal.</text:span></text:p>
      <text:p text:style-name="P40"><text:soft-page-break/><text:span text:style-name="T7"/></text:p>
      <text:p text:style-name="P76"><text:span text:style-name="T6">. . .</text:span></text:p>
      <text:p text:style-name="P76"><text:span text:style-name="T7"/></text:p>
      <text:p text:style-name="P173"><text:span text:style-name="T11">I ordered another coffee, sat in the park, changed my shoes and walked home, unable to decide on anything to eat. I hung at the house for a while and eventually decided to eat a cold italian from pizzamind.</text:span></text:p>
      <text:p text:style-name="P173"><text:span text:style-name="T11"><text:s text:c="3"/>I drove to rehearsal at hannah’s house with melissa and jackson, then gave hannah a ride to ingles. We texted sweetly after that and I listened to a record by Luther somebody; she had sent me a song from it about a cricket.</text:span></text:p>
      <text:p text:style-name="P173"><text:span text:style-name="T11"/></text:p>
      <text:p text:style-name="P118"><text:span text:style-name="T11">V.II</text:span></text:p>
      <text:p text:style-name="P118"><text:span text:style-name="T6"/></text:p>
      <text:p text:style-name="P119"><text:span text:style-name="T6">What a day. In no particular order, I wrote in my journal and elsewhere. I drank four cups of coffee, set up my vcr, watched Driving Miss Daisy, made a bagel sandwich and never left the house.</text:span></text:p>
      <text:p text:style-name="P119"><text:span text:style-name="T6"/></text:p>
      <text:p text:style-name="P119"><text:span text:style-name="T11">V.III</text:span></text:p>
      <text:p text:style-name="P119"><text:span text:style-name="T11"/></text:p>
      <text:p text:style-name="P174"><text:span text:style-name="T11">I went on a 9AM walk with hannah, drove to the shed, honed in on some tunes, drove to the coffee shop, then headed east on I-40. I had a sit at a rest stop to assess why I was feeling so agitated and then drove to Hickory, where we played underthesails with dulci, charx, ryan, alyse, wyndham and kevin, a powerful band.</text:span></text:p>
      <text:p text:style-name="P174"><text:span text:style-name="T11"><text:s text:c="3"/>I drove home and fell fast asleep.</text:span></text:p>
      <text:p text:style-name="P174"><text:span text:style-name="T11"/></text:p>
      <text:p text:style-name="P120"><text:span text:style-name="T11">V.IV</text:span></text:p>
      <text:p text:style-name="P120"><text:span text:style-name="T6"/></text:p>
      <text:p text:style-name="P120"><text:span text:style-name="T6">Made a cup of coffee, walked to aldi, swung by kotakai for a sit, walked home, took a bath, made transportation arrangements and wrote in my journal.</text:span></text:p>
      <text:p text:style-name="P41"><text:soft-page-break/><text:span text:style-name="T7"/></text:p>
      <text:p text:style-name="P77"><text:span text:style-name="T6">. . .</text:span></text:p>
      <text:p text:style-name="P77"><text:span text:style-name="T7"/></text:p>
      <text:p text:style-name="P175"><text:span text:style-name="T11">I made a third coffee, went down to hannah’s, loaded her care in the rain and drove to the purpleonion. We loaded in, set up, hung in the greenroom, ate dinner and started our set.</text:span></text:p>
      <text:p text:style-name="P175"><text:span text:style-name="T11"><text:s text:c="3"/>Things sounded amazing to me for about 10 songs, but things slowly started to go wrong and hannah lost her compusure. Things started getting to fast. We packed up and drove home in the rain.</text:span></text:p>
      <text:p text:style-name="P175"><text:span text:style-name="T11"><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span></text:p>
      <text:p text:style-name="P175"><text:span text:style-name="T11"><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span></text:p>
      <text:p text:style-name="P175"><text:span text:style-name="T11"><text:s text:c="3"/>I sped home and got in bed. She said she should have instead told me to be kind to myself also. I appreciated the clarification and wanted her to know my desire to be kind, fun and helpful did not come with expectation.</text:span></text:p>
      <text:p text:style-name="P175"><text:span text:style-name="T11"><text:s text:c="3"/>“I know,” she said. “Thank you.”</text:span></text:p>
      <text:p text:style-name="P175"><text:span text:style-name="T11"/></text:p>
      <text:p text:style-name="P175"><text:span text:style-name="T11">the fucking birds went nuts at 4AM and my sleep became erratic.</text:span></text:p>
      <text:p text:style-name="P41"><text:span text:style-name="T7"/></text:p>
      <text:p text:style-name="P77"><text:span text:style-name="T6">. . .</text:span></text:p>
      <text:p text:style-name="P77"><text:span text:style-name="T7"/></text:p>
      <text:p text:style-name="P176"><text:soft-page-break/><text:span text:style-name="T11">There was also the part where I said, “I don’t want to change anything… if you don’t.” that was probably after I said I was okay with being friends.</text:span></text:p>
      <text:p text:style-name="P176"><text:span text:style-name="T11"/></text:p>
      <text:p text:style-name="P121"><text:span text:style-name="T11">V.V</text:span></text:p>
      <text:p text:style-name="P121"><text:span text:style-name="T6"/></text:p>
      <text:p text:style-name="P122"><text:span text:style-name="T6">I made a coffee, drank it, wrote in my journal and walked up to kotakai. Apparently theyre closed on sundays, so I went to odd’s, where both my cards got declined. I transferred money from checking to shares and back again, then took my latte to drink in front of the brewpump. I looked so down on my luck that a man asked if I needed a dollar. I said sure.</text:span></text:p>
      <text:p text:style-name="P122"><text:span text:style-name="T6"><text:s text:c="3"/>I walked past the ingles egg protestors and down to hannah’s house at exactly 12:30. we loaded her car and talked very little about the night before. In fact, her asking if I had gotten enough sleep may not have been as directly related to my hearbreak as I assumed it to be.</text:span></text:p>
      <text:p text:style-name="P122"><text:span text:style-name="T6"><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span></text:p>
      <text:p text:style-name="P122"><text:span text:style-name="T6"><text:s text:c="3"/>We re-arrived at the same time as jackon, set up, ate arepas, played a great set. I started to feel blue towards the end and got a little bombastic at times as a temper tantrum. I moped around in a manner that only my friend’s would recognize, packed up the car, said goodbyes and got on the road with jackson.</text:span></text:p>
      <text:p text:style-name="P122"><text:span text:style-name="T6"><text:s text:c="3"/>We talked about quitting alcohol, loving hannah, music &amp; psychology, stopped at the saluda Marathon, drove to avl in the rain. Hannah and I Dmed a </text:span><text:soft-page-break/><text:span text:style-name="T6">surprising amount after that, more than I had intended.</text:span></text:p>
      <text:p text:style-name="P122"><text:span text:style-name="T6"/></text:p>
      <text:p text:style-name="P122"><text:span text:style-name="T11">V.VI</text:span></text:p>
      <text:p text:style-name="P122"><text:span text:style-name="T6"/></text:p>
      <text:p text:style-name="P123"><text:span text:style-name="T6">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b. At least I was doing laundry.</text:span></text:p>
      <text:p text:style-name="P123"><text:span text:style-name="T6"><text:s text:c="3"/>I also listened to four new scott demos, wrote to that band, my sister, my mom, maryclaire.</text:span></text:p>
      <text:p text:style-name="P123"><text:span text:style-name="T6"><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span></text:p>
      <text:p text:style-name="P123"><text:span text:style-name="T6"><text:s text:c="3"/>I feel relief of the fear of rejection from hannah, which optimistically translates to less attachment to the outcome of our relationship. I’m still excited to see her though. I realized on my walk home it’s okay to not have monk-like resistance to hits of dopamine, but I may be the man for the job of working toward that goal.</text:span></text:p>
      <text:p text:style-name="P42"><text:span text:style-name="T7"/></text:p>
      <text:p text:style-name="P78"><text:span text:style-name="T6">. . .</text:span></text:p>
      <text:p text:style-name="P78"><text:span text:style-name="T7"/></text:p>
      <text:p text:style-name="P177"><text:span text:style-name="T11">I made food and hung out on the couch until hannah arrived. She helped me unload my drums and then offered me some grapes, for which I traded a hop water in return. I thought about watching Babe, but a thunder storm was rolling in, so I watched that instead.</text:span></text:p>
      <text:p text:style-name="P177"><text:span text:style-name="T7"/></text:p>
      <text:p text:style-name="P124"><text:soft-page-break/><text:span text:style-name="T11">V.VII</text:span></text:p>
      <text:p text:style-name="P99"><text:span text:style-name="T1"/></text:p>
      <text:p text:style-name="P125"><text:span text:style-name="T1">I drank a cup of coffee, packed my bag and walked downtown to avlclub for a second coffee. I was sitting in the park when I heard jb call to me, who was heading to yachtclub way before they opened.</text:span></text:p>
      <text:p text:style-name="P125"><text:span text:style-name="T1"><text:s text:c="3"/>We played a game of chess outside avlclub and were soon joined by cait. She and I walked down Mushroom Lane, split a pill, went to mamacita’s, the co-op an art store, the parking garage and my house. She was a little unsure about having sex but eventually decided it was a good idea while we listened to khruangbin.</text:span></text:p>
      <text:p text:style-name="P125"><text:span text:style-name="T1"><text:s text:c="3"/>She went home while I finished off. I was getting late to pick alyse up, but also right on time. We went to the shed, ate pizza in the yard, played through the set twice and departed. I went to the pattonave ingles and then ended up behind hannah on haywood.</text:span></text:p>
      <text:p text:style-name="P125"><text:span text:style-name="T1"><text:s text:c="3"/>I fell asleep texting with her and cait.</text:span></text:p>
      <text:p text:style-name="P125"><text:span text:style-name="T1"/></text:p>
      <text:p text:style-name="P125"><text:span text:style-name="T1">I forgot to mention hnow I had seen a very fine looking maddy rojas while sitting with jb. She was clearly on a date. After cait left, I noticed I had her number and texted her asking if she’d like to go on one with me, which we scheduled for thursday.</text:span></text:p>
      <text:p text:style-name="P125"><text:span text:style-name="T1"/></text:p>
      <text:p text:style-name="P126"><text:span text:style-name="T9">V.X</text:span></text:p>
      <text:p text:style-name="P126"><text:span text:style-name="T1"/></text:p>
      <text:p text:style-name="P126"><text:span text:style-name="T1">woke, made coffee, listened to two nursecat songs and wrote in my journal.</text:span></text:p>
      <text:p text:style-name="P43"><text:span text:style-name="T7"/></text:p>
      <text:p text:style-name="P79"><text:span text:style-name="T6">. . .</text:span></text:p>
      <text:p text:style-name="P79"><text:span text:style-name="T7"/></text:p>
      <text:p text:style-name="P178"><text:span text:style-name="T9">I walked to middlemont for rehearsal with ryan and tina, then got a group text from dulci saying she, alyse and becca had been asked to sing w/ drdog. I </text:span><text:soft-page-break/><text:span text:style-name="T9">walked to aldi, izzy’s and home while obsessing over my desire to be invited to somehow tag along.</text:span></text:p>
      <text:p text:style-name="P178"><text:span text:style-name="T9"><text:s text:c="3"/>I listened to night four of the sanfransisco album and fell asleep for a couple hours, dreaming of farting around scott’s house with him, kevin &amp; leann.</text:span></text:p>
      <text:p text:style-name="P178"><text:span text:style-name="T9"><text:s text:c="3"/>I made an overly toasted bagel and rotted in bed until it was time to walk to Odd for the sungoblin show. I enjoyed watching bands I wouldn’t normally see, but started getting tired ruing their set, especially once hannah group-texted about the Aurora borialis.</text:span></text:p>
      <text:p text:style-name="P178"><text:span text:style-name="T9"><text:s text:c="3"/>I couldn’t see it on my cold walk home. I texted her to say as much, and she eventually responded, “I saw it only briefly.”</text:span></text:p>
      <text:p text:style-name="P178"><text:span text:style-name="T9"/></text:p>
      <text:p text:style-name="P127"><text:span text:style-name="T9">V.XI</text:span></text:p>
      <text:p text:style-name="P127"><text:span text:style-name="T1"/></text:p>
      <text:p text:style-name="P128"><text:span text:style-name="T1">I woke at 7 feeling lonely and depressed. I slept til noon, dreaming of things I need to move to scott’s house. He had said today was a good day for that, but did not respond when I asked about noon.</text:span></text:p>
      <text:p text:style-name="P128"><text:span text:style-name="T1"><text:s text:c="3"/>I reluctantly made a coffee, started responding to texts from the day before, got back into bed and wrote in my journal.</text:span></text:p>
      <text:p text:style-name="P128"><text:span text:style-name="T1"/></text:p>
      <text:p text:style-name="P128"><text:span text:style-name="T1">Today marks 10 weeks of no drinking. I wish I felt more accomplished. I at least have the insight of knowing I would have gotten wasted last night and blamed my low feelings on the alcohol.</text:span></text:p>
      <text:p text:style-name="P128"><text:span text:style-name="T1"><text:s text:c="3"/>I am loosening my grip on things but it is very painful. I guess I am grateful no one has to watch me be this miserable. I would probably lie to them about how I am feeling and what I did all day — at least two years ago. </text:span><text:span text:style-name="T3">I told scott I would just bring stuff on sunday and went up to the brewpump, where I got surrounded by the aggressively boring </text:span><text:soft-page-break/><text:span text:style-name="T3">conversation of travis, case, brian and not-boring-but-oddly-softspoken Grant.</text:span></text:p>
      <text:p text:style-name="P128"><text:span text:style-name="T3"><text:s text:c="3"/>I texted hannah asking if we could throw the firesbee some time and she said that would be nice and that she would come to the Honeycutters greagle show, so I finally felt like eating and bathing.</text:span></text:p>
      <text:p text:style-name="P128"><text:span text:style-name="T3"><text:s text:c="3"/>We ended up walking up to the venue at the same time, ordering food, waiting outside. We had a awkward interaction with some guy, and when he walked away, she said:</text:span></text:p>
      <text:p text:style-name="P128"><text:span text:style-name="T3"><text:s text:c="3"/>“He broke my friend’s heart. He brought up some stuff in her that she needed to work on, and maybe anyone would have, but he was uniquely suited.”</text:span></text:p>
      <text:p text:style-name="P128"><text:span text:style-name="T3"><text:s text:c="3"/>“Yeah, that seems to be who we’re attracted to.”</text:span></text:p>
      <text:p text:style-name="P128"><text:span text:style-name="T3"><text:s text:c="3"/>“I’m sorry…”</text:span></text:p>
      <text:p text:style-name="P128"><text:span text:style-name="T3"><text:s text:c="3"/>“Oh, I wasn’t trying to be specific.” I was staring up at the tv screen. “That just seems to be going around, or what humans do in general.”</text:span></text:p>
      <text:p text:style-name="P128"><text:span text:style-name="T3"><text:s text:c="3"/>We ate, sat in the back row, had a great time hollering, were joined by alyse and loitered around after the show. We tried to find the Aurora Borialis outside afterwards but could not see it. I may have missed an opportunity to kiss her even if she didn’t 100% want me to.</text:span></text:p>
      <text:p text:style-name="P128"><text:span text:style-name="T3"><text:s text:c="3"/>She gave me a ride to my car. I followed her partway home. I fell asleep.</text:span></text:p>
      <text:p text:style-name="P80"><text:span text:style-name="T7"/></text:p>
      <text:p text:style-name="P129"><text:span text:style-name="T9">V.XII</text:span></text:p>
      <text:p text:style-name="P129"><text:span text:style-name="T1"/></text:p>
      <text:p text:style-name="P129"><text:span text:style-name="T1">Woke at 930, made coffee, packed drums, drove down to sierranevada, set up and sat in the sun. ryan was over an hour late so sound check bled into food time. Kim furstenberg pestered me through my whole meal.</text:span></text:p>
      <text:p text:style-name="P129"><text:span text:style-name="T1"><text:s text:c="3"/>The set was sloppy due to the hymanbergs not caring at all. I stared feeling heartbroken towards the break and then got further pestered by kim, who </text:span><text:soft-page-break/><text:span text:style-name="T1">was grabbing me by the arm and demanding to know me. Melissa had told her I was like a cat, so I swatted and hissed at her and told her she would have to keep trying.</text:span></text:p>
      <text:p text:style-name="P129"><text:span text:style-name="T1"><text:s text:c="3"/>Second set was a drag, but I loaded out quickly. I drove home, traded vehicles, drove to the shed, unloaded gear and sat around miserable while kevin and alyse tracked parts to a horror movie credit song produced by scott and written by greg.</text:span></text:p>
      <text:p text:style-name="P129"><text:span text:style-name="T1"><text:s text:c="3"/>Greg eventually came back with popsicles, and I recorded a sick part on the bomba. We called it a wrap at midnight. I had texted hannah to see how her day was, but she gave me the bare minimum, truly.</text:span></text:p>
      <text:p text:style-name="P129"><text:span text:style-name="T1"><text:s text:c="3"/>I drove home, ate cold burrito/popsicle and actually slept soundly.</text:span></text:p>
      <text:p text:style-name="P129"><text:span text:style-name="T1"/></text:p>
      <text:p text:style-name="P129"><text:span text:style-name="T9">V.XIII</text:span></text:p>
      <text:p text:style-name="P178"><text:span text:style-name="T9"/></text:p>
      <text:p text:style-name="P179"><text:span text:style-name="T9">I woke feeling miserable again, made coffee and wrote in my journal.</text:span></text:p>
      <text:p text:style-name="P179"><text:span text:style-name="T9"/></text:p>
      <text:p text:style-name="P179"><text:span text:style-name="T9">It has been nearly three months of believing hannah and I would be good for eo but accepting that she is not willing to try. Today is not my first time sitting with the reality that she could not give me what I needed even if she </text:span><text:span text:style-name="T20">was</text:span><text:span text:style-name="T11"> willing to try. Who could? I </text:span><text:span text:style-name="T20">know</text:span><text:span text:style-name="T11"> I’m not too much, but the whole world seems so unwilling to step outside their fortress. Am I that way? Not with hannah, I havent been, but this is a rare moment, and I suppose that’s what love is really created on.</text:span></text:p>
      <text:p text:style-name="P44"><text:span text:style-name="T7"/></text:p>
      <text:p text:style-name="P81"><text:span text:style-name="T6">. . .</text:span></text:p>
      <text:p text:style-name="P81"><text:span text:style-name="T7"/></text:p>
      <text:p text:style-name="P180"><text:span text:style-name="T11">I drove to cait’s and recognized she was about four seconds away from having a shitty attitude. We rode </text:span><text:soft-page-break/><text:span text:style-name="T11">to mizu, had a delicious lunch under the flourescent lights, listened to Echo and parted ways.</text:span></text:p>
      <text:p text:style-name="P180"><text:span text:style-name="T11"><text:s text:c="3"/>Before that, I had texted hannay saying she was important to me; I knew navigating our friendship was difficult but I was proud of us for trying. She agreed and returned the sentiment, said she and goldie were listening to cinderella and observing the cats.</text:span></text:p>
      <text:p text:style-name="P180"><text:span text:style-name="T11"><text:s text:c="3"/>Two hours later, she was wondering if she had missed something. I said no; I had just been struggling lately, and that felt like a way of sharing my feelings without pressuring her to do the same. She said she knew it has been hard on me but didn’t know what to do.</text:span></text:p>
      <text:p text:style-name="P180"><text:span text:style-name="T11"><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span></text:p>
      <text:p text:style-name="P180"><text:span text:style-name="T11"><text:s text:c="3"/>I wrung out every last feeling I had, acknowledging that I was entering into the painful acceptance phase as opposed to what I thought we could have, that I had been dating as well.</text:span></text:p>
      <text:p text:style-name="P180"><text:span text:style-name="T11"><text:s text:c="3"/></text:span><text:span text:style-name="T12">She said she couldn’t process any more in the moment and that she would focus on hanging out where we already overlap — like openfolk and band practice.</text:span></text:p>
      <text:p text:style-name="P180"><text:span text:style-name="T12"><text:s text:c="3"/>I said I was going to pick up a cute tvvcr and she agreed it was cute.</text:span></text:p>
      <text:p text:style-name="P180"><text:span text:style-name="T12"><text:s text:c="3"/>I drove to the secu on hendersonville Rd., but the guy said he was reconsidering the price and his wife was taking over the sale. Instead, I drove to scott’s house where he, kev and I worked on a song until one in the morning.</text:span></text:p>
      <text:p text:style-name="P180"><text:soft-page-break/><text:span text:style-name="T12"><text:s text:c="3"/>I came home and made peas n’ noodles from the Shin ramen I had bought from yzmarket with cait.</text:span></text:p>
      <text:p text:style-name="P180"><text:span text:style-name="T12"/></text:p>
      <text:p text:style-name="P130"><text:span text:style-name="T11">V.XIV</text:span></text:p>
      <text:p text:style-name="P130"><text:span text:style-name="T11"/></text:p>
      <text:p text:style-name="P181"><text:span text:style-name="T11">I woke </text:span><text:span text:style-name="T13">t</text:span><text:span text:style-name="T11">o a dreary day, feeling </text:span><text:span text:style-name="T14">as unattached as I had since I dumped all my feelings onto hannah. I thought about walking downtown, but it was rainy and I couldn’t decide on footwear, so I made a coffee and then wrote in my journal.</text:span></text:p>
      <text:p text:style-name="P181"><text:span text:style-name="T14"/></text:p>
      <text:p text:style-name="P182"><text:span text:style-name="T11">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span></text:p>
      <text:p text:style-name="P182"><text:span text:style-name="T11"><text:s text:c="3"/>So be it. I will hang out with scott until the early morning exploring what is possible beyond the limits of the rehearsal/gig dynamic that so many of my bands are now limited to.</text:span></text:p>
      <text:p text:style-name="P45"><text:span text:style-name="T7"/></text:p>
      <text:p text:style-name="P82"><text:span text:style-name="T6">. . .</text:span></text:p>
      <text:p text:style-name="P82"><text:span text:style-name="T7"/></text:p>
      <text:p text:style-name="P182"><text:span text:style-name="T11">I decided a walk was critical, so I head out the door and walked to battlecat, where I drank an americano in the rain and sat between someone who would have never stopped loudly talking about crypto and someone who wanted to talk to me about how enlightened she was for not believing in security.</text:span></text:p>
      <text:p text:style-name="P182"><text:span text:style-name="T11"><text:s text:c="3"/>I walked downtown, started chewing on a mushroom stem, gave half to a guy who looked like he needed it and sat under a tree in the park.</text:span></text:p>
      <text:p text:style-name="P182"><text:span text:style-name="T11"/></text:p>
      <text:p text:style-name="P182"><text:soft-page-break/><text:span text:style-name="T11">Before that, as I was about to pass over a bridge, I realized I was feeling no attachment t</text:span><text:span text:style-name="T16">o </text:span><text:span text:style-name="T11">hannah, which was nice on its own, but more interestingly, no attachment to anything for the first time in my life. I’m not sure how true that was.</text:span></text:p>
      <text:p text:style-name="P182"><text:span text:style-name="T11"/></text:p>
      <text:p text:style-name="P182"><text:span text:style-name="T11">I got up from under the tree and found highfive coffee. Nothing interested me, so I used the restroom, walked next door to thevault, ordered a $6 athletc, put it in my cup and went back to the park. I sat in the sun until my beer was empty and went up to the library. I didn’t like who I had seen working at avlclub, so I sat on a bench and listened to a schizophrenic girl talk to an imaginary friend about a tear salesman until 5PM.</text:span></text:p>
      <text:p text:style-name="P182"><text:span text:style-name="T11"><text:s text:c="3"/>I still didn’t like the new avl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span></text:p>
      <text:p text:style-name="P182"><text:span text:style-name="T11"><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span></text:p>
      <text:p text:style-name="P182"><text:span text:style-name="T11"><text:s text:c="3"/>I walked to the brewpump, ordered a burger, and a <text:s/>song about </text:span><text:span text:style-name="T20">Where the Wild Things Are</text:span><text:span text:style-name="T11"> cwas playing, which hannah had checked out while we were riding down to columbia, so I sent her a DM saying I hoped her soft opening was fun and easy and that I thought that </text:span><text:span text:style-name="T15">info was worth reporting.</text:span></text:p>
      <text:p text:style-name="P182"><text:span text:style-name="T15"><text:s text:c="3"/>I ate my burger, walked home and laid on the couch. I thought about how lonely I was and whether </text:span><text:soft-page-break/><text:span text:style-name="T15">anyone could ever save me from that. Hannah had written back saying work was crazy and asking how the </text:span><text:span text:style-name="T16">P</text:span><text:span text:style-name="T15">ump was. I said I was at the house listening to the birds. She asked what they were talking about and I said they thought it was a long day; only the crickets were singing now.</text:span></text:p>
      <text:p text:style-name="P182"><text:span text:style-name="T15"><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span></text:p>
      <text:p text:style-name="P182"><text:span text:style-name="T15"/></text:p>
      <text:p text:style-name="P131"><text:span text:style-name="T11">V.XV</text:span></text:p>
      <text:p text:style-name="P131"><text:span text:style-name="T6"/></text:p>
      <text:p text:style-name="P132"><text:span text:style-name="T6">I woke at nine and decided I would follow an impu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folk tonight. The alternative of dulci rehearsal sounds like a real drag. I am somewhat excited to see what a day of dilligently doing nothing brings, however I should also be realistic since I had three cups yesterday and, if a headache approaches, have one delicious cup.</text:span></text:p>
      <text:p text:style-name="P132"><text:span text:style-name="T6"/></text:p>
      <text:p text:style-name="P195"><text:span text:style-name="T22"><text:s text:c="3"/>We tire from hearing the sky full of feelings</text:span></text:p>
      <text:p text:style-name="P195"><text:span text:style-name="T22"><text:s text:c="3"/>Tweeting them all ain’t too nice</text:span></text:p>
      <text:p text:style-name="P195"><text:span text:style-name="T22"><text:s text:c="3"/>that’s why we’re quietest during the daylight</text:span></text:p>
      <text:p text:style-name="P195"><text:span text:style-name="T22"><text:s text:c="3"/>And keep it to one song a night</text:span></text:p>
      <text:p text:style-name="P195"><text:span text:style-name="T22"/></text:p>
      <text:p text:style-name="P195"><text:soft-page-break/><text:span text:style-name="T22"><text:s text:c="3"/>Busy with hopping and chirping and perching</text:span></text:p>
      <text:p text:style-name="P195"><text:span text:style-name="T22"><text:s text:c="3"/>Our friends they have so much to say</text:span></text:p>
      <text:p text:style-name="P195"><text:span text:style-name="T22"><text:s text:c="3"/>And so we play lonesome songs only by nightfall</text:span></text:p>
      <text:p text:style-name="P195"><text:span text:style-name="T22"><text:s text:c="3"/>Leaving space for the birds in the day.</text:span></text:p>
      <text:p text:style-name="P46"><text:span text:style-name="T7"/></text:p>
      <text:p text:style-name="P83"><text:span text:style-name="T6">. . .</text:span></text:p>
      <text:p text:style-name="P83"><text:span text:style-name="T7"/></text:p>
      <text:p text:style-name="P196"><text:span text:style-name="T11">I laid on the couch til 1230, walked down to kev’s let out charx,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span></text:p>
      <text:p text:style-name="P196"><text:span text:style-name="T11"><text:s text:c="3"/>I everntually got frustrated and decided to make food while writing in my journal.</text:span></text:p>
      <text:p text:style-name="P46"><text:span text:style-name="T7"/></text:p>
      <text:p text:style-name="P83"><text:span text:style-name="T6">. . .</text:span></text:p>
      <text:p text:style-name="P83"><text:span text:style-name="T7"/></text:p>
      <text:p text:style-name="P196"><text:span text:style-name="T11">I dilly dallied until it was time to leave on foot, and started an overly dramatic conflicted text to hannah, poetic even:</text:span></text:p>
      <text:p text:style-name="P196"><text:span text:style-name="T11"/></text:p>
      <text:p text:style-name="P196"><text:span text:style-name="T11"><text:s text:c="3"/></text:span><text:span text:style-name="T23">Hey, how’s your day?</text:span></text:p>
      <text:p text:style-name="P196"><text:span text:style-name="T23"><text:s text:c="3"/>Are you going to openfolk tonight?</text:span></text:p>
      <text:p text:style-name="P196"><text:span text:style-name="T23"><text:s text:c="3"/>I wish I could</text:span></text:p>
      <text:p text:style-name="P196"><text:span text:style-name="T23"><text:s text:c="3"/>But we are learning Diva tunes at kevin’s.</text:span></text:p>
      <text:p text:style-name="P196"><text:span text:style-name="T11"/></text:p>
      <text:p text:style-name="P196"><text:span text:style-name="T11">She texted me one minute later saying she was about to text me about this, but when I said I could get out of rehearsal, she changed her mind.</text:span></text:p>
      <text:p text:style-name="P196"><text:span text:style-name="T11"><text:s text:c="3"/>I walked back home and drove to rehearsal. I was miserable and melissa showed up with an annoying look on her face + a distracting vibe. We learned three songs in 2.5 hours and confirmed she had put zero thought into how we would get to our Moon &amp; You </text:span><text:soft-page-break/><text:span text:style-name="T11">gig or where her child would go. I also booked a lazoom gig.</text:span></text:p>
      <text:p text:style-name="P196"><text:span text:style-name="T11"><text:s text:c="3"/>When I got home, I told hannah I would be free for next week, but she was scheduled to work. We talked about how the days at Haiku are numbered and she offered that we could throw frisbee on friday. I apologized for unloading so many emotions and she appreciated that.</text:span></text:p>
      <text:p text:style-name="P196"><text:span text:style-name="T11"><text:s text:c="3"/>I see now she wasn’t originally specific about friday but offered generalized frisbee for a consolation for not overlapping at openfolk … ai yai yai, her brain. I felt better about life, though. I showed her my HGTR frisbee and fell asleep. </text:span></text:p>
      <text:p text:style-name="P99"><text:span text:style-name="T1"/></text:p>
      <text:p text:style-name="P133"><text:span text:style-name="T1">One of the struggles from practice was the lyrical content of Don’t Speak. It did feel a lot like I was losing my best friend, which I know is a flag for codependency, but it makes me wonder: who is her best friend? She rarely mentions anyone without an eye roll. I’m sure I get one </text:span><text:span text:style-name="T4">too.</text:span></text:p>
      <text:p text:style-name="P133"><text:span text:style-name="T4"/></text:p>
      <text:p text:style-name="P134"><text:span text:style-name="T9">V.XVI</text:span></text:p>
      <text:p text:style-name="P134"><text:span text:style-name="T1"/></text:p>
      <text:p text:style-name="P134"><text:span text:style-name="T1">I took a niiiiice nap, got a call from hannah about scheduling, drove to olde london Rd., ate a burger special, came home, looked at my phone, ate a popsicle, packed my drums, groomed, drank the tiniest bit of espresso and wrote in my journal.</text:span></text:p>
      <text:p text:style-name="P47"><text:span text:style-name="T7"/></text:p>
      <text:p text:style-name="P84"><text:span text:style-name="T6">. . .</text:span></text:p>
      <text:p text:style-name="P84"><text:span text:style-name="T7"/></text:p>
      <text:p text:style-name="P183"><text:span text:style-name="T9">I drove down to middlemont and laid in a hammock until ryan came outside. After loading stuff into the Element, he and I rode in the convertible to sprucepine. We set up gear in a pocket park; I drank an espresso while waiting for melissa to arrive.</text:span></text:p>
      <text:p text:style-name="P183"><text:soft-page-break/><text:span text:style-name="T9"><text:s text:c="3"/>It took a while, but I eventually found a heinekin 0. we played two sets, the first on distorted speakers. I drove back to avl, got an athletc from the countryclub, went across the street to ingles, bought a notebook, got another beer and wrote some lyrics.</text:span></text:p>
      <text:p text:style-name="P183"><text:span text:style-name="T9"><text:s text:c="3"/>I went home, figured out the web-based DAW bandlab and worked on </text:span><text:span text:style-name="T20">Make an Album</text:span><text:span text:style-name="T11"> til 2AM.</text:span></text:p>
      <text:p text:style-name="P183"><text:span text:style-name="T11"/></text:p>
      <text:p text:style-name="P134"><text:span text:style-name="T11">V.XVII</text:span></text:p>
      <text:p text:style-name="P134"><text:span text:style-name="T6"/></text:p>
      <text:p text:style-name="P135"><text:span text:style-name="T6">I woke, looked at my phone, messed around with bandlab on the hog and wrote in my journal.</text:span></text:p>
      <text:p text:style-name="P48"><text:span text:style-name="T7"/></text:p>
      <text:p text:style-name="P85"><text:span text:style-name="T6">. . .</text:span></text:p>
      <text:p text:style-name="P85"><text:span text:style-name="T7"/></text:p>
      <text:p text:style-name="P184"><text:span text:style-name="T9">I walked to the bank, got a $100 bill for the basement and sat in the park. I walked back west and sat at battlecat with an americano for ages. I walked home and then drove to hannah’s house. We ate chicken tendies, then walked to dobra for boba + snacks.</text:span></text:p>
      <text:p text:style-name="P184"><text:span text:style-name="T9"><text:s text:c="3"/>We swung by a plant library for a tomato start, went back to her house and threw the frisbee for 10 minutes. I drove to middlemont, where we (ryan, melissa, dulci and Max) rehearsed for a couple hours and then drove home.</text:span></text:p>
      <text:p text:style-name="P184"><text:span text:style-name="T9"><text:s text:c="3"/>I asked hannah how her cake had turned out and apparently she had botched the icing. I was slightly surprised when she agreed to let me trade a fresh box delivery for an xlr cable. I also got her grapes + cheezits, grapes and peas for myself.</text:span></text:p>
      <text:p text:style-name="P184"><text:span text:style-name="T9"><text:s text:c="3"/>We hung in the kitchen and on the stoop with her roommate. I realize now how calculated that may have been, but she </text:span><text:span text:style-name="T20">is</text:span><text:span text:style-name="T11"> always over there. I went home, checked my new mic setup and soon went to bed.</text:span></text:p>
      <text:p text:style-name="P184"><text:span text:style-name="T11"/></text:p>
      <text:p text:style-name="P135"><text:soft-page-break/><text:span text:style-name="T11">V.XVIII</text:span></text:p>
      <text:p text:style-name="P135"><text:span text:style-name="T6"/></text:p>
      <text:p text:style-name="P135"><text:span text:style-name="T6">I slept a little late for my date with maddy and so hoofed it straight downtown. She was at a plant sale where gary/juan used to work, so I met her there. We walked to themed, reserved a table, went to Malaprops, slightly awkwardly, then back to themed.</text:span></text:p>
      <text:p text:style-name="P135"><text:span text:style-name="T6"><text:s text:c="3"/>We had a fun &amp; yummy brunch, then walked to her apartment to drop off her leftovers. She had me wait in the yard. I said I had about an hour left to kill but couldn’t think of anything to do. I was surprised and delighted when she suggested a walk to West avl.</text:span></text:p>
      <text:p text:style-name="P135"><text:span text:style-name="T6"><text:s text:c="3"/>We walked to my house with a stop at the bottleshop for a fruited sour and a pee break at the greyeagle. We hung in the back garden where she declined my invitation to make out. I drove her home, went to ryan’s, then to the wagbar.</text:span></text:p>
      <text:p text:style-name="P184"><text:span text:style-name="T11"><text:s text:c="3"/>I went to the etherjam after that, then home, where I chatted with maddy and hannah. I fell asleep just before midnight.</text:span></text:p>
      <text:p text:style-name="P135"><text:span text:style-name="T6"/></text:p>
      <text:p text:style-name="P135"><text:span text:style-name="T6"/></text:p>
      <text:p text:style-name="P135"><text:span text:style-name="T11">V.XIX</text:span></text:p>
      <text:p text:style-name="P135"><text:span text:style-name="T11"/></text:p>
      <text:p text:style-name="P184"><text:span text:style-name="T11">I woke, ate a banana, took trash out of my room and wrote in my journal.</text:span></text:p>
      <text:p text:style-name="P48"><text:span text:style-name="T7"/></text:p>
      <text:p text:style-name="P85"><text:span text:style-name="T6">. . .</text:span></text:p>
      <text:p text:style-name="P85"><text:span text:style-name="T7"/></text:p>
      <text:p text:style-name="P184"><text:span text:style-name="T11">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span></text:p>
      <text:p text:style-name="P48"><text:soft-page-break/><text:span text:style-name="T7"/></text:p>
      <text:p text:style-name="P85"><text:span text:style-name="T6">. . .</text:span></text:p>
      <text:p text:style-name="P85"><text:span text:style-name="T7"/></text:p>
      <text:p text:style-name="P184"><text:span text:style-name="T11">I started to walk downtown and she invited me to her house. I said hi to Sierra and got a double espresso, then went to highfive and ran into jacob. Maddy and I sat on the floor and talked about our traumas until we decided to eat some fivepoints.</text:span></text:p>
      <text:p text:style-name="P184"><text:span text:style-name="T11"><text:s text:c="3"/>We stopped by her house and decided to do creative things at my house. We stopped at the montford for the view, but the service was not happening, so we left. We walked in the rain to the brewpump, where she got a tallboy and I got a sixpack of trailpass.</text:span></text:p>
      <text:p text:style-name="P184"><text:span text:style-name="T11"><text:s text:c="3"/>We came to the house, listened to music for a while, kissed a little and then walked back to the pump, sat on the swing. We listened to drunken stories from tim, came home, made a zine, ate peas n’ noodles, watched disney’s robinhood, laid down in the master bedroom and had sex.</text:span></text:p>
      <text:p text:style-name="P184"><text:span text:style-name="T11"/></text:p>
      <text:p text:style-name="P135"><text:span text:style-name="T11">V.XX</text:span></text:p>
      <text:p text:style-name="P135"><text:span text:style-name="T6"/></text:p>
      <text:p text:style-name="P135"><text:span text:style-name="T6">We woke, got dressed, ate popsicles and rode to maddy’s house. I drove to aldi after that for peas &amp; grapes, went home and actually started working on travis’ keyboards.</text:span></text:p>
      <text:p text:style-name="P135"><text:span text:style-name="T6"><text:s text:c="3"/>I got the schematics mostly finished, ate a banana and wrote in my journal.</text:span></text:p>
      <text:p text:style-name="P48"><text:span text:style-name="T7"/></text:p>
      <text:p text:style-name="P85"><text:span text:style-name="T6">. . .</text:span></text:p>
      <text:p text:style-name="P85"><text:span text:style-name="T7"/></text:p>
      <text:p text:style-name="P184"><text:span text:style-name="T11">I did notg but work on pcbs all day. I accomplished a lot and fell asleep by early nightfall.</text:span></text:p>
      <text:p text:style-name="P184"><text:span text:style-name="T11"/></text:p>
      <text:p text:style-name="P135"><text:span text:style-name="T11">V.XXI</text:span></text:p>
      <text:p text:style-name="P135"><text:span text:style-name="T6"/></text:p>
      <text:p text:style-name="P135"><text:soft-page-break/><text:span text:style-name="T6">I woke, routed a jst, incorporated a couple edge cuts, put the files in a public repo and sent a message to travis. I walked to aldi, then izzy’s, then odd’s after sitting in front of the library.</text:span></text:p>
      <text:p text:style-name="P135"><text:span text:style-name="T6"><text:s text:c="3"/>I got a call from cait, wanting a ride to the store. I realized after hanging up she must be drunk. I drank a trailpass on her porch, ate some mushies and some burnt nuggets.</text:span></text:p>
      <text:p text:style-name="P135"><text:span text:style-name="T6"><text:s text:c="3"/>We eventually picked up a Barbie friend from the library and checked out the river spot by the nature center. Cait did not last long, ordered ramen for us and we headed home. We ate it with a surprise visit from elana and then cuddled for 15 minutes.</text:span></text:p>
      <text:p text:style-name="P135"><text:span text:style-name="T6"><text:s text:c="3"/>I went to kev’s house, where we worked on pinkponyclub, ariana grande, Cranberries x2 and goldengirls. I drove home and felt dirty/tired. I probably fell asleep kinda early and had really cool dreams.</text:span></text:p>
      <text:p text:style-name="P135"><text:span text:style-name="T6"/></text:p>
      <text:p text:style-name="P135"><text:span text:style-name="T11">V.XXII</text:span></text:p>
      <text:p text:style-name="P135"><text:span text:style-name="T6"/></text:p>
      <text:p text:style-name="P136"><text:span text:style-name="T6">I ate some fruit, walked downtown, got a coffee from highfive, drank it in the park, repeated, walked the wrong way to Wasabi, saw eden, who suggested we get a beer, ate two sushi rolls, had a pee at the greagle, an athletc at Wedge, got offered an apple by my new friend James at the bust stop who had enthusiastically declined my mushroom offer, went to countryclub, ordered an athletic, drank some w/ jesse, walked to thepump until brian and travis started boring me, walked home, started making peas + noodles and wrote in my journal.</text:span></text:p>
      <text:p text:style-name="P49"><text:span text:style-name="T7"/></text:p>
      <text:p text:style-name="P86"><text:span text:style-name="T6">. . .</text:span></text:p>
      <text:p text:style-name="P86"><text:span text:style-name="T7"/></text:p>
      <text:p text:style-name="P185"><text:soft-page-break/><text:span text:style-name="T11">I went to the first half of openfolk and ingles for grapes &amp; popsicles. I took a bath and was delighted to have a text from hannah. I slept hard.</text:span></text:p>
      <text:p text:style-name="P185"><text:span text:style-name="T11"/></text:p>
      <text:p text:style-name="P136"><text:span text:style-name="T11">V.XXIII</text:span></text:p>
      <text:p text:style-name="P136"><text:span text:style-name="T6"/></text:p>
      <text:p text:style-name="P136"><text:span text:style-name="T6">I woke and was looking at videos on my phone when a cat came up to my room. I folowed it downstairs, made a cup of coffee, put some gas in the car and drove to the wolflaurel community center for a 19” tvvcr combo. The drive and comty were bful.</text:span></text:p>
      <text:p text:style-name="P136"><text:span text:style-name="T6"><text:s text:c="3"/>I stopped at a cool-looking gas station on the way out and got a sausage biscuit with my last $5. I drove home, watched mysticpizza, made some noodles, texted w/ maddy, hannah, cait, lucy and wrote in my journal.</text:span></text:p>
      <text:p text:style-name="P49"><text:span text:style-name="T7"/></text:p>
      <text:p text:style-name="P86"><text:span text:style-name="T6">. . .</text:span></text:p>
      <text:p text:style-name="P86"><text:span text:style-name="T7"/></text:p>
      <text:p text:style-name="P185"><text:span text:style-name="T11">I watched Speed and a little bit of a peterrabbit movie after talking to maddy on the phone.</text:span></text:p>
      <text:p text:style-name="P185"><text:span text:style-name="T11"/></text:p>
      <text:p text:style-name="P136"><text:span text:style-name="T11">V.XXIV</text:span></text:p>
      <text:p text:style-name="P136"><text:span text:style-name="T6"/></text:p>
      <text:p text:style-name="P137"><text:span text:style-name="T6">I woke, drank a cup of coffee and drove to maddy’s work. We went to the arboritum, did a good bit of hiking and then shared a beet pizza at pizzamind.</text:span></text:p>
      <text:p text:style-name="P137"><text:span text:style-name="T6"><text:s text:c="3"/>We had drinks at botiwalla, went to ingles &amp; the market, back home, had sex and watched </text:span><text:span text:style-name="T19">You’ve Got Mail</text:span><text:span text:style-name="T6">. I drove her home after that, got a cortado from All Day Darling, swung by the brewpump, realized lamont should host a chess tournament, went home, ate some noodles, realized it was time to go to the airport, picked up erica, ate more noodles, watched half of </text:span><text:span text:style-name="T19">Jurassic Park</text:span><text:span text:style-name="T6">, a little bit of </text:span><text:span text:style-name="T19">Austin Powers</text:span><text:span text:style-name="T6"> and fell asleep.</text:span></text:p>
      <text:p text:style-name="P137"><text:span text:style-name="T6"/></text:p>
      <text:p text:style-name="P137"><text:soft-page-break/><text:span text:style-name="T11">V.XXV</text:span></text:p>
      <text:p text:style-name="P137"><text:span text:style-name="T6"/></text:p>
      <text:p text:style-name="P138"><text:span text:style-name="T6">I woke, made my bed, packed up my drums, made a cup of coffee and wrote in my journal.</text:span></text:p>
      <text:p text:style-name="P50"><text:span text:style-name="T7"/></text:p>
      <text:p text:style-name="P87"><text:span text:style-name="T6">. . .</text:span></text:p>
      <text:p text:style-name="P87"><text:span text:style-name="T7"/></text:p>
      <text:p text:style-name="P186"><text:span text:style-name="T11">I picked up maddy and we drove to the carlsandberg house in flatrock, walked some trails, wrote some notes, pet some goats. We had brunch at a fancy place nearby, she benedict and me a burger, shared — Campfire Grill.</text:span></text:p>
      <text:p text:style-name="P186"><text:span text:style-name="T11"><text:s text:c="3"/>We drove to saluda after that and had a great time meeting people in various galleries, eventually playing Scrabble at the saluda Inn, having a beer at the hidden little tavern, ice cream in the garden.</text:span></text:p>
      <text:p text:style-name="P186"><text:span text:style-name="T11"><text:s text:c="3"/>Melissa and she became besties immediately. We shared a salmon special and the band played a very fun set. We drove to the walmart in hendo where maddy bought a crosley and then zipped back up to avl listening to ABBA. I was getting a little cranky from driving.</text:span></text:p>
      <text:p text:style-name="P186"><text:span text:style-name="T11"><text:s text:c="3"/>We had sex and went to sleep on her two twin mattresses, side by side. I didn’t have enough blanket and was falling into the crack.</text:span></text:p>
      <text:p text:style-name="P186"><text:span text:style-name="T11"/></text:p>
      <text:p text:style-name="P138"><text:span text:style-name="T11">V.XXVI</text:span></text:p>
      <text:p text:style-name="P138"><text:span text:style-name="T6"/></text:p>
      <text:p text:style-name="P139"><text:span text:style-name="T6">I left around 745, got a coffee from battlecat — a latte — drove home, drank it in bed, walked to aldi feeling kind of nauseated. I napped until wyndham arrived and then had an awkward exchange with him and erica.</text:span></text:p>
      <text:p text:style-name="P139"><text:span text:style-name="T6"><text:s text:c="3"/>I drank another coffee, drove to the bojangles off exit 55, ate a cajun filet sandwich combo and then drank a heinekin 0 at the rootbar. I drove to the montevista Hotel where my new bestie chris, </text:span><text:soft-page-break/><text:span text:style-name="T6">taylorwatkins and I set up in a dining room and rocked out hard for taylor’s friends and one enthusiastic older couple. I ate a burger from the buffet.</text:span></text:p>
      <text:p text:style-name="P139"><text:span text:style-name="T6"><text:s text:c="3"/>I should have gone to the townpump or maybe to Matt &amp; Morgan’s dinosaur party w/ Cait. Instead, I went to maddy’s house where a punk jumped all over me, grabbing my neck, poking my belly button, putting her hands down my pants and demanding affirmations. We did have a nice walk to harristeeter for cheezits.</text:span></text:p>
      <text:p text:style-name="P139"><text:span text:style-name="T6"><text:s text:c="3"/>I left around 1230, came home, got in bed and enjoyed the rain.</text:span></text:p>
      <text:p text:style-name="P139"><text:span text:style-name="T6"/></text:p>
      <text:p text:style-name="P139"><text:span text:style-name="T11">V.XXVII</text:span></text:p>
      <text:p text:style-name="P139"><text:span text:style-name="T6"/></text:p>
      <text:p text:style-name="P140"><text:span text:style-name="T6">I slept til nearly 11, made a cup of coffee, listened to erica talk about her various flutes and wrote in my journal.</text:span></text:p>
      <text:p text:style-name="P51"><text:span text:style-name="T7"/></text:p>
      <text:p text:style-name="P88"><text:span text:style-name="T6">. . .</text:span></text:p>
      <text:p text:style-name="P88"><text:span text:style-name="T7"/></text:p>
      <text:p text:style-name="P187"><text:span text:style-name="T11">I laid in bed for a long time and eventually drove to Goodwill, where I purchased </text:span><text:span text:style-name="T20">Mission Impossible, Vanilla Sky, </text:span><text:span text:style-name="T11">and </text:span><text:span text:style-name="T20">Autumn in New York</text:span><text:span text:style-name="T11">. I drove home and walked up to kotakai, where I thumbed through a National Geographic while drinking a coffee.</text:span></text:p>
      <text:p text:style-name="P187"><text:span text:style-name="T11"><text:s text:c="3"/>I went to Orbit and bought </text:span><text:span text:style-name="T20">The Color Purple, Fallen, Pretty Woman, Conspiracy Theory</text:span><text:span text:style-name="T11"> and </text:span><text:span text:style-name="T20">Top Dog</text:span><text:span text:style-name="T11">. Hannah texted me saying she had tried eating only fruit, that she enjoyed it and was contemplating a walk, so I went down to her house, heard the tale about being caught in a storm while paddleboarding. We walked up to uj, thehop and parted ways. I walked home, tried to put on </text:span><text:span text:style-name="T20">The Color Purple</text:span><text:span text:style-name="T11">, couldn’t compete with my neighbor mowing the lawn, and so wrote in my journal.</text:span></text:p>
      <text:p text:style-name="P51"><text:soft-page-break/><text:span text:style-name="T7"/></text:p>
      <text:p text:style-name="P88"><text:span text:style-name="T6">. . .</text:span></text:p>
      <text:p text:style-name="P88"><text:span text:style-name="T7"/></text:p>
      <text:p text:style-name="P187"><text:span text:style-name="T11">I watched that and some of Manhattan. I think I fell asleep pretty early.</text:span></text:p>
      <text:p text:style-name="P187"><text:span text:style-name="T11"/></text:p>
      <text:p text:style-name="P140"><text:span text:style-name="T11">V.XXVIII</text:span></text:p>
      <text:p text:style-name="P140"><text:span text:style-name="T6"/></text:p>
      <text:p text:style-name="P141"><text:span text:style-name="T6">I woke to a wren in one of my clementine boxes. I set off for downtown but noticed the coffee shop where Urban Orchard used to be had opened up, so I had two there, walked back to ingles, met lucy, hung at the house for a few, then drove to Tunnel Rd. for joann’s, Goodwill &amp; Michaels.</text:span></text:p>
      <text:p text:style-name="P141"><text:span text:style-name="T6"><text:s text:c="3"/>I dropped her off at her car, drove to olr, talked to Cait on the phone, ate a burger, chatted with Grant, drove home and wrote in my journal.</text:span></text:p>
      <text:p text:style-name="P52"><text:span text:style-name="T7"/></text:p>
      <text:p text:style-name="P89"><text:span text:style-name="T6">. . .</text:span></text:p>
      <text:p text:style-name="P89"><text:span text:style-name="T7"/></text:p>
      <text:p text:style-name="P188"><text:span text:style-name="T11">I walked to the brewpump, stopped by cait’s, walked down to middlemont, set up my drums, hung in the hammocks w/ Ry, moved the drums to the porch and had rehearsal with he and hannah.</text:span></text:p>
      <text:p text:style-name="P188"><text:span text:style-name="T11"><text:s text:c="3"/>I rode with her up to ingles, bought cheezits, carried her tp and walked home, where I finished the box, ate a few grapes and fell asleep.</text:span></text:p>
      <text:p text:style-name="P188"><text:span text:style-name="T11"/></text:p>
      <text:p text:style-name="P141"><text:span text:style-name="T11">V.XXIX</text:span></text:p>
      <text:p text:style-name="P141"><text:span text:style-name="T6"/></text:p>
      <text:p text:style-name="P142"><text:span text:style-name="T6">I woke a few minutes before my 9:00 alarm, played wordle, looked at instagram, laid in my cocoon and eventually made a cup of coffee after packing up my rug and fancy blue shirt. I also wrote in my journal.</text:span></text:p>
      <text:p text:style-name="P53"><text:span text:style-name="T7"/></text:p>
      <text:p text:style-name="P90"><text:span text:style-name="T6">. . .</text:span></text:p>
      <text:p text:style-name="P90"><text:soft-page-break/><text:span text:style-name="T7"/></text:p>
      <text:p text:style-name="P189"><text:span text:style-name="T11">at noon, I drove down to cait’s house. We set off for bentcreek, but I was stricken with the idea of checking out ross Farm. Cait agreed with the idea, so I turned this car around.</text:span></text:p>
      <text:p text:style-name="P189"><text:span text:style-name="T11"><text:s text:c="3"/>The farm was truly amazing, several greenhouses full of all kinds of plants and even a couple ponds with ducks. I forgot to mention how we had first gone to izzy’s.</text:span></text:p>
      <text:p text:style-name="P189"><text:span text:style-name="T11"><text:s text:c="3"/>We dropped off our plants — I had bought a fern, — and drove to mamacita’s. We went to Sow True Seed and ACE Hardware after that, rearranged her patio furniture and parted ways.</text:span></text:p>
      <text:p text:style-name="P189"><text:span text:style-name="T11"><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span></text:p>
      <text:p text:style-name="P189"><text:span text:style-name="T11"><text:s text:c="3"/>I moved the drums back to the Mini and sped home.</text:span></text:p>
      <text:p text:style-name="P189"><text:span text:style-name="T11"/></text:p>
      <text:p text:style-name="P142"><text:span text:style-name="T11">V.XXX</text:span></text:p>
      <text:p text:style-name="P142"><text:span text:style-name="T6"/></text:p>
      <text:p text:style-name="P143"><text:span text:style-name="T6">I woke, walked downtown, got a coffee from highfive, walked to boldrock, got a burger w/ maddy, went to Books + News, bought a zine about Home Alone, went to the other highfive, hung in maddy’s front yard, walked back downtown to her work and started heading back west.</text:span></text:p>
      <text:p text:style-name="P143"><text:span text:style-name="T6"><text:s text:c="3"/>I texted hannah when I was near the greagle to see what she was up to, and we quickly made plans to hang out in RAD while she roller bladed. I got an athletc from wedg, jumped the fence by the hotels, met her by the dock. We went up and down the greenway, swung by her house for her laptop, went to </text:span><text:soft-page-break/><text:span text:style-name="T6">Whale for a couple Nas + fries while she did some work for lazoom.</text:span></text:p>
      <text:p text:style-name="P143"><text:span text:style-name="T6"><text:s text:c="3"/>We hugged by her car at desoto. She drove to tacobilly and I walked home. Alyse asked me if I could let out charlx the Dog, so I started walking down there and found a 13” tvvcr on olney.</text:span></text:p>
      <text:p text:style-name="P143"><text:span text:style-name="T6"><text:s text:c="3"/>I ran home, grabbed the ar, picked up the tv, drove to hendrix, let out charlx, took cait a donut, grabbed my fern, drove home and watchd the remainder of Manhattan on my new tv.</text:span></text:p>
      <text:p text:style-name="P143"><text:span text:style-name="T6"/></text:p>
      <text:p text:style-name="P143"><text:span text:style-name="T11">V.XXXI</text:span></text:p>
      <text:p text:style-name="P143"><text:span text:style-name="T6"/></text:p>
      <text:p text:style-name="P143"><text:span text:style-name="T6">I woke and calibrated my new universal remote between </text:span><text:span text:style-name="T19">Trains of Canada</text:span><text:span text:style-name="T6"> on the panasonic and </text:span><text:span text:style-name="T19">Top Dog</text:span><text:span text:style-name="T6"> on the jvc. Hannah asked if I could wait for a PA delivery at her house, so I started walking that way. She said I dnt need to be there til 1130, so I headed to kotakai.</text:span></text:p>
      <text:p text:style-name="P135"><text:span text:style-name="T6"><text:s text:c="3"/></text:span><text:span text:style-name="T8">The PA was delivered before she left, so I walked to aldi for grapes/bananas, went to Orbit, bought a Rugrats tape, went home, drove to Habitat Restore, bought two more tapes + a wooden box.</text:span></text:p>
      <text:p text:style-name="P143"><text:span text:style-name="T6"><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span></text:p>
      <text:p text:style-name="P143"><text:span text:style-name="T6"><text:s text:c="3"/>Hannah arrived, tended to Max, put him to sleep and walked the dogs. She gave me a ride to brewpump, where I correctly guessed maddy was waiting. We chatted with jb &amp; Grant, walked home, watched </text:span><text:span text:style-name="T19">Fern Gully</text:span><text:span text:style-name="T6"> ate noodles and fell asleep.</text:span></text:p>
      <text:p text:style-name="P143"><text:span text:style-name="T6"/></text:p>
      <text:p text:style-name="P143"><text:span text:style-name="T11">VI.I</text:span></text:p>
      <text:p text:style-name="P143"><text:span text:style-name="T6"/></text:p>
      <text:p text:style-name="P143"><text:soft-page-break/><text:span text:style-name="T6">woke at 630, drove maddy to the airport, went home for a minute, drove to hannah’s, packed her car, got lattes from starbucks, drove to statesville where she hosted a round of songwriters w/ dulci, laura and karla Causey. Dulci’s parents showed up to surprise.</text:span></text:p>
      <text:p text:style-name="P143"><text:span text:style-name="T6"><text:s text:c="3"/>We walked around the park, got food truck coffee, watched a bit of isaac hickerson, drove to chipotle, ate, drove to elkin, walked around the traildays festival, put our gear on the stage, set up, sound checked, played to no one, ate mexican food and drove home while she djed.</text:span></text:p>
      <text:p text:style-name="P143"><text:span text:style-name="T6"><text:s text:c="3"/>We unloaded the car, hugged sweetly, parted ways. I went straight to bed and dreamed of hanging in-and-outside of churches with pj, John &amp; Paul.</text:span></text:p>
      <text:p text:style-name="P143"><text:span text:style-name="T6"/></text:p>
      <text:p text:style-name="P144"><text:span text:style-name="T11">VI.II</text:span></text:p>
      <text:p text:style-name="P151"><text:span text:style-name="T9"/></text:p>
      <text:p text:style-name="P190"><text:span text:style-name="T9">woke at 9ish and watched </text:span><text:span text:style-name="T20">Trials of Life</text:span><text:span text:style-name="T11"> while drinking three coffees and writing in my journal</text:span><text:span text:style-name="T18">. . .</text:span><text:span text:style-name="T11">I watched </text:span><text:span text:style-name="T20">The Point</text:span><text:span text:style-name="T11"> while posting to IG about Vibes in the Valley and eating my leftover burrito. I also ordered the Fox dub of </text:span><text:span text:style-name="T20">Totoro</text:span><text:span text:style-name="T11"> from Ebay for $21 w/ shipping and started cooking some noodles.</text:span></text:p>
      <text:p text:style-name="P54"><text:span text:style-name="T7"/></text:p>
      <text:p text:style-name="P91"><text:span text:style-name="T6">. . .</text:span></text:p>
      <text:p text:style-name="P91"><text:span text:style-name="T7"/></text:p>
      <text:p text:style-name="P190"><text:span text:style-name="T11">I drove to the shed where we worked on the orangepeel set, which ended up being </text:span><text:span text:style-name="T20">Mountain Lion, Say Man</text:span><text:span text:style-name="T11"> wrapped inside </text:span><text:span text:style-name="T20">O’ Constellation</text:span><text:span text:style-name="T11"> followed by the cool bridge with a spoken word story over it, </text:span><text:span text:style-name="T20">The Humble Passenger</text:span><text:span text:style-name="T11">.</text:span></text:p>
      <text:p text:style-name="P190"><text:span text:style-name="T11"><text:s text:c="3"/>I went home and fell asleep without even turning on the light.</text:span></text:p>
      <text:p text:style-name="P190"><text:span text:style-name="T11"/></text:p>
      <text:p text:style-name="P145"><text:span text:style-name="T11">VI.III</text:span></text:p>
      <text:p text:style-name="P145"><text:soft-page-break/><text:span text:style-name="T6"/></text:p>
      <text:p text:style-name="P146"><text:span text:style-name="T6">I woke early, walked downtown thinking about what a liar I was. I got two coffees from highfive and drank them in the park. I walked home, printed set lists, went to the market, ate a breakfast burrito under the tree and walked down to kev’s.</text:span></text:p>
      <text:p text:style-name="P146"><text:span text:style-name="T6"><text:s text:c="3"/>We had rehearsal with him, evan and hannah. She and I got burgers from olr. She worked on her computer while I drank two na guinness. We parted ways after that and I looked at my phone until I fell asleep.</text:span></text:p>
      <text:p text:style-name="P146"><text:span text:style-name="T6"/></text:p>
      <text:p text:style-name="P146"><text:span text:style-name="T11">VI.IV</text:span></text:p>
      <text:p text:style-name="P146"><text:span text:style-name="T6"/></text:p>
      <text:p text:style-name="P146"><text:span text:style-name="T6">woke at 9 and went to kotakai. Hannah met me there and we walked to ingles, battlecat, tacobilly, Harvest and the bottleshop, hanging flyers along the way.</text:span></text:p>
      <text:p text:style-name="P146"><text:span text:style-name="T6"><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span></text:p>
      <text:p text:style-name="P146"><text:span text:style-name="T6"/></text:p>
      <text:p text:style-name="P146"><text:span text:style-name="T6">The biggest deterrent from playing is the $15, but I’ll probably spend it on food otherwise. I guess I’m hoping someone will reach out to me. I don’t really feel like eating alone. A walk seems nice as usual, but nothing has fully motivated me.</text:span></text:p>
      <text:p text:style-name="P146"><text:span text:style-name="T6"><text:s text:c="3"/>Noodles, weed and grinding in a tunnel seem like a fun option, very fun, but doing nothing and fasting might be the better move. I think there are feelings creeping in I should sit with.</text:span></text:p>
      <text:p text:style-name="P55"><text:span text:style-name="T7"/></text:p>
      <text:p text:style-name="P92"><text:span text:style-name="T6">. . .</text:span></text:p>
      <text:p text:style-name="P92"><text:span text:style-name="T7"/></text:p>
      <text:p text:style-name="P191"><text:soft-page-break/><text:span text:style-name="T11">I eventually did set </text:span><text:span text:style-name="T17">up my laptop, renew my WoW subscription and take one lap through the tunnel on my warrior. I signed off, laid on the bed. This was after I had made some food.</text:span></text:p>
      <text:p text:style-name="P191"><text:span text:style-name="T17"><text:s text:c="3"/>When it started getting dark, I watched </text:span><text:span text:style-name="T21">Vanilla Sky</text:span><text:span text:style-name="T17">. I texted hannah to ask how her head was doing. We had small conversation, and, eventually, at midnight, she thanked me for checking on her and asked if I was alright too. I spent 40 minutes in bed thinking of the perfect response. I didn’t want to make her deal with my lonliness, but didn’t want to seem like I wasnt thinking about her.</text:span></text:p>
      <text:p text:style-name="P191"><text:span text:style-name="T17"><text:s text:c="3"/>I said, “Yes. I’m glad we can look out for each other.”</text:span></text:p>
      <text:p text:style-name="P191"><text:span text:style-name="T17"/></text:p>
      <text:p text:style-name="P147"><text:span text:style-name="T11">VI.V</text:span></text:p>
      <text:p text:style-name="P147"><text:span text:style-name="T6"/></text:p>
      <text:p text:style-name="P148"><text:span text:style-name="T6">I woke around 9, procrastinated on responding to taylorwatkins. After I responded to a group thread about practice, hannah liked my message. Erica left at 10 and I made a cup of coffee, wrote in my journal. I’m feeling very lonely indeed.</text:span></text:p>
      <text:p text:style-name="P56"><text:span text:style-name="T7"/></text:p>
      <text:p text:style-name="P93"><text:span text:style-name="T6">. . .</text:span></text:p>
      <text:p text:style-name="P93"><text:span text:style-name="T7"/></text:p>
      <text:p text:style-name="P192"><text:span text:style-name="T11">I dealt with more seemingly urgent scheduling conflicts and drove down to middlemont for rehearsal with ryan, melissa, hannah &amp; maxx. We sat around and drank coffee for a bit afterwards, then parted ways.</text:span></text:p>
      <text:p text:style-name="P192"><text:span text:style-name="T11"><text:s text:c="3"/>Hannah knew I was feeling weird because she immediately texted asking if she had done something to make things weird.</text:span></text:p>
      <text:p text:style-name="P192"><text:span text:style-name="T11"><text:s text:c="3"/>I said I had been feeling lonely and sad the last couple days.</text:span></text:p>
      <text:p text:style-name="P192"><text:span text:style-name="T11"><text:s text:c="3"/>She said, “I’m sorry :(“ and started sending lots of reels. I made some plain noodles and started to feel better. I said, “Noodles and reels helped. I </text:span><text:soft-page-break/><text:span text:style-name="T11">know everything I have is enough and I never want to make my insecruties your problem.”</text:span></text:p>
      <text:p text:style-name="P192"><text:span text:style-name="T11"><text:s text:c="3"/>Frustratingly, she said, “Okay”</text:span></text:p>
      <text:p text:style-name="P192"><text:span text:style-name="T11"><text:s text:c="3"/>I drove to the shed where we had a fun runthrough and started packing up. It occurred to me that maybe I had been an asshole. It didn’t seem likely since she had been sending me memes, but I texted saying, “Wait, I hope I didn’t do something rude or hurtful.”</text:span></text:p>
      <text:p text:style-name="P192"><text:span text:style-name="T11"><text:s text:c="3"/>She said, “You didn’t! I am stressed today too and I am not managing it well</text:span></text:p>
      <text:p text:style-name="P192"><text:span text:style-name="T11"><text:s text:c="3"/>You have been notg but amazing”</text:span></text:p>
      <text:p text:style-name="P192"><text:span text:style-name="T11"><text:s text:c="3"/>I said, “Okay you too”</text:span></text:p>
      <text:p text:style-name="P192"><text:span text:style-name="T11"><text:s text:c="3"/>We drove to the orange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span></text:p>
      <text:p text:style-name="P192"><text:span text:style-name="T11"><text:s text:c="3"/>I realized my rug and throne had gone into the van, so I found scott and walked with him like four blocks to my car. I took a moment to appreciate how wonderfully surreal that is.</text:span></text:p>
      <text:p text:style-name="P192"><text:span text:style-name="T11"><text:s text:c="3"/>We waited around for pizza that never came and, once the show was over, parted ways. I fell asleep and dreamt of hanging with reckless girls.</text:span></text:p>
      <text:p text:style-name="P192"><text:span text:style-name="T11"/></text:p>
      <text:p text:style-name="P148"><text:span text:style-name="T11">VI.VI</text:span></text:p>
      <text:p text:style-name="P148"><text:span text:style-name="T6"/></text:p>
      <text:p text:style-name="P149"><text:span text:style-name="T6">today marks the release of the cheezit crunchwrap. I woke, drank a coffee, texted hannah saying to holler if she wanted a walky, went back to bed, loaded drums into my car, ate a banana and wrote in my journal</text:span><text:span text:style-name="T11">. . .</text:span><text:span text:style-name="T6">At 1130, I drove down to the grreagle </text:span><text:soft-page-break/><text:span text:style-name="T6">and loaded in my drums. I drove home, laid on the bed, looked at my phone, wrote in my journal and made a cup of coffee.</text:span></text:p>
      <text:p text:style-name="P57"><text:span text:style-name="T7"/></text:p>
      <text:p text:style-name="P94"><text:span text:style-name="T6">. . .</text:span></text:p>
      <text:p text:style-name="P94"><text:span text:style-name="T7"/></text:p>
      <text:p text:style-name="P193"><text:span text:style-name="T11">we played a fun show at the greagle after a thorough sound check with menagee, amanda and themoon &amp; You. I didn’t invite any friends and there was something nice about the lack of pressure to talk to anyone. I did wish hannah was there, though, and felt a bit lonely about it.</text:span></text:p>
      <text:p text:style-name="P193"><text:span text:style-name="T11"><text:s text:c="3"/>I drove home with the top down and went to sleep.</text:span></text:p>
      <text:p text:style-name="P193"><text:span text:style-name="T11"><text:s text:c="3"/>This must have been the day that my vhs copy of </text:span><text:span text:style-name="T20">Totoro</text:span><text:span text:style-name="T11"> arrived; I watched most of it.</text:span></text:p>
      <text:p text:style-name="P193"><text:span text:style-name="T11"/></text:p>
      <text:p text:style-name="P149"><text:span text:style-name="T11">VI.VII</text:span></text:p>
      <text:p text:style-name="P149"><text:span text:style-name="T6"/></text:p>
      <text:p text:style-name="P150"><text:span text:style-name="T6">I woke and made an upstairs espresso. Erica </text:span></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oft-page-break/><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51"><text:span text:style-name="T9"/></text:p>
      <text:p text:style-name="P194"><text:span text:style-name="T5"/></text:p>
      <text:p text:style-name="P194"><text:span text:style-name="T5"/></text:p>
      <text:p text:style-name="P194"><text:span text:style-name="T5"/></text:p>
      <text:p text:style-name="P194"><text:span text:style-name="T5"/></text:p>
      <text:p text:style-name="P194"><text:span text:style-name="T5"/></text:p>
      <text:p text:style-name="P194"><text:span text:style-name="T5"/></text:p>
      <text:p text:style-name="P194"><text:span text:style-name="T5"/></text:p>
      <text:p text:style-name="P194"><text:span text:style-name="T5"/></text:p>
      <text:p text:style-name="P194"><text:span text:style-name="T5"/></text:p>
      <text:p text:style-name="P194"><text:span text:style-name="T5"/></text:p>
      <text:p text:style-name="P194"><text:span text:style-name="T5"/></text:p>
      <text:p text:style-name="P194"><text:span text:style-name="T5"/></text:p>
      <text:p text:style-name="P194"><text:span text:style-name="T5"/></text:p>
      <text:p text:style-name="P194"><text:span text:style-name="T5"/></text:p>
      <text:p text:style-name="P194"><text:span text:style-name="T5"/></text:p>
      <text:p text:style-name="P194"><text:span text:style-name="T5"/></text:p>
      <text:p text:style-name="P194"><text:span text:style-name="T5"/></text:p>
      <text:p text:style-name="P194"><text:span text:style-name="T5"/></text:p>
      <text:p text:style-name="P194"><text:span text:style-name="T5"/></text:p>
      <text:p text:style-name="P194"><text:span text:style-name="T5"/></text:p>
      <text:p text:style-name="P194"><text:soft-page-break/><text:span text:style-name="T5"/></text:p>
      <text:p text:style-name="P194"><text:span text:style-name="T5"/></text:p>
      <text:p text:style-name="P194"><text:span text:style-name="T5"/></text:p>
      <text:p text:style-name="P194"><text:span text:style-name="T5"/></text:p>
      <text:p text:style-name="P194"><text:span text:style-name="T5"/></text:p>
      <text:p text:style-name="P194"><text:span text:style-name="T5"/></text:p>
      <text:p text:style-name="P194"><text:span text:style-name="T5"/></text:p>
      <text:p text:style-name="P194"><text:span text:style-name="T5"/></text:p>
      <text:p text:style-name="P194"><text:span text:style-name="T5"/></text:p>
      <text:p text:style-name="P194"><text:span text:style-name="T5"/></text:p>
      <text:p text:style-name="P194"><text:span text:style-name="T5"/></text:p>
      <text:p text:style-name="P194"><text:span text:style-name="T5"/></text:p>
      <text:p text:style-name="P194"><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6T16:51:34.100349978</dc:date>
    <meta:editing-duration>P3DT21H56M56S</meta:editing-duration>
    <meta:editing-cycles>122</meta:editing-cycles>
    <meta:generator>LibreOffice/7.3.7.2$Linux_X86_64 LibreOffice_project/30$Build-2</meta:generator>
    <meta:print-date>2024-07-05T12:59:59.066400396</meta:print-date>
    <meta:document-statistic meta:table-count="0" meta:image-count="0" meta:object-count="0" meta:page-count="71" meta:paragraph-count="592" meta:word-count="17689" meta:character-count="91937" meta:non-whitespace-character-count="74111"/>
  </office:meta>
</office:document-meta>
</file>